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958333333333334in"/>
    </style:style>
    <style:style style:name="co3" style:family="table-column">
      <style:table-column-properties fo:break-before="auto" style:column-width="3.3645833333333335in"/>
    </style:style>
    <style:style style:name="co4" style:family="table-column">
      <style:table-column-properties fo:break-before="auto" style:column-width="1.28125in"/>
    </style:style>
    <style:style style:name="co5" style:family="table-column">
      <style:table-column-properties fo:break-before="auto" style:column-width="0.90625in"/>
    </style:style>
    <style:style style:name="co6" style:family="table-column">
      <style:table-column-properties fo:break-before="auto" style:column-width="0.4791666666666667in"/>
    </style:style>
    <style:style style:name="co7" style:family="table-column">
      <style:table-column-properties fo:break-before="auto" style:column-width="0.2604166666666667in"/>
    </style:style>
    <style:style style:name="co8" style:family="table-column">
      <style:table-column-properties fo:break-before="auto" style:column-width="0.23958333333333334in"/>
    </style:style>
    <style:style style:name="co9" style:family="table-column">
      <style:table-column-properties fo:break-before="auto" style:column-width="0.3229166666666667in"/>
    </style:style>
    <style:style style:name="co10" style:family="table-column">
      <style:table-column-properties fo:break-before="auto" style:column-width="2.0833333333333335in"/>
    </style:style>
    <style:style style:name="co11" style:family="table-column">
      <style:table-column-properties fo:break-before="auto" style:column-width="1.5208333333333333in"/>
    </style:style>
    <style:style style:name="co12" style:family="table-column">
      <style:table-column-properties fo:break-before="auto" style:column-width="1.2395833333333333in"/>
    </style:style>
    <style:style style:name="co13" style:family="table-column">
      <style:table-column-properties fo:break-before="auto" style:column-width="0.21875in"/>
    </style:style>
    <style:style style:name="co14" style:family="table-column">
      <style:table-column-properties fo:break-before="auto" style:column-width="1.34375in"/>
    </style:style>
    <style:style style:name="co15" style:family="table-column">
      <style:table-column-properties fo:break-before="auto" style:column-width="0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0.7708333333333334in"/>
    </style:style>
    <style:style style:name="co18" style:family="table-column">
      <style:table-column-properties fo:break-before="auto" style:column-width="0.14583333333333334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1.1458333333333333in"/>
    </style:style>
    <style:style style:name="co21" style:family="table-column">
      <style:table-column-properties fo:break-before="auto" style:column-width="1.1145833333333333in"/>
    </style:style>
    <style:style style:name="co22" style:family="table-column">
      <style:table-column-properties fo:break-before="auto" style:column-width="1.1666666666666667in"/>
    </style:style>
    <style:style style:name="co23" style:family="table-column">
      <style:table-column-properties fo:break-before="auto" style:column-width="1.2604166666666667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2.5833333333333335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1.5729166666666667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5.7916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1.5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3958333333333334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ta1" style:family="table" style:master-page-name="PageStyle_5f_PIC Pins">
      <style:table-properties table:display="true" style:writing-mode="lr-tb"/>
    </style:style>
    <style:style style:name="ta2" style:family="table" style:master-page-name="PageStyle_5f_PIC PSS-Lite">
      <style:table-properties table:display="true" style:writing-mode="lr-tb"/>
    </style:style>
    <style:style style:name="ta3" style:family="table" style:master-page-name="PageStyle_5f_LED Config">
      <style:table-properties table:display="true" style:writing-mode="lr-tb"/>
    </style:style>
    <style:style style:name="ta4" style:family="table" style:master-page-name="PageStyle_5f_Supply Monitor">
      <style:table-properties table:display="true" style:writing-mode="lr-tb"/>
    </style:style>
    <style:style style:name="ta5" style:family="table" style:master-page-name="PageStyle_5f_Notes">
      <style:table-properties table:display="true" style:writing-mode="lr-tb"/>
    </style:style>
    <style:style style:name="ta6" style:family="table" style:master-page-name="PageStyle_5f_KiCad Netlist Impo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 fo:background-color="#33FF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2" style:family="table-cell" style:parent-style-name="Default">
      <style:table-cell-properties style:vertical-align="middle" fo:background-color="#F4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middle" fo:background-color="#F4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27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28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31" style:family="table-cell" style:parent-style-name="Default">
      <style:table-cell-properties style:vertical-align="middle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6666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middle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41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44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vertical-align="middle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style:vertical-align="middle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style:vertical-align="middle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style:vertical-align="middle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style:vertical-align="middle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middle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54" style:family="table-cell" style:parent-style-name="Default">
      <style:table-cell-properties style:vertical-align="middle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style:vertical-align="middle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style:vertical-align="middle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style:vertical-align="middle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C27BA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wrap-option="wrap"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fo:wrap-option="wrap" style:vertical-align="bottom" fo:background-color="#C27BA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wrap-option="wrap" style:vertical-align="bottom" fo:background-color="#C27BA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wrap-option="wrap" style:vertical-align="bottom" fo:background-color="#C27BA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wrap-option="wrap" style:vertical-align="bottom" fo:background-color="#6FA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wrap-option="wrap" style:vertical-align="bottom" fo:background-color="#741B4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80" style:family="table-cell" style:parent-style-name="Default">
      <style:table-cell-properties fo:wrap-option="wrap" style:vertical-align="bottom" fo:background-color="#6FA8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bottom" fo:background-color="#741B4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82" style:family="table-cell" style:parent-style-name="Default">
      <style:table-cell-properties fo:wrap-option="wrap"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83" style:family="table-cell" style:parent-style-name="Default">
      <style:table-cell-properties fo:wrap-option="wrap" style:vertical-align="bottom" fo:background-color="#6FA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9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wrap-option="wrap"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style:vertical-align="middle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style:vertical-align="middle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94" style:family="table-cell" style:parent-style-name="Default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97" style:family="table-cell" style:parent-style-name="Default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8" style:family="table-cell" style:parent-style-name="Default">
      <style:table-cell-properties style:vertical-align="middle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9" style:family="table-cell" style:parent-style-name="Default">
      <style:table-cell-properties style:vertical-align="middle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00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" style:family="table-cell" style:parent-style-name="Default">
      <style:table-cell-properties style:vertical-align="middle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2" style:family="table-cell" style:parent-style-name="Default">
      <style:table-cell-properties style:vertical-align="middle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03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4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5" style:family="table-cell" style:parent-style-name="Default">
      <style:table-cell-properties style:vertical-align="middle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6" style:family="table-cell" style:parent-style-name="Default">
      <style:table-cell-properties style:vertical-align="middle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07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9" style:family="table-cell" style:parent-style-name="Default">
      <style:table-cell-properties style:vertical-align="middle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0" style:family="table-cell" style:parent-style-name="Default">
      <style:table-cell-properties style:vertical-align="middle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11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2" style:family="table-cell" style:parent-style-name="Default">
      <style:table-cell-properties style:vertical-align="middle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3" style:family="table-cell" style:parent-style-name="Default">
      <style:table-cell-properties style:vertical-align="middle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14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5" style:family="table-cell" style:parent-style-name="Default">
      <style:table-cell-properties style:vertical-align="middle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6" style:family="table-cell" style:parent-style-name="Default">
      <style:table-cell-properties style:vertical-align="middle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17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20" style:family="table-cell" style:parent-style-name="Default">
      <style:table-cell-properties style:vertical-align="middle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1" style:family="table-cell" style:parent-style-name="Default">
      <style:table-cell-properties style:vertical-align="middle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22" style:family="table-cell" style:parent-style-name="Default">
      <style:table-cell-properties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3" style:family="table-cell" style:parent-style-name="Default">
      <style:table-cell-properties style:vertical-align="middle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4" style:family="table-cell" style:parent-style-name="Default">
      <style:table-cell-properties style:vertical-align="middle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25" style:family="table-cell" style:parent-style-name="Default">
      <style:table-cell-properties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6" style:family="table-cell" style:parent-style-name="Default">
      <style:table-cell-properties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7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8" style:family="table-cell" style:parent-style-name="Default">
      <style:table-cell-properties style:vertical-align="middle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29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0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31" style:family="table-cell" style:parent-style-name="Default">
      <style:table-cell-properties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2" style:family="table-cell" style:parent-style-name="Default">
      <style:table-cell-properties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33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4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>
      <style:table-cell-properties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3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>
      <style:table-cell-properties style:vertical-align="middle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>
      <style:table-cell-properties style:vertical-align="middle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40" style:family="table-cell" style:parent-style-name="Default">
      <style:table-cell-properties fo:wrap-option="wrap" style:vertical-align="bottom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1" style:family="table-cell" style:parent-style-name="Default">
      <style:table-cell-properties style:vertical-align="middle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2" style:family="table-cell" style:parent-style-name="Default">
      <style:table-cell-properties style:vertical-align="middle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43" style:family="table-cell" style:parent-style-name="Default">
      <style:table-cell-properties fo:wrap-option="wrap" style:vertical-align="bottom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4" style:family="table-cell" style:parent-style-name="Default">
      <style:table-cell-properties fo:wrap-option="wrap" style:vertical-align="bottom" fo:background-color="#CC99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5" style:family="table-cell" style:parent-style-name="Default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6" style:family="table-cell" style:parent-style-name="Default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7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8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49" style:family="table-cell" style:parent-style-name="Default">
      <style:table-cell-properties fo:wrap-option="wrap" style:vertical-align="bottom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0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1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152" style:family="table-cell" style:parent-style-name="Default">
      <style:table-cell-properties fo:wrap-option="wrap" style:vertical-align="bottom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3" style:family="table-cell" style:parent-style-name="Default">
      <style:table-cell-properties fo:wrap-option="wrap" style:vertical-align="bottom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4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5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56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7" style:family="table-cell" style:parent-style-name="Default">
      <style:table-cell-properties style:vertical-align="middle" fo:background-color="#FF66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PIC Pin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5" table:default-cell-style-name="ce15"/>
        <table:table-column table:style-name="co9" table:default-cell-style-name="ce15"/>
        <table:table-column table:style-name="co5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 table:visibility="collapse"/>
        <table:table-column table:style-name="co15" table:default-cell-style-name="ce15" table:visibility="collapse"/>
        <table:table-column table:style-name="co1" table:default-cell-style-name="ce15" table:number-columns-repeated="239"/>
        <table:table-row table:style-name="ro2">
          <table:table-cell/>
          <table:table-cell table:style-name="ce21" office:value-type="string">
            <text:p>PIC18F85J94</text:p>
          </table:table-cell>
          <table:table-cell table:style-name="ce22" office:value-type="string">
            <text:p>PIC18F85J50</text:p>
          </table:table-cell>
          <table:table-cell table:number-columns-repeated="5"/>
          <table:table-cell table:style-name="ce23"/>
          <table:table-cell table:number-columns-repeated="6"/>
          <table:table-cell table:style-name="ce24" table:number-columns-spanned="2" table:number-rows-spanned="1" office:value-type="string">
            <text:p>Hidden for vlookup</text:p>
          </table:table-cell>
          <table:covered-table-cell/>
        </table:table-row>
        <table:table-row table:style-name="ro3">
          <table:table-cell table:style-name="ce25" office:value-type="string">
            <text:p>Pin No:</text:p>
          </table:table-cell>
          <table:table-cell table:style-name="ce25" office:value-type="string">
            <text:p>Pin Description (18F85J94)</text:p>
          </table:table-cell>
          <table:table-cell table:style-name="ce26" office:value-type="string">
            <text:p>Pin Description (18F85J50)</text:p>
          </table:table-cell>
          <table:table-cell table:style-name="ce25" office:value-type="string">
            <text:p>Port</text:p>
          </table:table-cell>
          <table:table-cell table:style-name="ce27" office:value-type="string">
            <text:p>PPS-Lite</text:p>
          </table:table-cell>
          <table:table-cell table:style-name="ce28"/>
          <table:table-cell table:style-name="ce27" office:value-type="string">
            <text:p>PPS Valid</text:p>
          </table:table-cell>
          <table:table-cell table:style-name="ce25" office:value-type="string">
            <text:p>Pin Usage</text:p>
          </table:table-cell>
          <table:table-cell table:style-name="ce27" office:value-type="string">
            <text:p>Pin Usage PPS-Lite</text:p>
          </table:table-cell>
          <table:table-cell table:style-name="ce25" office:value-type="string">
            <text:p>Usage Type</text:p>
          </table:table-cell>
          <table:table-cell table:style-name="ce29" office:value-type="string">
            <text:p>Connected To</text:p>
          </table:table-cell>
          <table:table-cell/>
          <table:table-cell table:style-name="ce29" office:value-type="string">
            <text:p>Net Name</text:p>
          </table:table-cell>
          <table:table-cell table:style-name="ce30" office:value-type="string">
            <text:p>Correct?</text:p>
          </table:table-cell>
          <table:table-cell table:style-name="ce29" office:value-type="string">
            <text:p>Schematic Name</text:p>
          </table:table-cell>
          <table:table-cell table:formula="of:=[.A2]" office:value-type="string">
            <text:p>Pin No:</text:p>
          </table:table-cell>
          <table:table-cell table:formula="of:=[.C2]" office:value-type="string">
            <text:p>Pin Description (18F85J50)</text:p>
          </table:table-cell>
        </table:table-row>
        <table:table-row table:style-name="ro3">
          <table:table-cell table:style-name="ce31" office:value-type="float" office:value="33">
            <text:p>33</text:p>
          </table:table-cell>
          <table:table-cell table:style-name="ce31" office:value-type="string">
            <text:p>SEG15/AN4/LVDIN/C1INA/C2INA/C3INA/RP5/RA5</text:p>
          </table:table-cell>
          <table:table-cell table:style-name="ce32" office:value-type="string">
            <text:p>RA5/PMD4/AN4/C2INA</text:p>
          </table:table-cell>
          <table:table-cell table:style-name="ce33" table:formula="of:=REGEXEXTRACT([.B3],&quot;R[A-M][0-9]&quot;)" office:value-type="string">
            <text:p>RA5</text:p>
          </table:table-cell>
          <table:table-cell table:style-name="ce33" table:formula="of:=IF(ISERROR(INT(REGEXEXTRACT([.B3],&quot;RP([0-9]*)&quot;)));&quot;&quot;;INT(REGEXEXTRACT([.B3],&quot;RP([0-9]*)&quot;)))" office:value-type="string">
            <text:p>5</text:p>
          </table:table-cell>
          <table:table-cell table:style-name="ce34" table:formula="of:=IF(ISNUMBER([.E3]);MOD([.E3];4);&quot;&quot;)" office:value-type="string">
            <text:p>1</text:p>
          </table:table-cell>
          <table:table-cell table:style-name="ce34" table:formula="of:=VLOOKUP([.I3];['PIC PSS-Lite'.A:.B];2;FALSE)=[.F3]" office:value-type="string">
            <text:p>#N/A</text:p>
          </table:table-cell>
          <table:table-cell table:style-name="ce31" office:value-type="string">
            <text:p>AN4</text:p>
          </table:table-cell>
          <table:table-cell table:style-name="ce35" table:formula="of:=IF(ISERROR(REGEXEXTRACT([.H3],&quot; - (.*)&quot;));&quot;&quot;;REGEXEXTRACT([.H3],&quot; - (.*)&quot;))" office:value-type="string">
            <text:p/>
          </table:table-cell>
          <table:table-cell table:style-name="ce31" office:value-type="string">
            <text:p>ADC</text:p>
          </table:table-cell>
          <table:table-cell table:style-name="ce36" office:value-type="string">
            <text:p>Current -- VCC0V9</text:p>
          </table:table-cell>
          <table:table-cell table:style-name="ce36" office:value-type="string">
            <text:p>Current Monitor</text:p>
          </table:table-cell>
          <table:table-cell table:style-name="ce36" office:value-type="string">
            <text:p>CURRENT_0V9</text:p>
          </table:table-cell>
          <table:table-cell table:style-name="ce37" table:formula="of:=[.M3]=[.O3]" office:value-type="string">
            <text:p>TRUE</text:p>
          </table:table-cell>
          <table:table-cell table:style-name="ce38" table:formula="of:=VLOOKUP([.A3];['KiCad Netlist Import'.D:.F];3;FALSE)" office:value-type="string">
            <text:p>CURRENT_0V9</text:p>
          </table:table-cell>
          <table:table-cell table:style-name="ce38" table:formula="of:=[.A3]" office:value-type="string">
            <text:p>33</text:p>
          </table:table-cell>
          <table:table-cell table:style-name="ce38" table:formula="of:=[.C3]" office:value-type="string">
            <text:p>RA5/PMD4/AN4/C2INA</text:p>
          </table:table-cell>
        </table:table-row>
        <table:table-row table:style-name="ro3">
          <table:table-cell table:style-name="ce31" office:value-type="float" office:value="22">
            <text:p>22</text:p>
          </table:table-cell>
          <table:table-cell table:style-name="ce31" office:value-type="string">
            <text:p>SEG40/AN12/C2INC/RH4
</text:p>
          </table:table-cell>
          <table:table-cell table:style-name="ce32" office:value-type="string">
            <text:p>RH4/PMD3/AN12/P3C/C2INC</text:p>
          </table:table-cell>
          <table:table-cell table:style-name="ce33" table:formula="of:=REGEXEXTRACT([.B4],&quot;R[A-M][0-9]&quot;)" office:value-type="string">
            <text:p>RH4</text:p>
          </table:table-cell>
          <table:table-cell table:style-name="ce33" table:formula="of:=IF(ISERROR(INT(REGEXEXTRACT([.B4],&quot;RP([0-9]*)&quot;)));&quot;&quot;;INT(REGEXEXTRACT([.B4],&quot;RP([0-9]*)&quot;)))" office:value-type="string">
            <text:p/>
          </table:table-cell>
          <table:table-cell table:style-name="ce34" table:formula="of:=IF(ISNUMBER([.E4]);MOD([.E4];4);&quot;&quot;)" office:value-type="string">
            <text:p/>
          </table:table-cell>
          <table:table-cell table:style-name="ce34" table:formula="of:=VLOOKUP([.I4];['PIC PSS-Lite'.A:.B];2;FALSE)=[.F4]" office:value-type="string">
            <text:p>#N/A</text:p>
          </table:table-cell>
          <table:table-cell table:style-name="ce31" office:value-type="string">
            <text:p>AN12</text:p>
          </table:table-cell>
          <table:table-cell table:style-name="ce35" table:formula="of:=IF(ISERROR(REGEXEXTRACT([.H4],&quot; - (.*)&quot;));&quot;&quot;;REGEXEXTRACT([.H4],&quot; - (.*)&quot;))" office:value-type="string">
            <text:p/>
          </table:table-cell>
          <table:table-cell table:style-name="ce31" office:value-type="string">
            <text:p>ADC</text:p>
          </table:table-cell>
          <table:table-cell table:style-name="ce36" office:value-type="string">
            <text:p>Current -- VCC12V</text:p>
          </table:table-cell>
          <table:table-cell table:style-name="ce36" office:value-type="string">
            <text:p>Current Monitor</text:p>
          </table:table-cell>
          <table:table-cell table:style-name="ce36" office:value-type="string">
            <text:p>CURRENT_12V0</text:p>
          </table:table-cell>
          <table:table-cell table:style-name="ce37" table:formula="of:=[.M4]=[.O4]" office:value-type="string">
            <text:p>TRUE</text:p>
          </table:table-cell>
          <table:table-cell table:style-name="ce38" table:formula="of:=VLOOKUP([.A4];['KiCad Netlist Import'.D:.F];3;FALSE)" office:value-type="string">
            <text:p>CURRENT_12V0</text:p>
          </table:table-cell>
          <table:table-cell table:style-name="ce38" table:formula="of:=[.A4]" office:value-type="string">
            <text:p>22</text:p>
          </table:table-cell>
          <table:table-cell table:style-name="ce38" table:formula="of:=[.C4]" office:value-type="string">
            <text:p>RH4/PMD3/AN12/P3C/C2INC</text:p>
          </table:table-cell>
        </table:table-row>
        <table:table-row table:style-name="ro3">
          <table:table-cell table:style-name="ce31" office:value-type="float" office:value="30">
            <text:p>30</text:p>
          </table:table-cell>
          <table:table-cell table:style-name="ce31" office:value-type="string">
            <text:p>SEG19/AN0/AN1-/RP0/RA0</text:p>
          </table:table-cell>
          <table:table-cell table:style-name="ce32" office:value-type="string">
            <text:p>RA0/AN0</text:p>
          </table:table-cell>
          <table:table-cell table:style-name="ce33" table:formula="of:=REGEXEXTRACT([.B5],&quot;R[A-M][0-9]&quot;)" office:value-type="string">
            <text:p>RA0</text:p>
          </table:table-cell>
          <table:table-cell table:style-name="ce33" table:formula="of:=IF(ISERROR(INT(REGEXEXTRACT([.B5],&quot;RP([0-9]*)&quot;)));&quot;&quot;;INT(REGEXEXTRACT([.B5],&quot;RP([0-9]*)&quot;)))" office:value-type="string">
            <text:p>0</text:p>
          </table:table-cell>
          <table:table-cell table:style-name="ce34" table:formula="of:=IF(ISNUMBER([.E5]);MOD([.E5];4);&quot;&quot;)" office:value-type="string">
            <text:p>0</text:p>
          </table:table-cell>
          <table:table-cell table:style-name="ce34" table:formula="of:=VLOOKUP([.I5];['PIC PSS-Lite'.A:.B];2;FALSE)=[.F5]" office:value-type="string">
            <text:p>#N/A</text:p>
          </table:table-cell>
          <table:table-cell table:style-name="ce31" office:value-type="string">
            <text:p>AN0</text:p>
          </table:table-cell>
          <table:table-cell table:style-name="ce35" table:formula="of:=IF(ISERROR(REGEXEXTRACT([.H5],&quot; - (.*)&quot;));&quot;&quot;;REGEXEXTRACT([.H5],&quot; - (.*)&quot;))" office:value-type="string">
            <text:p/>
          </table:table-cell>
          <table:table-cell table:style-name="ce31" office:value-type="string">
            <text:p>ADC</text:p>
          </table:table-cell>
          <table:table-cell table:style-name="ce36" office:value-type="string">
            <text:p>Current -- VCC1V2</text:p>
          </table:table-cell>
          <table:table-cell table:style-name="ce36" office:value-type="string">
            <text:p>Current Monitor</text:p>
          </table:table-cell>
          <table:table-cell table:style-name="ce36" office:value-type="string">
            <text:p>CURRENT_1V2</text:p>
          </table:table-cell>
          <table:table-cell table:style-name="ce37" table:formula="of:=[.M5]=[.O5]" office:value-type="string">
            <text:p>TRUE</text:p>
          </table:table-cell>
          <table:table-cell table:style-name="ce38" table:formula="of:=VLOOKUP([.A5];['KiCad Netlist Import'.D:.F];3;FALSE)" office:value-type="string">
            <text:p>CURRENT_1V2</text:p>
          </table:table-cell>
          <table:table-cell table:style-name="ce38" table:formula="of:=[.A5]" office:value-type="string">
            <text:p>30</text:p>
          </table:table-cell>
          <table:table-cell table:style-name="ce38" table:formula="of:=[.C5]" office:value-type="string">
            <text:p>RA0/AN0</text:p>
          </table:table-cell>
        </table:table-row>
        <table:table-row table:style-name="ro3">
          <table:table-cell table:style-name="ce31" office:value-type="float" office:value="29">
            <text:p>29</text:p>
          </table:table-cell>
          <table:table-cell table:style-name="ce31" office:value-type="string">
            <text:p>SEG18/AN1/RP1/RA1</text:p>
          </table:table-cell>
          <table:table-cell table:style-name="ce32" office:value-type="string">
            <text:p>RA1/AN1</text:p>
          </table:table-cell>
          <table:table-cell table:style-name="ce33" table:formula="of:=REGEXEXTRACT([.B6],&quot;R[A-M][0-9]&quot;)" office:value-type="string">
            <text:p>RA1</text:p>
          </table:table-cell>
          <table:table-cell table:style-name="ce33" table:formula="of:=IF(ISERROR(INT(REGEXEXTRACT([.B6],&quot;RP([0-9]*)&quot;)));&quot;&quot;;INT(REGEXEXTRACT([.B6],&quot;RP([0-9]*)&quot;)))" office:value-type="string">
            <text:p>1</text:p>
          </table:table-cell>
          <table:table-cell table:style-name="ce34" table:formula="of:=IF(ISNUMBER([.E6]);MOD([.E6];4);&quot;&quot;)" office:value-type="string">
            <text:p>1</text:p>
          </table:table-cell>
          <table:table-cell table:style-name="ce34" table:formula="of:=VLOOKUP([.I6];['PIC PSS-Lite'.A:.B];2;FALSE)=[.F6]" office:value-type="string">
            <text:p>#N/A</text:p>
          </table:table-cell>
          <table:table-cell table:style-name="ce31" office:value-type="string">
            <text:p>AN1</text:p>
          </table:table-cell>
          <table:table-cell table:style-name="ce35" table:formula="of:=IF(ISERROR(REGEXEXTRACT([.H6],&quot; - (.*)&quot;));&quot;&quot;;REGEXEXTRACT([.H6],&quot; - (.*)&quot;))" office:value-type="string">
            <text:p/>
          </table:table-cell>
          <table:table-cell table:style-name="ce31" office:value-type="string">
            <text:p>ADC</text:p>
          </table:table-cell>
          <table:table-cell table:style-name="ce36" office:value-type="string">
            <text:p>Current -- VCC1V8</text:p>
          </table:table-cell>
          <table:table-cell table:style-name="ce36" office:value-type="string">
            <text:p>Current Monitor</text:p>
          </table:table-cell>
          <table:table-cell table:style-name="ce36" office:value-type="string">
            <text:p>CURRENT_1V8</text:p>
          </table:table-cell>
          <table:table-cell table:style-name="ce37" table:formula="of:=[.M6]=[.O6]" office:value-type="string">
            <text:p>TRUE</text:p>
          </table:table-cell>
          <table:table-cell table:style-name="ce38" table:formula="of:=VLOOKUP([.A6];['KiCad Netlist Import'.D:.F];3;FALSE)" office:value-type="string">
            <text:p>CURRENT_1V8</text:p>
          </table:table-cell>
          <table:table-cell table:style-name="ce38" table:formula="of:=[.A6]" office:value-type="string">
            <text:p>29</text:p>
          </table:table-cell>
          <table:table-cell table:style-name="ce38" table:formula="of:=[.C6]" office:value-type="string">
            <text:p>RA1/AN1</text:p>
          </table:table-cell>
        </table:table-row>
        <table:table-row table:style-name="ro3">
          <table:table-cell table:style-name="ce31" office:value-type="float" office:value="28">
            <text:p>28</text:p>
          </table:table-cell>
          <table:table-cell table:style-name="ce31" office:value-type="string">
            <text:p>SEG21/VREF-/AN2/RP2/RA2</text:p>
          </table:table-cell>
          <table:table-cell table:style-name="ce32" office:value-type="string">
            <text:p>RA2/AN2/VREF</text:p>
          </table:table-cell>
          <table:table-cell table:style-name="ce33" table:formula="of:=REGEXEXTRACT([.B7],&quot;R[A-M][0-9]&quot;)" office:value-type="string">
            <text:p>RA2</text:p>
          </table:table-cell>
          <table:table-cell table:style-name="ce33" table:formula="of:=IF(ISERROR(INT(REGEXEXTRACT([.B7],&quot;RP([0-9]*)&quot;)));&quot;&quot;;INT(REGEXEXTRACT([.B7],&quot;RP([0-9]*)&quot;)))" office:value-type="string">
            <text:p>2</text:p>
          </table:table-cell>
          <table:table-cell table:style-name="ce34" table:formula="of:=IF(ISNUMBER([.E7]);MOD([.E7];4);&quot;&quot;)" office:value-type="string">
            <text:p>2</text:p>
          </table:table-cell>
          <table:table-cell table:style-name="ce34" table:formula="of:=VLOOKUP([.I7];['PIC PSS-Lite'.A:.B];2;FALSE)=[.F7]" office:value-type="string">
            <text:p>#N/A</text:p>
          </table:table-cell>
          <table:table-cell table:style-name="ce31" office:value-type="string">
            <text:p>AN2</text:p>
          </table:table-cell>
          <table:table-cell table:style-name="ce35" table:formula="of:=IF(ISERROR(REGEXEXTRACT([.H7],&quot; - (.*)&quot;));&quot;&quot;;REGEXEXTRACT([.H7],&quot; - (.*)&quot;))" office:value-type="string">
            <text:p/>
          </table:table-cell>
          <table:table-cell table:style-name="ce31" office:value-type="string">
            <text:p>ADC</text:p>
          </table:table-cell>
          <table:table-cell table:style-name="ce36" office:value-type="string">
            <text:p>Current -- VCC3V3</text:p>
          </table:table-cell>
          <table:table-cell table:style-name="ce36" office:value-type="string">
            <text:p>Current Monitor</text:p>
          </table:table-cell>
          <table:table-cell table:style-name="ce36" office:value-type="string">
            <text:p>CURRENT_3V3</text:p>
          </table:table-cell>
          <table:table-cell table:style-name="ce37" table:formula="of:=[.M7]=[.O7]" office:value-type="string">
            <text:p>TRUE</text:p>
          </table:table-cell>
          <table:table-cell table:style-name="ce38" table:formula="of:=VLOOKUP([.A7];['KiCad Netlist Import'.D:.F];3;FALSE)" office:value-type="string">
            <text:p>CURRENT_3V3</text:p>
          </table:table-cell>
          <table:table-cell table:style-name="ce38" table:formula="of:=[.A7]" office:value-type="string">
            <text:p>28</text:p>
          </table:table-cell>
          <table:table-cell table:style-name="ce38" table:formula="of:=[.C7]" office:value-type="string">
            <text:p>RA2/AN2/VREF</text:p>
          </table:table-cell>
        </table:table-row>
        <table:table-row table:style-name="ro3">
          <table:table-cell table:style-name="ce31" office:value-type="float" office:value="27">
            <text:p>27</text:p>
          </table:table-cell>
          <table:table-cell table:style-name="ce31" office:value-type="string">
            <text:p>VREF+/AN3/RP3/RA3</text:p>
          </table:table-cell>
          <table:table-cell table:style-name="ce32" office:value-type="string">
            <text:p>RA3/AN3/VREF+</text:p>
          </table:table-cell>
          <table:table-cell table:style-name="ce33" table:formula="of:=REGEXEXTRACT([.B8],&quot;R[A-M][0-9]&quot;)" office:value-type="string">
            <text:p>RA3</text:p>
          </table:table-cell>
          <table:table-cell table:style-name="ce33" table:formula="of:=IF(ISERROR(INT(REGEXEXTRACT([.B8],&quot;RP([0-9]*)&quot;)));&quot;&quot;;INT(REGEXEXTRACT([.B8],&quot;RP([0-9]*)&quot;)))" office:value-type="string">
            <text:p>3</text:p>
          </table:table-cell>
          <table:table-cell table:style-name="ce34" table:formula="of:=IF(ISNUMBER([.E8]);MOD([.E8];4);&quot;&quot;)" office:value-type="string">
            <text:p>3</text:p>
          </table:table-cell>
          <table:table-cell table:style-name="ce34" table:formula="of:=VLOOKUP([.I8];['PIC PSS-Lite'.A:.B];2;FALSE)=[.F8]" office:value-type="string">
            <text:p>#N/A</text:p>
          </table:table-cell>
          <table:table-cell table:style-name="ce31" office:value-type="string">
            <text:p>AN3</text:p>
          </table:table-cell>
          <table:table-cell table:style-name="ce35" table:formula="of:=IF(ISERROR(REGEXEXTRACT([.H8],&quot; - (.*)&quot;));&quot;&quot;;REGEXEXTRACT([.H8],&quot; - (.*)&quot;))" office:value-type="string">
            <text:p/>
          </table:table-cell>
          <table:table-cell table:style-name="ce31" office:value-type="string">
            <text:p>ADC</text:p>
          </table:table-cell>
          <table:table-cell table:style-name="ce36" office:value-type="string">
            <text:p>Current -- VCC5V0</text:p>
          </table:table-cell>
          <table:table-cell table:style-name="ce36" office:value-type="string">
            <text:p>Current Monitor</text:p>
          </table:table-cell>
          <table:table-cell table:style-name="ce36" office:value-type="string">
            <text:p>CURRENT_5V0</text:p>
          </table:table-cell>
          <table:table-cell table:style-name="ce37" table:formula="of:=[.M8]=[.O8]" office:value-type="string">
            <text:p>TRUE</text:p>
          </table:table-cell>
          <table:table-cell table:style-name="ce38" table:formula="of:=VLOOKUP([.A8];['KiCad Netlist Import'.D:.F];3;FALSE)" office:value-type="string">
            <text:p>CURRENT_5V0</text:p>
          </table:table-cell>
          <table:table-cell table:style-name="ce38" table:formula="of:=[.A8]" office:value-type="string">
            <text:p>27</text:p>
          </table:table-cell>
          <table:table-cell table:style-name="ce38" table:formula="of:=[.C8]" office:value-type="string">
            <text:p>RA3/AN3/VREF+</text:p>
          </table:table-cell>
        </table:table-row>
        <table:table-row table:style-name="ro3">
          <table:table-cell table:style-name="ce39" office:value-type="float" office:value="67">
            <text:p>67</text:p>
          </table:table-cell>
          <table:table-cell table:style-name="ce39" office:value-type="string">
            <text:p>AD7/SEG7/RP27/REFO2/PSP7/RD7</text:p>
          </table:table-cell>
          <table:table-cell table:style-name="ce40" office:value-type="string">
            <text:p>RD3/AD3/PMD3</text:p>
          </table:table-cell>
          <table:table-cell table:style-name="ce41" table:formula="of:=REGEXEXTRACT([.B9],&quot;R[A-M][0-9]&quot;)" office:value-type="string">
            <text:p>RD7</text:p>
          </table:table-cell>
          <table:table-cell table:style-name="ce41" table:formula="of:=IF(ISERROR(INT(REGEXEXTRACT([.B9],&quot;RP([0-9]*)&quot;)));&quot;&quot;;INT(REGEXEXTRACT([.B9],&quot;RP([0-9]*)&quot;)))" office:value-type="string">
            <text:p>27</text:p>
          </table:table-cell>
          <table:table-cell table:style-name="ce41" table:formula="of:=IF(ISNUMBER([.E9]);MOD([.E9];4);&quot;&quot;)" office:value-type="string">
            <text:p>3</text:p>
          </table:table-cell>
          <table:table-cell table:style-name="ce41" table:formula="of:=VLOOKUP([.I9];['PIC PSS-Lite'.A:.B];2;FALSE)=[.F9]" office:value-type="string">
            <text:p>#N/A</text:p>
          </table:table-cell>
          <table:table-cell table:style-name="ce42" office:value-type="string">
            <text:p>RD3</text:p>
          </table:table-cell>
          <table:table-cell table:style-name="ce43" table:formula="of:=IF(ISERROR(REGEXEXTRACT([.H9],&quot; - (.*)&quot;));&quot;&quot;;REGEXEXTRACT([.H9],&quot; - (.*)&quot;))" office:value-type="string">
            <text:p/>
          </table:table-cell>
          <table:table-cell table:style-name="ce42" office:value-type="string">
            <text:p>GPIO</text:p>
          </table:table-cell>
          <table:table-cell table:style-name="ce42" office:value-type="string">
            <text:p>Cypress - RESET#</text:p>
          </table:table-cell>
          <table:table-cell table:style-name="ce41"/>
          <table:table-cell table:style-name="ce42" office:value-type="string">
            <text:p>CYPRESS-RESET</text:p>
          </table:table-cell>
          <table:table-cell table:style-name="ce37" table:formula="of:=[.M9]=[.O9]" office:value-type="string">
            <text:p>TRUE</text:p>
          </table:table-cell>
          <table:table-cell table:style-name="ce44" table:formula="of:=VLOOKUP([.A9];['KiCad Netlist Import'.D:.F];3;FALSE)" office:value-type="string">
            <text:p>CYPRESS-RESET</text:p>
          </table:table-cell>
          <table:table-cell table:style-name="ce44" table:formula="of:=[.A9]" office:value-type="string">
            <text:p>67</text:p>
          </table:table-cell>
          <table:table-cell table:style-name="ce44" table:formula="of:=[.C9]" office:value-type="string">
            <text:p>RD3/AD3/PMD3</text:p>
          </table:table-cell>
        </table:table-row>
        <table:table-row table:style-name="ro3">
          <table:table-cell table:style-name="ce45" office:value-type="float" office:value="13">
            <text:p>13</text:p>
          </table:table-cell>
          <table:table-cell table:style-name="ce45" office:value-type="string">
            <text:p>SEG25/AN5/RP38/RF7</text:p>
          </table:table-cell>
          <table:table-cell table:style-name="ce46" office:value-type="string">
            <text:p>RF7/PMD0/SS1/C1OUT</text:p>
          </table:table-cell>
          <table:table-cell table:style-name="ce47" table:formula="of:=REGEXEXTRACT([.B10],&quot;R[A-M][0-9]&quot;)" office:value-type="string">
            <text:p>RF7</text:p>
          </table:table-cell>
          <table:table-cell table:style-name="ce47" table:formula="of:=IF(ISERROR(INT(REGEXEXTRACT([.B10],&quot;RP([0-9]*)&quot;)));&quot;&quot;;INT(REGEXEXTRACT([.B10],&quot;RP([0-9]*)&quot;)))" office:value-type="string">
            <text:p>38</text:p>
          </table:table-cell>
          <table:table-cell table:style-name="ce48" table:formula="of:=IF(ISNUMBER([.E10]);MOD([.E10];4);&quot;&quot;)" office:value-type="string">
            <text:p>2</text:p>
          </table:table-cell>
          <table:table-cell table:style-name="ce48" table:formula="of:=VLOOKUP([.I10];['PIC PSS-Lite'.A:.B];2;FALSE)=[.F10]" office:value-type="string">
            <text:p>TRUE</text:p>
          </table:table-cell>
          <table:table-cell table:style-name="ce45" office:value-type="string">
            <text:p>RP38 - SS1</text:p>
          </table:table-cell>
          <table:table-cell table:style-name="ce49" table:formula="of:=IF(ISERROR(REGEXEXTRACT([.H10],&quot; - (.*)&quot;));&quot;&quot;;REGEXEXTRACT([.H10],&quot; - (.*)&quot;))" office:value-type="string">
            <text:p>SS1</text:p>
          </table:table-cell>
          <table:table-cell table:style-name="ce45" office:value-type="string">
            <text:p>SPI1</text:p>
          </table:table-cell>
          <table:table-cell table:style-name="ce50" office:value-type="string">
            <text:p>FPGA</text:p>
          </table:table-cell>
          <table:table-cell table:style-name="ce50" office:value-type="string">
            <text:p>FPGA Communication</text:p>
          </table:table-cell>
          <table:table-cell table:style-name="ce50" office:value-type="string">
            <text:p>SPI-CS-PIC</text:p>
          </table:table-cell>
          <table:table-cell table:style-name="ce37" table:formula="of:=[.M10]=[.O10]" office:value-type="string">
            <text:p>TRUE</text:p>
          </table:table-cell>
          <table:table-cell table:style-name="ce51" table:formula="of:=VLOOKUP([.A10];['KiCad Netlist Import'.D:.F];3;FALSE)" office:value-type="string">
            <text:p>SPI-CS-PIC</text:p>
          </table:table-cell>
          <table:table-cell table:style-name="ce51" table:formula="of:=[.A10]" office:value-type="string">
            <text:p>13</text:p>
          </table:table-cell>
          <table:table-cell table:style-name="ce51" table:formula="of:=[.C10]" office:value-type="string">
            <text:p>RF7/PMD0/SS1/C1OUT</text:p>
          </table:table-cell>
        </table:table-row>
        <table:table-row table:style-name="ro3">
          <table:table-cell table:style-name="ce45" office:value-type="float" office:value="44">
            <text:p>44</text:p>
          </table:table-cell>
          <table:table-cell table:style-name="ce45" office:value-type="string">
            <text:p>SEG17/SCL1/RP15/CTED8/RC3</text:p>
          </table:table-cell>
          <table:table-cell table:style-name="ce46" office:value-type="string">
            <text:p>RC3/SCK1/SCL1</text:p>
          </table:table-cell>
          <table:table-cell table:style-name="ce47" table:formula="of:=REGEXEXTRACT([.B11],&quot;R[A-M][0-9]&quot;)" office:value-type="string">
            <text:p>RC3</text:p>
          </table:table-cell>
          <table:table-cell table:style-name="ce47" table:formula="of:=IF(ISERROR(INT(REGEXEXTRACT([.B11],&quot;RP([0-9]*)&quot;)));&quot;&quot;;INT(REGEXEXTRACT([.B11],&quot;RP([0-9]*)&quot;)))" office:value-type="string">
            <text:p>15</text:p>
          </table:table-cell>
          <table:table-cell table:style-name="ce48" table:formula="of:=IF(ISNUMBER([.E11]);MOD([.E11];4);&quot;&quot;)" office:value-type="string">
            <text:p>3</text:p>
          </table:table-cell>
          <table:table-cell table:style-name="ce48" table:formula="of:=VLOOKUP([.I11];['PIC PSS-Lite'.A:.B];2;FALSE)=[.F11]" office:value-type="string">
            <text:p>TRUE</text:p>
          </table:table-cell>
          <table:table-cell table:style-name="ce45" office:value-type="string">
            <text:p>RP15 - SCK1</text:p>
          </table:table-cell>
          <table:table-cell table:style-name="ce49" table:formula="of:=IF(ISERROR(REGEXEXTRACT([.H11],&quot; - (.*)&quot;));&quot;&quot;;REGEXEXTRACT([.H11],&quot; - (.*)&quot;))" office:value-type="string">
            <text:p>SCK1</text:p>
          </table:table-cell>
          <table:table-cell table:style-name="ce45" office:value-type="string">
            <text:p>SPI1</text:p>
          </table:table-cell>
          <table:table-cell table:style-name="ce50" office:value-type="string">
            <text:p>FPGA</text:p>
          </table:table-cell>
          <table:table-cell table:style-name="ce50" office:value-type="string">
            <text:p>FPGA Communication</text:p>
          </table:table-cell>
          <table:table-cell table:style-name="ce50" office:value-type="string">
            <text:p>SPI-SCK</text:p>
          </table:table-cell>
          <table:table-cell table:style-name="ce37" table:formula="of:=[.M11]=[.O11]" office:value-type="string">
            <text:p>TRUE</text:p>
          </table:table-cell>
          <table:table-cell table:style-name="ce51" table:formula="of:=VLOOKUP([.A11];['KiCad Netlist Import'.D:.F];3;FALSE)" office:value-type="string">
            <text:p>SPI-SCK</text:p>
          </table:table-cell>
          <table:table-cell table:style-name="ce51" table:formula="of:=[.A11]" office:value-type="string">
            <text:p>44</text:p>
          </table:table-cell>
          <table:table-cell table:style-name="ce51" table:formula="of:=[.C11]" office:value-type="string">
            <text:p>RC3/SCK1/SCL1</text:p>
          </table:table-cell>
        </table:table-row>
        <table:table-row table:style-name="ro3">
          <table:table-cell table:style-name="ce45" office:value-type="float" office:value="45">
            <text:p>45</text:p>
          </table:table-cell>
          <table:table-cell table:style-name="ce45" office:value-type="string">
            <text:p>SEG16/SDA1/RP17/CTED9/RC4</text:p>
          </table:table-cell>
          <table:table-cell table:style-name="ce46" office:value-type="string">
            <text:p>RC4/SDI1/SDA1</text:p>
          </table:table-cell>
          <table:table-cell table:style-name="ce47" table:formula="of:=REGEXEXTRACT([.B12],&quot;R[A-M][0-9]&quot;)" office:value-type="string">
            <text:p>RC4</text:p>
          </table:table-cell>
          <table:table-cell table:style-name="ce47" table:formula="of:=IF(ISERROR(INT(REGEXEXTRACT([.B12],&quot;RP([0-9]*)&quot;)));&quot;&quot;;INT(REGEXEXTRACT([.B12],&quot;RP([0-9]*)&quot;)))" office:value-type="string">
            <text:p>17</text:p>
          </table:table-cell>
          <table:table-cell table:style-name="ce48" table:formula="of:=IF(ISNUMBER([.E12]);MOD([.E12];4);&quot;&quot;)" office:value-type="string">
            <text:p>1</text:p>
          </table:table-cell>
          <table:table-cell table:style-name="ce48" table:formula="of:=VLOOKUP([.I12];['PIC PSS-Lite'.A:.B];2;FALSE)=[.F12]" office:value-type="string">
            <text:p>TRUE</text:p>
          </table:table-cell>
          <table:table-cell table:style-name="ce45" office:value-type="string">
            <text:p>RP17 - SDO1</text:p>
          </table:table-cell>
          <table:table-cell table:style-name="ce49" table:formula="of:=IF(ISERROR(REGEXEXTRACT([.H12],&quot; - (.*)&quot;));&quot;&quot;;REGEXEXTRACT([.H12],&quot; - (.*)&quot;))" office:value-type="string">
            <text:p>SDO1</text:p>
          </table:table-cell>
          <table:table-cell table:style-name="ce45" office:value-type="string">
            <text:p>SPI1</text:p>
          </table:table-cell>
          <table:table-cell table:style-name="ce50" office:value-type="string">
            <text:p>FPGA</text:p>
          </table:table-cell>
          <table:table-cell table:style-name="ce50" office:value-type="string">
            <text:p>FPGA Communication</text:p>
          </table:table-cell>
          <table:table-cell table:style-name="ce50" office:value-type="string">
            <text:p>SPI-SDI</text:p>
          </table:table-cell>
          <table:table-cell table:style-name="ce37" table:formula="of:=[.M12]=[.O12]" office:value-type="string">
            <text:p>TRUE</text:p>
          </table:table-cell>
          <table:table-cell table:style-name="ce51" table:formula="of:=VLOOKUP([.A12];['KiCad Netlist Import'.D:.F];3;FALSE)" office:value-type="string">
            <text:p>SPI-SDI</text:p>
          </table:table-cell>
          <table:table-cell table:style-name="ce51" table:formula="of:=[.A12]" office:value-type="string">
            <text:p>45</text:p>
          </table:table-cell>
          <table:table-cell table:style-name="ce51" table:formula="of:=[.C12]" office:value-type="string">
            <text:p>RC4/SDI1/SDA1</text:p>
          </table:table-cell>
        </table:table-row>
        <table:table-row table:style-name="ro3">
          <table:table-cell table:style-name="ce45" office:value-type="float" office:value="46">
            <text:p>46</text:p>
          </table:table-cell>
          <table:table-cell table:style-name="ce45" office:value-type="string">
            <text:p>SEG12/RP16/CTED10/RC5</text:p>
          </table:table-cell>
          <table:table-cell table:style-name="ce46" office:value-type="string">
            <text:p>RC5/SDO1/C2OUT</text:p>
          </table:table-cell>
          <table:table-cell table:style-name="ce47" table:formula="of:=REGEXEXTRACT([.B13],&quot;R[A-M][0-9]&quot;)" office:value-type="string">
            <text:p>RC5</text:p>
          </table:table-cell>
          <table:table-cell table:style-name="ce47" table:formula="of:=IF(ISERROR(INT(REGEXEXTRACT([.B13],&quot;RP([0-9]*)&quot;)));&quot;&quot;;INT(REGEXEXTRACT([.B13],&quot;RP([0-9]*)&quot;)))" office:value-type="string">
            <text:p>16</text:p>
          </table:table-cell>
          <table:table-cell table:style-name="ce48" table:formula="of:=IF(ISNUMBER([.E13]);MOD([.E13];4);&quot;&quot;)" office:value-type="string">
            <text:p>0</text:p>
          </table:table-cell>
          <table:table-cell table:style-name="ce48" table:formula="of:=VLOOKUP([.I13];['PIC PSS-Lite'.A:.B];2;FALSE)=[.F13]" office:value-type="string">
            <text:p>TRUE</text:p>
          </table:table-cell>
          <table:table-cell table:style-name="ce45" office:value-type="string">
            <text:p>RP16 - SDI1</text:p>
          </table:table-cell>
          <table:table-cell table:style-name="ce49" table:formula="of:=IF(ISERROR(REGEXEXTRACT([.H13],&quot; - (.*)&quot;));&quot;&quot;;REGEXEXTRACT([.H13],&quot; - (.*)&quot;))" office:value-type="string">
            <text:p>SDI1</text:p>
          </table:table-cell>
          <table:table-cell table:style-name="ce45" office:value-type="string">
            <text:p>SPI1</text:p>
          </table:table-cell>
          <table:table-cell table:style-name="ce50" office:value-type="string">
            <text:p>FPGA</text:p>
          </table:table-cell>
          <table:table-cell table:style-name="ce50" office:value-type="string">
            <text:p>FPGA Communication</text:p>
          </table:table-cell>
          <table:table-cell table:style-name="ce50" office:value-type="string">
            <text:p>SPI-SDO</text:p>
          </table:table-cell>
          <table:table-cell table:style-name="ce37" table:formula="of:=[.M13]=[.O13]" office:value-type="string">
            <text:p>TRUE</text:p>
          </table:table-cell>
          <table:table-cell table:style-name="ce51" table:formula="of:=VLOOKUP([.A13];['KiCad Netlist Import'.D:.F];3;FALSE)" office:value-type="string">
            <text:p>SPI-SDO</text:p>
          </table:table-cell>
          <table:table-cell table:style-name="ce51" table:formula="of:=[.A13]" office:value-type="string">
            <text:p>46</text:p>
          </table:table-cell>
          <table:table-cell table:style-name="ce51" table:formula="of:=[.C13]" office:value-type="string">
            <text:p>RC5/SDO1/C2OUT</text:p>
          </table:table-cell>
        </table:table-row>
        <table:table-row table:style-name="ro3">
          <table:table-cell table:style-name="ce52" office:value-type="float" office:value="11">
            <text:p>11</text:p>
          </table:table-cell>
          <table:table-cell table:style-name="ce52" office:value-type="string">
            <text:p>VSS</text:p>
          </table:table-cell>
          <table:table-cell table:style-name="ce53" office:value-type="string">
            <text:p>VSS</text:p>
          </table:table-cell>
          <table:table-cell table:style-name="ce52" office:value-type="string">
            <text:p>NA</text:p>
          </table:table-cell>
          <table:table-cell table:style-name="ce54" table:formula="of:=IF(ISERROR(INT(REGEXEXTRACT([.B14],&quot;RP([0-9]*)&quot;)));&quot;&quot;;INT(REGEXEXTRACT([.B14],&quot;RP([0-9]*)&quot;)))" office:value-type="string">
            <text:p/>
          </table:table-cell>
          <table:table-cell table:style-name="ce54" table:formula="of:=IF(ISNUMBER([.E14]);MOD([.E14];4);&quot;&quot;)" office:value-type="string">
            <text:p/>
          </table:table-cell>
          <table:table-cell table:style-name="ce54" table:formula="of:=VLOOKUP([.I14];['PIC PSS-Lite'.A:.B];2;FALSE)=[.F14]" office:value-type="string">
            <text:p>#N/A</text:p>
          </table:table-cell>
          <table:table-cell table:style-name="ce54"/>
          <table:table-cell table:style-name="ce55" table:formula="of:=IF(ISERROR(REGEXEXTRACT([.H14],&quot; - (.*)&quot;));&quot;&quot;;REGEXEXTRACT([.H14],&quot; - (.*)&quot;))" office:value-type="string">
            <text:p/>
          </table:table-cell>
          <table:table-cell table:style-name="ce52" office:value-type="string">
            <text:p>PWR</text:p>
          </table:table-cell>
          <table:table-cell table:style-name="ce52" office:value-type="string">
            <text:p>GND</text:p>
          </table:table-cell>
          <table:table-cell table:style-name="ce56"/>
          <table:table-cell table:style-name="ce57" office:value-type="string">
            <text:p>GND</text:p>
          </table:table-cell>
          <table:table-cell table:style-name="ce37" table:formula="of:=[.M14]=[.O14]" office:value-type="string">
            <text:p>TRUE</text:p>
          </table:table-cell>
          <table:table-cell table:style-name="ce58" table:formula="of:=VLOOKUP([.A14];['KiCad Netlist Import'.D:.F];3;FALSE)" office:value-type="string">
            <text:p>GND</text:p>
          </table:table-cell>
          <table:table-cell table:style-name="ce58" table:formula="of:=[.A14]" office:value-type="string">
            <text:p>11</text:p>
          </table:table-cell>
          <table:table-cell table:style-name="ce58" table:formula="of:=[.C14]" office:value-type="string">
            <text:p>VSS</text:p>
          </table:table-cell>
        </table:table-row>
        <table:table-row table:style-name="ro3">
          <table:table-cell table:style-name="ce52" office:value-type="float" office:value="26">
            <text:p>26</text:p>
          </table:table-cell>
          <table:table-cell table:style-name="ce52" office:value-type="string">
            <text:p>AVSS</text:p>
          </table:table-cell>
          <table:table-cell table:style-name="ce53" office:value-type="string">
            <text:p>AVSS</text:p>
          </table:table-cell>
          <table:table-cell table:style-name="ce57" office:value-type="string">
            <text:p>NA</text:p>
          </table:table-cell>
          <table:table-cell table:style-name="ce56" table:formula="of:=IF(ISERROR(INT(REGEXEXTRACT([.B15],&quot;RP([0-9]*)&quot;)));&quot;&quot;;INT(REGEXEXTRACT([.B15],&quot;RP([0-9]*)&quot;)))" office:value-type="string">
            <text:p/>
          </table:table-cell>
          <table:table-cell table:style-name="ce54" table:formula="of:=IF(ISNUMBER([.E15]);MOD([.E15];4);&quot;&quot;)" office:value-type="string">
            <text:p/>
          </table:table-cell>
          <table:table-cell table:style-name="ce54" table:formula="of:=VLOOKUP([.I15];['PIC PSS-Lite'.A:.B];2;FALSE)=[.F15]" office:value-type="string">
            <text:p>#N/A</text:p>
          </table:table-cell>
          <table:table-cell table:style-name="ce54"/>
          <table:table-cell table:style-name="ce55" table:formula="of:=IF(ISERROR(REGEXEXTRACT([.H15],&quot; - (.*)&quot;));&quot;&quot;;REGEXEXTRACT([.H15],&quot; - (.*)&quot;))" office:value-type="string">
            <text:p/>
          </table:table-cell>
          <table:table-cell table:style-name="ce52" office:value-type="string">
            <text:p>PWR</text:p>
          </table:table-cell>
          <table:table-cell table:style-name="ce52" office:value-type="string">
            <text:p>GND</text:p>
          </table:table-cell>
          <table:table-cell table:style-name="ce56"/>
          <table:table-cell table:style-name="ce57" office:value-type="string">
            <text:p>GND</text:p>
          </table:table-cell>
          <table:table-cell table:style-name="ce37" table:formula="of:=[.M15]=[.O15]" office:value-type="string">
            <text:p>TRUE</text:p>
          </table:table-cell>
          <table:table-cell table:style-name="ce58" table:formula="of:=VLOOKUP([.A15];['KiCad Netlist Import'.D:.F];3;FALSE)" office:value-type="string">
            <text:p>GND</text:p>
          </table:table-cell>
          <table:table-cell table:style-name="ce58" table:formula="of:=[.A15]" office:value-type="string">
            <text:p>26</text:p>
          </table:table-cell>
          <table:table-cell table:style-name="ce58" table:formula="of:=[.C15]" office:value-type="string">
            <text:p>AVSS</text:p>
          </table:table-cell>
        </table:table-row>
        <table:table-row table:style-name="ro3">
          <table:table-cell table:style-name="ce52" office:value-type="float" office:value="31">
            <text:p>31</text:p>
          </table:table-cell>
          <table:table-cell table:style-name="ce52" office:value-type="string">
            <text:p>VSS</text:p>
          </table:table-cell>
          <table:table-cell table:style-name="ce53" office:value-type="string">
            <text:p>VSS</text:p>
          </table:table-cell>
          <table:table-cell table:style-name="ce57" office:value-type="string">
            <text:p>NA</text:p>
          </table:table-cell>
          <table:table-cell table:style-name="ce56" table:formula="of:=IF(ISERROR(INT(REGEXEXTRACT([.B16],&quot;RP([0-9]*)&quot;)));&quot;&quot;;INT(REGEXEXTRACT([.B16],&quot;RP([0-9]*)&quot;)))" office:value-type="string">
            <text:p/>
          </table:table-cell>
          <table:table-cell table:style-name="ce54" table:formula="of:=IF(ISNUMBER([.E16]);MOD([.E16];4);&quot;&quot;)" office:value-type="string">
            <text:p/>
          </table:table-cell>
          <table:table-cell table:style-name="ce54" table:formula="of:=VLOOKUP([.I16];['PIC PSS-Lite'.A:.B];2;FALSE)=[.F16]" office:value-type="string">
            <text:p>#N/A</text:p>
          </table:table-cell>
          <table:table-cell table:style-name="ce54"/>
          <table:table-cell table:style-name="ce55" table:formula="of:=IF(ISERROR(REGEXEXTRACT([.H16],&quot; - (.*)&quot;));&quot;&quot;;REGEXEXTRACT([.H16],&quot; - (.*)&quot;))" office:value-type="string">
            <text:p/>
          </table:table-cell>
          <table:table-cell table:style-name="ce52" office:value-type="string">
            <text:p>PWR</text:p>
          </table:table-cell>
          <table:table-cell table:style-name="ce52" office:value-type="string">
            <text:p>GND</text:p>
          </table:table-cell>
          <table:table-cell table:style-name="ce56"/>
          <table:table-cell table:style-name="ce57" office:value-type="string">
            <text:p>GND</text:p>
          </table:table-cell>
          <table:table-cell table:style-name="ce37" table:formula="of:=[.M16]=[.O16]" office:value-type="string">
            <text:p>TRUE</text:p>
          </table:table-cell>
          <table:table-cell table:style-name="ce58" table:formula="of:=VLOOKUP([.A16];['KiCad Netlist Import'.D:.F];3;FALSE)" office:value-type="string">
            <text:p>GND</text:p>
          </table:table-cell>
          <table:table-cell table:style-name="ce58" table:formula="of:=[.A16]" office:value-type="string">
            <text:p>31</text:p>
          </table:table-cell>
          <table:table-cell table:style-name="ce58" table:formula="of:=[.C16]" office:value-type="string">
            <text:p>VSS</text:p>
          </table:table-cell>
        </table:table-row>
        <table:table-row table:style-name="ro3">
          <table:table-cell table:style-name="ce52" office:value-type="float" office:value="51">
            <text:p>51</text:p>
          </table:table-cell>
          <table:table-cell table:style-name="ce52" office:value-type="string">
            <text:p>VSS</text:p>
          </table:table-cell>
          <table:table-cell table:style-name="ce53" office:value-type="string">
            <text:p>VSS</text:p>
          </table:table-cell>
          <table:table-cell table:style-name="ce57" office:value-type="string">
            <text:p>NA</text:p>
          </table:table-cell>
          <table:table-cell table:style-name="ce56" table:formula="of:=IF(ISERROR(INT(REGEXEXTRACT([.B17],&quot;RP([0-9]*)&quot;)));&quot;&quot;;INT(REGEXEXTRACT([.B17],&quot;RP([0-9]*)&quot;)))" office:value-type="string">
            <text:p/>
          </table:table-cell>
          <table:table-cell table:style-name="ce54" table:formula="of:=IF(ISNUMBER([.E17]);MOD([.E17];4);&quot;&quot;)" office:value-type="string">
            <text:p/>
          </table:table-cell>
          <table:table-cell table:style-name="ce54" table:formula="of:=VLOOKUP([.I17];['PIC PSS-Lite'.A:.B];2;FALSE)=[.F17]" office:value-type="string">
            <text:p>#N/A</text:p>
          </table:table-cell>
          <table:table-cell table:style-name="ce54"/>
          <table:table-cell table:style-name="ce55" table:formula="of:=IF(ISERROR(REGEXEXTRACT([.H17],&quot; - (.*)&quot;));&quot;&quot;;REGEXEXTRACT([.H17],&quot; - (.*)&quot;))" office:value-type="string">
            <text:p/>
          </table:table-cell>
          <table:table-cell table:style-name="ce52" office:value-type="string">
            <text:p>PWR</text:p>
          </table:table-cell>
          <table:table-cell table:style-name="ce52" office:value-type="string">
            <text:p>GND</text:p>
          </table:table-cell>
          <table:table-cell table:style-name="ce56"/>
          <table:table-cell table:style-name="ce57" office:value-type="string">
            <text:p>GND</text:p>
          </table:table-cell>
          <table:table-cell table:style-name="ce37" table:formula="of:=[.M17]=[.O17]" office:value-type="string">
            <text:p>TRUE</text:p>
          </table:table-cell>
          <table:table-cell table:style-name="ce58" table:formula="of:=VLOOKUP([.A17];['KiCad Netlist Import'.D:.F];3;FALSE)" office:value-type="string">
            <text:p>GND</text:p>
          </table:table-cell>
          <table:table-cell table:style-name="ce58" table:formula="of:=[.A17]" office:value-type="string">
            <text:p>51</text:p>
          </table:table-cell>
          <table:table-cell table:style-name="ce58" table:formula="of:=[.C17]" office:value-type="string">
            <text:p>VSS</text:p>
          </table:table-cell>
        </table:table-row>
        <table:table-row table:style-name="ro3">
          <table:table-cell table:style-name="ce59" office:value-type="float" office:value="1">
            <text:p>1</text:p>
          </table:table-cell>
          <table:table-cell table:style-name="ce59" office:value-type="string">
            <text:p>A18/SEG45/AN21/RH2</text:p>
          </table:table-cell>
          <table:table-cell table:style-name="ce60" office:value-type="string">
            <text:p>RH2/A18/PMD7</text:p>
          </table:table-cell>
          <table:table-cell table:style-name="ce37" table:formula="of:=REGEXEXTRACT([.B18],&quot;R[A-M][0-9]&quot;)" office:value-type="string">
            <text:p>RH2</text:p>
          </table:table-cell>
          <table:table-cell table:style-name="ce37" table:formula="of:=IF(ISERROR(INT(REGEXEXTRACT([.B18],&quot;RP([0-9]*)&quot;)));&quot;&quot;;INT(REGEXEXTRACT([.B18],&quot;RP([0-9]*)&quot;)))" office:value-type="string">
            <text:p/>
          </table:table-cell>
          <table:table-cell table:style-name="ce37" table:formula="of:=IF(ISNUMBER([.E18]);MOD([.E18];4);&quot;&quot;)" office:value-type="string">
            <text:p/>
          </table:table-cell>
          <table:table-cell table:style-name="ce37" table:formula="of:=VLOOKUP([.I18];['PIC PSS-Lite'.A:.B];2;FALSE)=[.F18]" office:value-type="string">
            <text:p>#N/A</text:p>
          </table:table-cell>
          <table:table-cell table:style-name="ce61" table:formula="of:=[.D18]" office:value-type="string">
            <text:p>RH2</text:p>
          </table:table-cell>
          <table:table-cell table:style-name="ce62" table:formula="of:=IF(ISERROR(REGEXEXTRACT([.H18],&quot; - (.*)&quot;));&quot;&quot;;REGEXEXTRACT([.H18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Input Port - Active</text:p>
          </table:table-cell>
          <table:table-cell table:style-name="ce37"/>
          <table:table-cell table:style-name="ce63" office:value-type="string">
            <text:p>L-GRX-A</text:p>
          </table:table-cell>
          <table:table-cell table:style-name="ce37" table:formula="of:=[.M18]=[.O18]" office:value-type="string">
            <text:p>TRUE</text:p>
          </table:table-cell>
          <table:table-cell table:style-name="ce61" table:formula="of:=VLOOKUP([.A18];['KiCad Netlist Import'.D:.F];3;FALSE)" office:value-type="string">
            <text:p>L-GRX-A</text:p>
          </table:table-cell>
          <table:table-cell table:style-name="ce61" table:formula="of:=[.A18]" office:value-type="string">
            <text:p>1</text:p>
          </table:table-cell>
          <table:table-cell table:style-name="ce61" table:formula="of:=[.C18]" office:value-type="string">
            <text:p>RH2/A18/PMD7</text:p>
          </table:table-cell>
        </table:table-row>
        <table:table-row table:style-name="ro3">
          <table:table-cell table:style-name="ce59" office:value-type="float" office:value="79">
            <text:p>79</text:p>
          </table:table-cell>
          <table:table-cell table:style-name="ce59" office:value-type="string">
            <text:p>A16/SEG47/AN23/RH0</text:p>
          </table:table-cell>
          <table:table-cell table:style-name="ce60" office:value-type="string">
            <text:p>RH0/A16</text:p>
          </table:table-cell>
          <table:table-cell table:style-name="ce37" table:formula="of:=REGEXEXTRACT([.B19],&quot;R[A-M][0-9]&quot;)" office:value-type="string">
            <text:p>RH0</text:p>
          </table:table-cell>
          <table:table-cell table:style-name="ce37" table:formula="of:=IF(ISERROR(INT(REGEXEXTRACT([.B19],&quot;RP([0-9]*)&quot;)));&quot;&quot;;INT(REGEXEXTRACT([.B19],&quot;RP([0-9]*)&quot;)))" office:value-type="string">
            <text:p/>
          </table:table-cell>
          <table:table-cell table:style-name="ce37" table:formula="of:=IF(ISNUMBER([.E19]);MOD([.E19];4);&quot;&quot;)" office:value-type="string">
            <text:p/>
          </table:table-cell>
          <table:table-cell table:style-name="ce37" table:formula="of:=VLOOKUP([.I19];['PIC PSS-Lite'.A:.B];2;FALSE)=[.F19]" office:value-type="string">
            <text:p>#N/A</text:p>
          </table:table-cell>
          <table:table-cell table:style-name="ce61" table:formula="of:=[.D19]" office:value-type="string">
            <text:p>RH0</text:p>
          </table:table-cell>
          <table:table-cell table:style-name="ce62" table:formula="of:=IF(ISERROR(REGEXEXTRACT([.H19],&quot; - (.*)&quot;));&quot;&quot;;REGEXEXTRACT([.H19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Input Port - Board Detect</text:p>
          </table:table-cell>
          <table:table-cell table:style-name="ce37"/>
          <table:table-cell table:style-name="ce63" office:value-type="string">
            <text:p>L-GRX-D</text:p>
          </table:table-cell>
          <table:table-cell table:style-name="ce37" table:formula="of:=[.M19]=[.O19]" office:value-type="string">
            <text:p>TRUE</text:p>
          </table:table-cell>
          <table:table-cell table:style-name="ce61" table:formula="of:=VLOOKUP([.A19];['KiCad Netlist Import'.D:.F];3;FALSE)" office:value-type="string">
            <text:p>L-GRX-D</text:p>
          </table:table-cell>
          <table:table-cell table:style-name="ce61" table:formula="of:=[.A19]" office:value-type="string">
            <text:p>79</text:p>
          </table:table-cell>
          <table:table-cell table:style-name="ce61" table:formula="of:=[.C19]" office:value-type="string">
            <text:p>RH0/A16</text:p>
          </table:table-cell>
        </table:table-row>
        <table:table-row table:style-name="ro3">
          <table:table-cell table:style-name="ce59" office:value-type="float" office:value="2">
            <text:p>2</text:p>
          </table:table-cell>
          <table:table-cell table:style-name="ce59" office:value-type="string">
            <text:p>A19/SEG44/AN20/RH3</text:p>
          </table:table-cell>
          <table:table-cell table:style-name="ce60" office:value-type="string">
            <text:p>RH3/A19/PMD6</text:p>
          </table:table-cell>
          <table:table-cell table:style-name="ce37" table:formula="of:=REGEXEXTRACT([.B20],&quot;R[A-M][0-9]&quot;)" office:value-type="string">
            <text:p>RH3</text:p>
          </table:table-cell>
          <table:table-cell table:style-name="ce37" table:formula="of:=IF(ISERROR(INT(REGEXEXTRACT([.B20],&quot;RP([0-9]*)&quot;)));&quot;&quot;;INT(REGEXEXTRACT([.B20],&quot;RP([0-9]*)&quot;)))" office:value-type="string">
            <text:p/>
          </table:table-cell>
          <table:table-cell table:style-name="ce37" table:formula="of:=IF(ISNUMBER([.E20]);MOD([.E20];4);&quot;&quot;)" office:value-type="string">
            <text:p/>
          </table:table-cell>
          <table:table-cell table:style-name="ce37" table:formula="of:=VLOOKUP([.I20];['PIC PSS-Lite'.A:.B];2;FALSE)=[.F20]" office:value-type="string">
            <text:p>#N/A</text:p>
          </table:table-cell>
          <table:table-cell table:style-name="ce61" table:formula="of:=[.D20]" office:value-type="string">
            <text:p>RH3</text:p>
          </table:table-cell>
          <table:table-cell table:style-name="ce62" table:formula="of:=IF(ISERROR(REGEXEXTRACT([.H20],&quot; - (.*)&quot;));&quot;&quot;;REGEXEXTRACT([.H20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Input Port - Extra</text:p>
          </table:table-cell>
          <table:table-cell table:style-name="ce37"/>
          <table:table-cell table:style-name="ce63" office:value-type="string">
            <text:p>L-GRX-E</text:p>
          </table:table-cell>
          <table:table-cell table:style-name="ce37" table:formula="of:=[.M20]=[.O20]" office:value-type="string">
            <text:p>TRUE</text:p>
          </table:table-cell>
          <table:table-cell table:style-name="ce61" table:formula="of:=VLOOKUP([.A20];['KiCad Netlist Import'.D:.F];3;FALSE)" office:value-type="string">
            <text:p>L-GRX-E</text:p>
          </table:table-cell>
          <table:table-cell table:style-name="ce61" table:formula="of:=[.A20]" office:value-type="string">
            <text:p>2</text:p>
          </table:table-cell>
          <table:table-cell table:style-name="ce61" table:formula="of:=[.C20]" office:value-type="string">
            <text:p>RH3/A19/PMD6</text:p>
          </table:table-cell>
        </table:table-row>
        <table:table-row table:style-name="ro3">
          <table:table-cell table:style-name="ce59" office:value-type="float" office:value="80">
            <text:p>80</text:p>
          </table:table-cell>
          <table:table-cell table:style-name="ce59" office:value-type="string">
            <text:p>A17/SEG46/AN22/RH1</text:p>
          </table:table-cell>
          <table:table-cell table:style-name="ce60" office:value-type="string">
            <text:p>RH1/A17</text:p>
          </table:table-cell>
          <table:table-cell table:style-name="ce37" table:formula="of:=REGEXEXTRACT([.B21],&quot;R[A-M][0-9]&quot;)" office:value-type="string">
            <text:p>RH1</text:p>
          </table:table-cell>
          <table:table-cell table:style-name="ce37" table:formula="of:=IF(ISERROR(INT(REGEXEXTRACT([.B21],&quot;RP([0-9]*)&quot;)));&quot;&quot;;INT(REGEXEXTRACT([.B21],&quot;RP([0-9]*)&quot;)))" office:value-type="string">
            <text:p/>
          </table:table-cell>
          <table:table-cell table:style-name="ce37" table:formula="of:=IF(ISNUMBER([.E21]);MOD([.E21];4);&quot;&quot;)" office:value-type="string">
            <text:p/>
          </table:table-cell>
          <table:table-cell table:style-name="ce37" table:formula="of:=VLOOKUP([.I21];['PIC PSS-Lite'.A:.B];2;FALSE)=[.F21]" office:value-type="string">
            <text:p>#N/A</text:p>
          </table:table-cell>
          <table:table-cell table:style-name="ce61" table:formula="of:=[.D21]" office:value-type="string">
            <text:p>RH1</text:p>
          </table:table-cell>
          <table:table-cell table:style-name="ce62" table:formula="of:=IF(ISERROR(REGEXEXTRACT([.H21],&quot; - (.*)&quot;));&quot;&quot;;REGEXEXTRACT([.H21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Input Port - Mode</text:p>
          </table:table-cell>
          <table:table-cell table:style-name="ce37"/>
          <table:table-cell table:style-name="ce63" office:value-type="string">
            <text:p>L-GRX-M</text:p>
          </table:table-cell>
          <table:table-cell table:style-name="ce37" table:formula="of:=[.M21]=[.O21]" office:value-type="string">
            <text:p>TRUE</text:p>
          </table:table-cell>
          <table:table-cell table:style-name="ce61" table:formula="of:=VLOOKUP([.A21];['KiCad Netlist Import'.D:.F];3;FALSE)" office:value-type="string">
            <text:p>L-GRX-M</text:p>
          </table:table-cell>
          <table:table-cell table:style-name="ce61" table:formula="of:=[.A21]" office:value-type="string">
            <text:p>80</text:p>
          </table:table-cell>
          <table:table-cell table:style-name="ce61" table:formula="of:=[.C21]" office:value-type="string">
            <text:p>RH1/A17</text:p>
          </table:table-cell>
        </table:table-row>
        <table:table-row table:style-name="ro3">
          <table:table-cell table:style-name="ce59" office:value-type="float" office:value="56">
            <text:p>56</text:p>
          </table:table-cell>
          <table:table-cell table:style-name="ce59" office:value-type="string">
            <text:p>SEG9/RP14/CTED1/RB2</text:p>
          </table:table-cell>
          <table:table-cell table:style-name="ce60" office:value-type="string">
            <text:p>RB2/INT2/PMA3</text:p>
          </table:table-cell>
          <table:table-cell table:style-name="ce37" table:formula="of:=REGEXEXTRACT([.B22],&quot;R[A-M][0-9]&quot;)" office:value-type="string">
            <text:p>RB2</text:p>
          </table:table-cell>
          <table:table-cell table:style-name="ce37" table:formula="of:=IF(ISERROR(INT(REGEXEXTRACT([.B22],&quot;RP([0-9]*)&quot;)));&quot;&quot;;INT(REGEXEXTRACT([.B22],&quot;RP([0-9]*)&quot;)))" office:value-type="string">
            <text:p>14</text:p>
          </table:table-cell>
          <table:table-cell table:style-name="ce37" table:formula="of:=IF(ISNUMBER([.E22]);MOD([.E22];4);&quot;&quot;)" office:value-type="string">
            <text:p>2</text:p>
          </table:table-cell>
          <table:table-cell table:style-name="ce37" table:formula="of:=VLOOKUP([.I22];['PIC PSS-Lite'.A:.B];2;FALSE)=[.F22]" office:value-type="string">
            <text:p>#N/A</text:p>
          </table:table-cell>
          <table:table-cell table:style-name="ce61" table:formula="of:=[.D22]" office:value-type="string">
            <text:p>RB2</text:p>
          </table:table-cell>
          <table:table-cell table:style-name="ce62" table:formula="of:=IF(ISERROR(REGEXEXTRACT([.H22],&quot; - (.*)&quot;));&quot;&quot;;REGEXEXTRACT([.H22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Output Port - Active</text:p>
          </table:table-cell>
          <table:table-cell table:style-name="ce37"/>
          <table:table-cell table:style-name="ce63" office:value-type="string">
            <text:p>L-GTX-A</text:p>
          </table:table-cell>
          <table:table-cell table:style-name="ce37" table:formula="of:=[.M22]=[.O22]" office:value-type="string">
            <text:p>TRUE</text:p>
          </table:table-cell>
          <table:table-cell table:style-name="ce61" table:formula="of:=VLOOKUP([.A22];['KiCad Netlist Import'.D:.F];3;FALSE)" office:value-type="string">
            <text:p>L-GTX-A</text:p>
          </table:table-cell>
          <table:table-cell table:style-name="ce61" table:formula="of:=[.A22]" office:value-type="string">
            <text:p>56</text:p>
          </table:table-cell>
          <table:table-cell table:style-name="ce61" table:formula="of:=[.C22]" office:value-type="string">
            <text:p>RB2/INT2/PMA3</text:p>
          </table:table-cell>
        </table:table-row>
        <table:table-row table:style-name="ro3">
          <table:table-cell table:style-name="ce59" office:value-type="float" office:value="58">
            <text:p>58</text:p>
          </table:table-cell>
          <table:table-cell table:style-name="ce59" office:value-type="string">
            <text:p>VLCAP1/RP8/CTED13/INT0/RB0</text:p>
          </table:table-cell>
          <table:table-cell table:style-name="ce60" office:value-type="string">
            <text:p>RB0/FLT0/INT0</text:p>
          </table:table-cell>
          <table:table-cell table:style-name="ce37" table:formula="of:=REGEXEXTRACT([.B23],&quot;R[A-M][0-9]&quot;)" office:value-type="string">
            <text:p>RB0</text:p>
          </table:table-cell>
          <table:table-cell table:style-name="ce37" table:formula="of:=IF(ISERROR(INT(REGEXEXTRACT([.B23],&quot;RP([0-9]*)&quot;)));&quot;&quot;;INT(REGEXEXTRACT([.B23],&quot;RP([0-9]*)&quot;)))" office:value-type="string">
            <text:p>8</text:p>
          </table:table-cell>
          <table:table-cell table:style-name="ce37" table:formula="of:=IF(ISNUMBER([.E23]);MOD([.E23];4);&quot;&quot;)" office:value-type="string">
            <text:p>0</text:p>
          </table:table-cell>
          <table:table-cell table:style-name="ce37" table:formula="of:=VLOOKUP([.I23];['PIC PSS-Lite'.A:.B];2;FALSE)=[.F23]" office:value-type="string">
            <text:p>#N/A</text:p>
          </table:table-cell>
          <table:table-cell table:style-name="ce61" table:formula="of:=[.D23]" office:value-type="string">
            <text:p>RB0</text:p>
          </table:table-cell>
          <table:table-cell table:style-name="ce62" table:formula="of:=IF(ISERROR(REGEXEXTRACT([.H23],&quot; - (.*)&quot;));&quot;&quot;;REGEXEXTRACT([.H23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Output Port - Board Detect</text:p>
          </table:table-cell>
          <table:table-cell table:style-name="ce37"/>
          <table:table-cell table:style-name="ce63" office:value-type="string">
            <text:p>L-GTX-D</text:p>
          </table:table-cell>
          <table:table-cell table:style-name="ce37" table:formula="of:=[.M23]=[.O23]" office:value-type="string">
            <text:p>TRUE</text:p>
          </table:table-cell>
          <table:table-cell table:style-name="ce61" table:formula="of:=VLOOKUP([.A23];['KiCad Netlist Import'.D:.F];3;FALSE)" office:value-type="string">
            <text:p>L-GTX-D</text:p>
          </table:table-cell>
          <table:table-cell table:style-name="ce61" table:formula="of:=[.A23]" office:value-type="string">
            <text:p>58</text:p>
          </table:table-cell>
          <table:table-cell table:style-name="ce61" table:formula="of:=[.C23]" office:value-type="string">
            <text:p>RB0/FLT0/INT0</text:p>
          </table:table-cell>
        </table:table-row>
        <table:table-row table:style-name="ro3">
          <table:table-cell table:style-name="ce59" office:value-type="float" office:value="55">
            <text:p>55</text:p>
          </table:table-cell>
          <table:table-cell table:style-name="ce59" office:value-type="string">
            <text:p>SEG10/RP7/CTED2/RB3</text:p>
          </table:table-cell>
          <table:table-cell table:style-name="ce60" office:value-type="string">
            <text:p>RB3/INT3/ECCP2/P2A/PMA2</text:p>
          </table:table-cell>
          <table:table-cell table:style-name="ce37" table:formula="of:=REGEXEXTRACT([.B24],&quot;R[A-M][0-9]&quot;)" office:value-type="string">
            <text:p>RB3</text:p>
          </table:table-cell>
          <table:table-cell table:style-name="ce37" table:formula="of:=IF(ISERROR(INT(REGEXEXTRACT([.B24],&quot;RP([0-9]*)&quot;)));&quot;&quot;;INT(REGEXEXTRACT([.B24],&quot;RP([0-9]*)&quot;)))" office:value-type="string">
            <text:p>7</text:p>
          </table:table-cell>
          <table:table-cell table:style-name="ce37" table:formula="of:=IF(ISNUMBER([.E24]);MOD([.E24];4);&quot;&quot;)" office:value-type="string">
            <text:p>3</text:p>
          </table:table-cell>
          <table:table-cell table:style-name="ce37" table:formula="of:=VLOOKUP([.I24];['PIC PSS-Lite'.A:.B];2;FALSE)=[.F24]" office:value-type="string">
            <text:p>#N/A</text:p>
          </table:table-cell>
          <table:table-cell table:style-name="ce61" table:formula="of:=[.D24]" office:value-type="string">
            <text:p>RB3</text:p>
          </table:table-cell>
          <table:table-cell table:style-name="ce62" table:formula="of:=IF(ISERROR(REGEXEXTRACT([.H24],&quot; - (.*)&quot;));&quot;&quot;;REGEXEXTRACT([.H24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Output Port - Extra</text:p>
          </table:table-cell>
          <table:table-cell table:style-name="ce37"/>
          <table:table-cell table:style-name="ce63" office:value-type="string">
            <text:p>L-GTX-E</text:p>
          </table:table-cell>
          <table:table-cell table:style-name="ce37" table:formula="of:=[.M24]=[.O24]" office:value-type="string">
            <text:p>TRUE</text:p>
          </table:table-cell>
          <table:table-cell table:style-name="ce61" table:formula="of:=VLOOKUP([.A24];['KiCad Netlist Import'.D:.F];3;FALSE)" office:value-type="string">
            <text:p>L-GTX-E</text:p>
          </table:table-cell>
          <table:table-cell table:style-name="ce61" table:formula="of:=[.A24]" office:value-type="string">
            <text:p>55</text:p>
          </table:table-cell>
          <table:table-cell table:style-name="ce61" table:formula="of:=[.C24]" office:value-type="string">
            <text:p>RB3/INT3/ECCP2/P2A/PMA2</text:p>
          </table:table-cell>
        </table:table-row>
        <table:table-row table:style-name="ro3">
          <table:table-cell table:style-name="ce59" office:value-type="float" office:value="57">
            <text:p>57</text:p>
          </table:table-cell>
          <table:table-cell table:style-name="ce59" office:value-type="string">
            <text:p>VLCAP2/RP9/RB1</text:p>
          </table:table-cell>
          <table:table-cell table:style-name="ce60" office:value-type="string">
            <text:p>RB1/INT1/PMA4</text:p>
          </table:table-cell>
          <table:table-cell table:style-name="ce37" table:formula="of:=REGEXEXTRACT([.B25],&quot;R[A-M][0-9]&quot;)" office:value-type="string">
            <text:p>RB1</text:p>
          </table:table-cell>
          <table:table-cell table:style-name="ce37" table:formula="of:=IF(ISERROR(INT(REGEXEXTRACT([.B25],&quot;RP([0-9]*)&quot;)));&quot;&quot;;INT(REGEXEXTRACT([.B25],&quot;RP([0-9]*)&quot;)))" office:value-type="string">
            <text:p>9</text:p>
          </table:table-cell>
          <table:table-cell table:style-name="ce37" table:formula="of:=IF(ISNUMBER([.E25]);MOD([.E25];4);&quot;&quot;)" office:value-type="string">
            <text:p>1</text:p>
          </table:table-cell>
          <table:table-cell table:style-name="ce37" table:formula="of:=VLOOKUP([.I25];['PIC PSS-Lite'.A:.B];2;FALSE)=[.F25]" office:value-type="string">
            <text:p>#N/A</text:p>
          </table:table-cell>
          <table:table-cell table:style-name="ce61" table:formula="of:=[.D25]" office:value-type="string">
            <text:p>RB1</text:p>
          </table:table-cell>
          <table:table-cell table:style-name="ce62" table:formula="of:=IF(ISERROR(REGEXEXTRACT([.H25],&quot; - (.*)&quot;));&quot;&quot;;REGEXEXTRACT([.H25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GTP Output Port - Mode</text:p>
          </table:table-cell>
          <table:table-cell table:style-name="ce37"/>
          <table:table-cell table:style-name="ce63" office:value-type="string">
            <text:p>L-GTX-M</text:p>
          </table:table-cell>
          <table:table-cell table:style-name="ce37" table:formula="of:=[.M25]=[.O25]" office:value-type="string">
            <text:p>TRUE</text:p>
          </table:table-cell>
          <table:table-cell table:style-name="ce61" table:formula="of:=VLOOKUP([.A25];['KiCad Netlist Import'.D:.F];3;FALSE)" office:value-type="string">
            <text:p>L-GTX-M</text:p>
          </table:table-cell>
          <table:table-cell table:style-name="ce61" table:formula="of:=[.A25]" office:value-type="string">
            <text:p>57</text:p>
          </table:table-cell>
          <table:table-cell table:style-name="ce61" table:formula="of:=[.C25]" office:value-type="string">
            <text:p>RB1/INT1/PMA4</text:p>
          </table:table-cell>
        </table:table-row>
        <table:table-row table:style-name="ro3">
          <table:table-cell table:style-name="ce59" office:value-type="float" office:value="68">
            <text:p>68</text:p>
          </table:table-cell>
          <table:table-cell table:style-name="ce59" office:value-type="string">
            <text:p>ALE/SEG32/RJ0</text:p>
          </table:table-cell>
          <table:table-cell table:style-name="ce60" office:value-type="string">
            <text:p>RD2/AD2/PMD2</text:p>
          </table:table-cell>
          <table:table-cell table:style-name="ce37" table:formula="of:=REGEXEXTRACT([.B26],&quot;R[A-M][0-9]&quot;)" office:value-type="string">
            <text:p>RJ0</text:p>
          </table:table-cell>
          <table:table-cell table:style-name="ce37" table:formula="of:=IF(ISERROR(INT(REGEXEXTRACT([.B26],&quot;RP([0-9]*)&quot;)));&quot;&quot;;INT(REGEXEXTRACT([.B26],&quot;RP([0-9]*)&quot;)))" office:value-type="string">
            <text:p/>
          </table:table-cell>
          <table:table-cell table:style-name="ce37" table:formula="of:=IF(ISNUMBER([.E26]);MOD([.E26];4);&quot;&quot;)" office:value-type="string">
            <text:p/>
          </table:table-cell>
          <table:table-cell table:style-name="ce37" table:formula="of:=VLOOKUP([.I26];['PIC PSS-Lite'.A:.B];2;FALSE)=[.F26]" office:value-type="string">
            <text:p>#N/A</text:p>
          </table:table-cell>
          <table:table-cell table:style-name="ce61" table:formula="of:=[.D26]" office:value-type="string">
            <text:p>RJ0</text:p>
          </table:table-cell>
          <table:table-cell table:style-name="ce62"/>
          <table:table-cell table:style-name="ce63" office:value-type="string">
            <text:p>LED</text:p>
          </table:table-cell>
          <table:table-cell table:style-name="ce63" office:value-type="string">
            <text:p>HDMI - P1 -- Active</text:p>
          </table:table-cell>
          <table:table-cell table:style-name="ce37"/>
          <table:table-cell table:style-name="ce63" office:value-type="string">
            <text:p>L-RX1-A</text:p>
          </table:table-cell>
          <table:table-cell table:style-name="ce37" table:formula="of:=[.M26]=[.O26]" office:value-type="string">
            <text:p>TRUE</text:p>
          </table:table-cell>
          <table:table-cell table:style-name="ce61" table:formula="of:=VLOOKUP([.A26];['KiCad Netlist Import'.D:.F];3;FALSE)" office:value-type="string">
            <text:p>L-RX1-A</text:p>
          </table:table-cell>
          <table:table-cell table:style-name="ce61" table:formula="of:=[.A26]" office:value-type="string">
            <text:p>68</text:p>
          </table:table-cell>
          <table:table-cell table:style-name="ce61" table:formula="of:=[.C26]" office:value-type="string">
            <text:p>RD2/AD2/PMD2</text:p>
          </table:table-cell>
        </table:table-row>
        <table:table-row table:style-name="ro3">
          <table:table-cell table:style-name="ce59" office:value-type="float" office:value="4">
            <text:p>4</text:p>
          </table:table-cell>
          <table:table-cell table:style-name="ce59" office:value-type="string">
            <text:p>AD8/LCDBIAS1/RP28/RD/RE0</text:p>
          </table:table-cell>
          <table:table-cell table:style-name="ce60" office:value-type="string">
            <text:p>RE0/AD8/PMRD</text:p>
          </table:table-cell>
          <table:table-cell table:style-name="ce37" table:formula="of:=REGEXEXTRACT([.B27],&quot;R[A-M][0-9]&quot;)" office:value-type="string">
            <text:p>RE0</text:p>
          </table:table-cell>
          <table:table-cell table:style-name="ce37" table:formula="of:=IF(ISERROR(INT(REGEXEXTRACT([.B27],&quot;RP([0-9]*)&quot;)));&quot;&quot;;INT(REGEXEXTRACT([.B27],&quot;RP([0-9]*)&quot;)))" office:value-type="string">
            <text:p>28</text:p>
          </table:table-cell>
          <table:table-cell table:style-name="ce37" table:formula="of:=IF(ISNUMBER([.E27]);MOD([.E27];4);&quot;&quot;)" office:value-type="string">
            <text:p>0</text:p>
          </table:table-cell>
          <table:table-cell table:style-name="ce37" table:formula="of:=VLOOKUP([.I27];['PIC PSS-Lite'.A:.B];2;FALSE)=[.F27]" office:value-type="string">
            <text:p>#N/A</text:p>
          </table:table-cell>
          <table:table-cell table:style-name="ce61" table:formula="of:=[.D27]" office:value-type="string">
            <text:p>RE0</text:p>
          </table:table-cell>
          <table:table-cell table:style-name="ce62" table:formula="of:=IF(ISERROR(REGEXEXTRACT([.H27],&quot; - (.*)&quot;));&quot;&quot;;REGEXEXTRACT([.H27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1 -- Cable Detect</text:p>
          </table:table-cell>
          <table:table-cell table:style-name="ce37"/>
          <table:table-cell table:style-name="ce63" office:value-type="string">
            <text:p>L-RX1-C</text:p>
          </table:table-cell>
          <table:table-cell table:style-name="ce37" table:formula="of:=[.M27]=[.O27]" office:value-type="string">
            <text:p>TRUE</text:p>
          </table:table-cell>
          <table:table-cell table:style-name="ce61" table:formula="of:=VLOOKUP([.A27];['KiCad Netlist Import'.D:.F];3;FALSE)" office:value-type="string">
            <text:p>L-RX1-C</text:p>
          </table:table-cell>
          <table:table-cell table:style-name="ce61" table:formula="of:=[.A27]" office:value-type="string">
            <text:p>4</text:p>
          </table:table-cell>
          <table:table-cell table:style-name="ce61" table:formula="of:=[.C27]" office:value-type="string">
            <text:p>RE0/AD8/PMRD</text:p>
          </table:table-cell>
        </table:table-row>
        <table:table-row table:style-name="ro3">
          <table:table-cell table:style-name="ce59" office:value-type="float" office:value="76">
            <text:p>76</text:p>
          </table:table-cell>
          <table:table-cell table:style-name="ce59" office:value-type="string">
            <text:p>AD12/COM1/RP32/RE4</text:p>
          </table:table-cell>
          <table:table-cell table:style-name="ce60" office:value-type="string">
            <text:p>RE4/AD12/PMA12/P3B</text:p>
          </table:table-cell>
          <table:table-cell table:style-name="ce37" table:formula="of:=REGEXEXTRACT([.B28],&quot;R[A-M][0-9]&quot;)" office:value-type="string">
            <text:p>RE4</text:p>
          </table:table-cell>
          <table:table-cell table:style-name="ce37" table:formula="of:=IF(ISERROR(INT(REGEXEXTRACT([.B28],&quot;RP([0-9]*)&quot;)));&quot;&quot;;INT(REGEXEXTRACT([.B28],&quot;RP([0-9]*)&quot;)))" office:value-type="string">
            <text:p>32</text:p>
          </table:table-cell>
          <table:table-cell table:style-name="ce37" table:formula="of:=IF(ISNUMBER([.E28]);MOD([.E28];4);&quot;&quot;)" office:value-type="string">
            <text:p>0</text:p>
          </table:table-cell>
          <table:table-cell table:style-name="ce37" table:formula="of:=VLOOKUP([.I28];['PIC PSS-Lite'.A:.B];2;FALSE)=[.F28]" office:value-type="string">
            <text:p>#N/A</text:p>
          </table:table-cell>
          <table:table-cell table:style-name="ce61" table:formula="of:=[.D28]" office:value-type="string">
            <text:p>RE4</text:p>
          </table:table-cell>
          <table:table-cell table:style-name="ce62" table:formula="of:=IF(ISERROR(REGEXEXTRACT([.H28],&quot; - (.*)&quot;));&quot;&quot;;REGEXEXTRACT([.H28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1 -- Device Detect</text:p>
          </table:table-cell>
          <table:table-cell table:style-name="ce37"/>
          <table:table-cell table:style-name="ce63" office:value-type="string">
            <text:p>L-RX1-D</text:p>
          </table:table-cell>
          <table:table-cell table:style-name="ce37" table:formula="of:=[.M28]=[.O28]" office:value-type="string">
            <text:p>TRUE</text:p>
          </table:table-cell>
          <table:table-cell table:style-name="ce61" table:formula="of:=VLOOKUP([.A28];['KiCad Netlist Import'.D:.F];3;FALSE)" office:value-type="string">
            <text:p>L-RX1-D</text:p>
          </table:table-cell>
          <table:table-cell table:style-name="ce61" table:formula="of:=[.A28]" office:value-type="string">
            <text:p>76</text:p>
          </table:table-cell>
          <table:table-cell table:style-name="ce61" table:formula="of:=[.C28]" office:value-type="string">
            <text:p>RE4/AD12/PMA12/P3B</text:p>
          </table:table-cell>
        </table:table-row>
        <table:table-row table:style-name="ro3">
          <table:table-cell table:style-name="ce59" office:value-type="float" office:value="39">
            <text:p>39</text:p>
          </table:table-cell>
          <table:table-cell table:style-name="ce59" office:value-type="string">
            <text:p>BA0/SEG39/RJ4
</text:p>
          </table:table-cell>
          <table:table-cell table:style-name="ce60" office:value-type="string">
            <text:p>RJ4/BA0</text:p>
          </table:table-cell>
          <table:table-cell table:style-name="ce37" table:formula="of:=REGEXEXTRACT([.B29],&quot;R[A-M][0-9]&quot;)" office:value-type="string">
            <text:p>RJ4</text:p>
          </table:table-cell>
          <table:table-cell table:style-name="ce37" table:formula="of:=IF(ISERROR(INT(REGEXEXTRACT([.B29],&quot;RP([0-9]*)&quot;)));&quot;&quot;;INT(REGEXEXTRACT([.B29],&quot;RP([0-9]*)&quot;)))" office:value-type="string">
            <text:p/>
          </table:table-cell>
          <table:table-cell table:style-name="ce37" table:formula="of:=IF(ISNUMBER([.E29]);MOD([.E29];4);&quot;&quot;)" office:value-type="string">
            <text:p/>
          </table:table-cell>
          <table:table-cell table:style-name="ce37" table:formula="of:=VLOOKUP([.I29];['PIC PSS-Lite'.A:.B];2;FALSE)=[.F29]" office:value-type="string">
            <text:p>#N/A</text:p>
          </table:table-cell>
          <table:table-cell table:style-name="ce61" table:formula="of:=[.D29]" office:value-type="string">
            <text:p>RJ4</text:p>
          </table:table-cell>
          <table:table-cell table:style-name="ce62" table:formula="of:=IF(ISERROR(REGEXEXTRACT([.H29],&quot; - (.*)&quot;));&quot;&quot;;REGEXEXTRACT([.H29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1 -- Extra</text:p>
          </table:table-cell>
          <table:table-cell table:style-name="ce37"/>
          <table:table-cell table:style-name="ce63" office:value-type="string">
            <text:p>L-RX1-E</text:p>
          </table:table-cell>
          <table:table-cell table:style-name="ce37" table:formula="of:=[.M29]=[.O29]" office:value-type="string">
            <text:p>TRUE</text:p>
          </table:table-cell>
          <table:table-cell table:style-name="ce61" table:formula="of:=VLOOKUP([.A29];['KiCad Netlist Import'.D:.F];3;FALSE)" office:value-type="string">
            <text:p>L-RX1-E</text:p>
          </table:table-cell>
          <table:table-cell table:style-name="ce61" table:formula="of:=[.A29]" office:value-type="string">
            <text:p>39</text:p>
          </table:table-cell>
          <table:table-cell table:style-name="ce61" table:formula="of:=[.C29]" office:value-type="string">
            <text:p>RJ4/BA0</text:p>
          </table:table-cell>
        </table:table-row>
        <table:table-row table:style-name="ro3">
          <table:table-cell table:style-name="ce59" office:value-type="float" office:value="69">
            <text:p>69</text:p>
          </table:table-cell>
          <table:table-cell table:style-name="ce59" office:value-type="string">
            <text:p>OE/SEG33/RJ1</text:p>
          </table:table-cell>
          <table:table-cell table:style-name="ce60" office:value-type="string">
            <text:p>RD1/AD1/PMD1</text:p>
          </table:table-cell>
          <table:table-cell table:style-name="ce37" table:formula="of:=REGEXEXTRACT([.B30],&quot;R[A-M][0-9]&quot;)" office:value-type="string">
            <text:p>RJ1</text:p>
          </table:table-cell>
          <table:table-cell table:style-name="ce37" table:formula="of:=IF(ISERROR(INT(REGEXEXTRACT([.B30],&quot;RP([0-9]*)&quot;)));&quot;&quot;;INT(REGEXEXTRACT([.B30],&quot;RP([0-9]*)&quot;)))" office:value-type="string">
            <text:p/>
          </table:table-cell>
          <table:table-cell table:style-name="ce37" table:formula="of:=IF(ISNUMBER([.E30]);MOD([.E30];4);&quot;&quot;)" office:value-type="string">
            <text:p/>
          </table:table-cell>
          <table:table-cell table:style-name="ce37" table:formula="of:=VLOOKUP([.I30];['PIC PSS-Lite'.A:.B];2;FALSE)=[.F30]" office:value-type="string">
            <text:p>#N/A</text:p>
          </table:table-cell>
          <table:table-cell table:style-name="ce61" table:formula="of:=[.D30]" office:value-type="string">
            <text:p>RJ1</text:p>
          </table:table-cell>
          <table:table-cell table:style-name="ce62"/>
          <table:table-cell table:style-name="ce63" office:value-type="string">
            <text:p>LED</text:p>
          </table:table-cell>
          <table:table-cell table:style-name="ce63" office:value-type="string">
            <text:p>HDMI - P2 -- Active</text:p>
          </table:table-cell>
          <table:table-cell table:style-name="ce37"/>
          <table:table-cell table:style-name="ce63" office:value-type="string">
            <text:p>L-TX1-A</text:p>
          </table:table-cell>
          <table:table-cell table:style-name="ce37" table:formula="of:=[.M30]=[.O30]" office:value-type="string">
            <text:p>TRUE</text:p>
          </table:table-cell>
          <table:table-cell table:style-name="ce61" table:formula="of:=VLOOKUP([.A30];['KiCad Netlist Import'.D:.F];3;FALSE)" office:value-type="string">
            <text:p>L-TX1-A</text:p>
          </table:table-cell>
          <table:table-cell table:style-name="ce61" table:formula="of:=[.A30]" office:value-type="string">
            <text:p>69</text:p>
          </table:table-cell>
          <table:table-cell table:style-name="ce61" table:formula="of:=[.C30]" office:value-type="string">
            <text:p>RD1/AD1/PMD1</text:p>
          </table:table-cell>
        </table:table-row>
        <table:table-row table:style-name="ro3">
          <table:table-cell table:style-name="ce59" office:value-type="float" office:value="3">
            <text:p>3</text:p>
          </table:table-cell>
          <table:table-cell table:style-name="ce59" office:value-type="string">
            <text:p>AD9/LCDBIAS2/RP29/WR/RE1</text:p>
          </table:table-cell>
          <table:table-cell table:style-name="ce60" office:value-type="string">
            <text:p>RE1/AD9/PMWR</text:p>
          </table:table-cell>
          <table:table-cell table:style-name="ce37" table:formula="of:=REGEXEXTRACT([.B31],&quot;R[A-M][0-9]&quot;)" office:value-type="string">
            <text:p>RE1</text:p>
          </table:table-cell>
          <table:table-cell table:style-name="ce37" table:formula="of:=IF(ISERROR(INT(REGEXEXTRACT([.B31],&quot;RP([0-9]*)&quot;)));&quot;&quot;;INT(REGEXEXTRACT([.B31],&quot;RP([0-9]*)&quot;)))" office:value-type="string">
            <text:p>29</text:p>
          </table:table-cell>
          <table:table-cell table:style-name="ce37" table:formula="of:=IF(ISNUMBER([.E31]);MOD([.E31];4);&quot;&quot;)" office:value-type="string">
            <text:p>1</text:p>
          </table:table-cell>
          <table:table-cell table:style-name="ce37" table:formula="of:=VLOOKUP([.I31];['PIC PSS-Lite'.A:.B];2;FALSE)=[.F31]" office:value-type="string">
            <text:p>#N/A</text:p>
          </table:table-cell>
          <table:table-cell table:style-name="ce61" table:formula="of:=[.D31]" office:value-type="string">
            <text:p>RE1</text:p>
          </table:table-cell>
          <table:table-cell table:style-name="ce62" table:formula="of:=IF(ISERROR(REGEXEXTRACT([.H31],&quot; - (.*)&quot;));&quot;&quot;;REGEXEXTRACT([.H31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2 -- Cable Detect</text:p>
          </table:table-cell>
          <table:table-cell table:style-name="ce37"/>
          <table:table-cell table:style-name="ce63" office:value-type="string">
            <text:p>L-TX1-C</text:p>
          </table:table-cell>
          <table:table-cell table:style-name="ce37" table:formula="of:=[.M31]=[.O31]" office:value-type="string">
            <text:p>TRUE</text:p>
          </table:table-cell>
          <table:table-cell table:style-name="ce61" table:formula="of:=VLOOKUP([.A31];['KiCad Netlist Import'.D:.F];3;FALSE)" office:value-type="string">
            <text:p>L-TX1-C</text:p>
          </table:table-cell>
          <table:table-cell table:style-name="ce61" table:formula="of:=[.A31]" office:value-type="string">
            <text:p>3</text:p>
          </table:table-cell>
          <table:table-cell table:style-name="ce61" table:formula="of:=[.C31]" office:value-type="string">
            <text:p>RE1/AD9/PMWR</text:p>
          </table:table-cell>
        </table:table-row>
        <table:table-row table:style-name="ro3">
          <table:table-cell table:style-name="ce59" office:value-type="float" office:value="75">
            <text:p>75</text:p>
          </table:table-cell>
          <table:table-cell table:style-name="ce59" office:value-type="string">
            <text:p>AD13/COM2/RP37/RE5</text:p>
          </table:table-cell>
          <table:table-cell table:style-name="ce60" office:value-type="string">
            <text:p>RE5/AD13/PMA11/P1C</text:p>
          </table:table-cell>
          <table:table-cell table:style-name="ce37" table:formula="of:=REGEXEXTRACT([.B32],&quot;R[A-M][0-9]&quot;)" office:value-type="string">
            <text:p>RE5</text:p>
          </table:table-cell>
          <table:table-cell table:style-name="ce37" table:formula="of:=IF(ISERROR(INT(REGEXEXTRACT([.B32],&quot;RP([0-9]*)&quot;)));&quot;&quot;;INT(REGEXEXTRACT([.B32],&quot;RP([0-9]*)&quot;)))" office:value-type="string">
            <text:p>37</text:p>
          </table:table-cell>
          <table:table-cell table:style-name="ce37" table:formula="of:=IF(ISNUMBER([.E32]);MOD([.E32];4);&quot;&quot;)" office:value-type="string">
            <text:p>1</text:p>
          </table:table-cell>
          <table:table-cell table:style-name="ce37" table:formula="of:=VLOOKUP([.I32];['PIC PSS-Lite'.A:.B];2;FALSE)=[.F32]" office:value-type="string">
            <text:p>#N/A</text:p>
          </table:table-cell>
          <table:table-cell table:style-name="ce61" table:formula="of:=[.D32]" office:value-type="string">
            <text:p>RE5</text:p>
          </table:table-cell>
          <table:table-cell table:style-name="ce62" table:formula="of:=IF(ISERROR(REGEXEXTRACT([.H32],&quot; - (.*)&quot;));&quot;&quot;;REGEXEXTRACT([.H32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2 -- Device Detect</text:p>
          </table:table-cell>
          <table:table-cell table:style-name="ce37"/>
          <table:table-cell table:style-name="ce63" office:value-type="string">
            <text:p>L-TX1-D</text:p>
          </table:table-cell>
          <table:table-cell table:style-name="ce37" table:formula="of:=[.M32]=[.O32]" office:value-type="string">
            <text:p>TRUE</text:p>
          </table:table-cell>
          <table:table-cell table:style-name="ce61" table:formula="of:=VLOOKUP([.A32];['KiCad Netlist Import'.D:.F];3;FALSE)" office:value-type="string">
            <text:p>L-TX1-D</text:p>
          </table:table-cell>
          <table:table-cell table:style-name="ce61" table:formula="of:=[.A32]" office:value-type="string">
            <text:p>75</text:p>
          </table:table-cell>
          <table:table-cell table:style-name="ce61" table:formula="of:=[.C32]" office:value-type="string">
            <text:p>RE5/AD13/PMA11/P1C</text:p>
          </table:table-cell>
        </table:table-row>
        <table:table-row table:style-name="ro3">
          <table:table-cell table:style-name="ce59" office:value-type="float" office:value="40">
            <text:p>40</text:p>
          </table:table-cell>
          <table:table-cell table:style-name="ce59" office:value-type="string">
            <text:p>CE/SEG38/RJ5
</text:p>
          </table:table-cell>
          <table:table-cell table:style-name="ce60" office:value-type="string">
            <text:p>RJ5/CE</text:p>
          </table:table-cell>
          <table:table-cell table:style-name="ce37" table:formula="of:=REGEXEXTRACT([.B33],&quot;R[A-M][0-9]&quot;)" office:value-type="string">
            <text:p>RJ5</text:p>
          </table:table-cell>
          <table:table-cell table:style-name="ce37" table:formula="of:=IF(ISERROR(INT(REGEXEXTRACT([.B33],&quot;RP([0-9]*)&quot;)));&quot;&quot;;INT(REGEXEXTRACT([.B33],&quot;RP([0-9]*)&quot;)))" office:value-type="string">
            <text:p/>
          </table:table-cell>
          <table:table-cell table:style-name="ce37" table:formula="of:=IF(ISNUMBER([.E33]);MOD([.E33];4);&quot;&quot;)" office:value-type="string">
            <text:p/>
          </table:table-cell>
          <table:table-cell table:style-name="ce37" table:formula="of:=VLOOKUP([.I33];['PIC PSS-Lite'.A:.B];2;FALSE)=[.F33]" office:value-type="string">
            <text:p>#N/A</text:p>
          </table:table-cell>
          <table:table-cell table:style-name="ce61" table:formula="of:=[.D33]" office:value-type="string">
            <text:p>RJ5</text:p>
          </table:table-cell>
          <table:table-cell table:style-name="ce62" table:formula="of:=IF(ISERROR(REGEXEXTRACT([.H33],&quot; - (.*)&quot;));&quot;&quot;;REGEXEXTRACT([.H33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2 -- Extra</text:p>
          </table:table-cell>
          <table:table-cell table:style-name="ce37"/>
          <table:table-cell table:style-name="ce63" office:value-type="string">
            <text:p>L-TX1-E</text:p>
          </table:table-cell>
          <table:table-cell table:style-name="ce37" table:formula="of:=[.M33]=[.O33]" office:value-type="string">
            <text:p>TRUE</text:p>
          </table:table-cell>
          <table:table-cell table:style-name="ce61" table:formula="of:=VLOOKUP([.A33];['KiCad Netlist Import'.D:.F];3;FALSE)" office:value-type="string">
            <text:p>L-TX1-E</text:p>
          </table:table-cell>
          <table:table-cell table:style-name="ce61" table:formula="of:=[.A33]" office:value-type="string">
            <text:p>40</text:p>
          </table:table-cell>
          <table:table-cell table:style-name="ce61" table:formula="of:=[.C33]" office:value-type="string">
            <text:p>RJ5/CE</text:p>
          </table:table-cell>
        </table:table-row>
        <table:table-row table:style-name="ro3">
          <table:table-cell table:style-name="ce59" office:value-type="float" office:value="60">
            <text:p>60</text:p>
          </table:table-cell>
          <table:table-cell table:style-name="ce59" office:value-type="string">
            <text:p>WRL/SEG34/RJ2</text:p>
          </table:table-cell>
          <table:table-cell table:style-name="ce60" office:value-type="string">
            <text:p>RJ2/WRL</text:p>
          </table:table-cell>
          <table:table-cell table:style-name="ce37" table:formula="of:=REGEXEXTRACT([.B34],&quot;R[A-M][0-9]&quot;)" office:value-type="string">
            <text:p>RJ2</text:p>
          </table:table-cell>
          <table:table-cell table:style-name="ce37" table:formula="of:=IF(ISERROR(INT(REGEXEXTRACT([.B34],&quot;RP([0-9]*)&quot;)));&quot;&quot;;INT(REGEXEXTRACT([.B34],&quot;RP([0-9]*)&quot;)))" office:value-type="string">
            <text:p/>
          </table:table-cell>
          <table:table-cell table:style-name="ce37" table:formula="of:=IF(ISNUMBER([.E34]);MOD([.E34];4);&quot;&quot;)" office:value-type="string">
            <text:p/>
          </table:table-cell>
          <table:table-cell table:style-name="ce37" table:formula="of:=VLOOKUP([.I34];['PIC PSS-Lite'.A:.B];2;FALSE)=[.F34]" office:value-type="string">
            <text:p>#N/A</text:p>
          </table:table-cell>
          <table:table-cell table:style-name="ce61" table:formula="of:=[.D34]" office:value-type="string">
            <text:p>RJ2</text:p>
          </table:table-cell>
          <table:table-cell table:style-name="ce62" table:formula="of:=IF(ISERROR(REGEXEXTRACT([.H34],&quot; - (.*)&quot;));&quot;&quot;;REGEXEXTRACT([.H34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3 -- Active</text:p>
          </table:table-cell>
          <table:table-cell table:style-name="ce37"/>
          <table:table-cell table:style-name="ce63" office:value-type="string">
            <text:p>L-RX2-A</text:p>
          </table:table-cell>
          <table:table-cell table:style-name="ce37" table:formula="of:=[.M34]=[.O34]" office:value-type="string">
            <text:p>TRUE</text:p>
          </table:table-cell>
          <table:table-cell table:style-name="ce61" table:formula="of:=VLOOKUP([.A34];['KiCad Netlist Import'.D:.F];3;FALSE)" office:value-type="string">
            <text:p>L-RX2-A</text:p>
          </table:table-cell>
          <table:table-cell table:style-name="ce61" table:formula="of:=[.A34]" office:value-type="string">
            <text:p>60</text:p>
          </table:table-cell>
          <table:table-cell table:style-name="ce61" table:formula="of:=[.C34]" office:value-type="string">
            <text:p>RJ2/WRL</text:p>
          </table:table-cell>
        </table:table-row>
        <table:table-row table:style-name="ro3">
          <table:table-cell table:style-name="ce59" office:value-type="float" office:value="78">
            <text:p>78</text:p>
          </table:table-cell>
          <table:table-cell table:style-name="ce59" office:value-type="string">
            <text:p>AD10/LCDBIAS3/RP30/CS/RE3</text:p>
          </table:table-cell>
          <table:table-cell table:style-name="ce60" office:value-type="string">
            <text:p>RE2/AD10/PMBE/P2B</text:p>
          </table:table-cell>
          <table:table-cell table:style-name="ce37" table:formula="of:=REGEXEXTRACT([.B35],&quot;R[A-M][0-9]&quot;)" office:value-type="string">
            <text:p>RE3</text:p>
          </table:table-cell>
          <table:table-cell table:style-name="ce37" table:formula="of:=IF(ISERROR(INT(REGEXEXTRACT([.B35],&quot;RP([0-9]*)&quot;)));&quot;&quot;;INT(REGEXEXTRACT([.B35],&quot;RP([0-9]*)&quot;)))" office:value-type="string">
            <text:p>30</text:p>
          </table:table-cell>
          <table:table-cell table:style-name="ce37" table:formula="of:=IF(ISNUMBER([.E35]);MOD([.E35];4);&quot;&quot;)" office:value-type="string">
            <text:p>2</text:p>
          </table:table-cell>
          <table:table-cell table:style-name="ce37" table:formula="of:=VLOOKUP([.I35];['PIC PSS-Lite'.A:.B];2;FALSE)=[.F35]" office:value-type="string">
            <text:p>#N/A</text:p>
          </table:table-cell>
          <table:table-cell table:style-name="ce61" table:formula="of:=[.D35]" office:value-type="string">
            <text:p>RE3</text:p>
          </table:table-cell>
          <table:table-cell table:style-name="ce62" table:formula="of:=IF(ISERROR(REGEXEXTRACT([.H35],&quot; - (.*)&quot;));&quot;&quot;;REGEXEXTRACT([.H35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3 -- Cable Detect</text:p>
          </table:table-cell>
          <table:table-cell table:style-name="ce37"/>
          <table:table-cell table:style-name="ce63" office:value-type="string">
            <text:p>L-RX2-C</text:p>
          </table:table-cell>
          <table:table-cell table:style-name="ce37" table:formula="of:=[.M35]=[.O35]" office:value-type="string">
            <text:p>TRUE</text:p>
          </table:table-cell>
          <table:table-cell table:style-name="ce61" table:formula="of:=VLOOKUP([.A35];['KiCad Netlist Import'.D:.F];3;FALSE)" office:value-type="string">
            <text:p>L-RX2-C</text:p>
          </table:table-cell>
          <table:table-cell table:style-name="ce61" table:formula="of:=[.A35]" office:value-type="string">
            <text:p>78</text:p>
          </table:table-cell>
          <table:table-cell table:style-name="ce61" table:formula="of:=[.C35]" office:value-type="string">
            <text:p>RE2/AD10/PMBE/P2B</text:p>
          </table:table-cell>
        </table:table-row>
        <table:table-row table:style-name="ro3">
          <table:table-cell table:style-name="ce59" office:value-type="float" office:value="74">
            <text:p>74</text:p>
          </table:table-cell>
          <table:table-cell table:style-name="ce59" office:value-type="string">
            <text:p>AD14/COM3/RP34/RE6</text:p>
          </table:table-cell>
          <table:table-cell table:style-name="ce60" office:value-type="string">
            <text:p>RE6/AD14/PMA10/P1B</text:p>
          </table:table-cell>
          <table:table-cell table:style-name="ce37" table:formula="of:=REGEXEXTRACT([.B36],&quot;R[A-M][0-9]&quot;)" office:value-type="string">
            <text:p>RE6</text:p>
          </table:table-cell>
          <table:table-cell table:style-name="ce37" table:formula="of:=IF(ISERROR(INT(REGEXEXTRACT([.B36],&quot;RP([0-9]*)&quot;)));&quot;&quot;;INT(REGEXEXTRACT([.B36],&quot;RP([0-9]*)&quot;)))" office:value-type="string">
            <text:p>34</text:p>
          </table:table-cell>
          <table:table-cell table:style-name="ce37" table:formula="of:=IF(ISNUMBER([.E36]);MOD([.E36];4);&quot;&quot;)" office:value-type="string">
            <text:p>2</text:p>
          </table:table-cell>
          <table:table-cell table:style-name="ce37" table:formula="of:=VLOOKUP([.I36];['PIC PSS-Lite'.A:.B];2;FALSE)=[.F36]" office:value-type="string">
            <text:p>#N/A</text:p>
          </table:table-cell>
          <table:table-cell table:style-name="ce61" table:formula="of:=[.D36]" office:value-type="string">
            <text:p>RE6</text:p>
          </table:table-cell>
          <table:table-cell table:style-name="ce62" table:formula="of:=IF(ISERROR(REGEXEXTRACT([.H36],&quot; - (.*)&quot;));&quot;&quot;;REGEXEXTRACT([.H36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3 -- Device Detect</text:p>
          </table:table-cell>
          <table:table-cell table:style-name="ce37"/>
          <table:table-cell table:style-name="ce63" office:value-type="string">
            <text:p>L-RX2-D</text:p>
          </table:table-cell>
          <table:table-cell table:style-name="ce37" table:formula="of:=[.M36]=[.O36]" office:value-type="string">
            <text:p>TRUE</text:p>
          </table:table-cell>
          <table:table-cell table:style-name="ce61" table:formula="of:=VLOOKUP([.A36];['KiCad Netlist Import'.D:.F];3;FALSE)" office:value-type="string">
            <text:p>L-RX2-D</text:p>
          </table:table-cell>
          <table:table-cell table:style-name="ce61" table:formula="of:=[.A36]" office:value-type="string">
            <text:p>74</text:p>
          </table:table-cell>
          <table:table-cell table:style-name="ce61" table:formula="of:=[.C36]" office:value-type="string">
            <text:p>RE6/AD14/PMA10/P1B</text:p>
          </table:table-cell>
        </table:table-row>
        <table:table-row table:style-name="ro3">
          <table:table-cell table:style-name="ce59" office:value-type="float" office:value="41">
            <text:p>41</text:p>
          </table:table-cell>
          <table:table-cell table:style-name="ce59" office:value-type="string">
            <text:p>LB/SEG37/RJ6</text:p>
          </table:table-cell>
          <table:table-cell table:style-name="ce60" office:value-type="string">
            <text:p>RJ6/LB</text:p>
          </table:table-cell>
          <table:table-cell table:style-name="ce37" table:formula="of:=REGEXEXTRACT([.B37],&quot;R[A-M][0-9]&quot;)" office:value-type="string">
            <text:p>RJ6</text:p>
          </table:table-cell>
          <table:table-cell table:style-name="ce37" table:formula="of:=IF(ISERROR(INT(REGEXEXTRACT([.B37],&quot;RP([0-9]*)&quot;)));&quot;&quot;;INT(REGEXEXTRACT([.B37],&quot;RP([0-9]*)&quot;)))" office:value-type="string">
            <text:p/>
          </table:table-cell>
          <table:table-cell table:style-name="ce37" table:formula="of:=IF(ISNUMBER([.E37]);MOD([.E37];4);&quot;&quot;)" office:value-type="string">
            <text:p/>
          </table:table-cell>
          <table:table-cell table:style-name="ce37" table:formula="of:=VLOOKUP([.I37];['PIC PSS-Lite'.A:.B];2;FALSE)=[.F37]" office:value-type="string">
            <text:p>#N/A</text:p>
          </table:table-cell>
          <table:table-cell table:style-name="ce61" table:formula="of:=[.D37]" office:value-type="string">
            <text:p>RJ6</text:p>
          </table:table-cell>
          <table:table-cell table:style-name="ce62" table:formula="of:=IF(ISERROR(REGEXEXTRACT([.H37],&quot; - (.*)&quot;));&quot;&quot;;REGEXEXTRACT([.H37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3 -- Extra</text:p>
          </table:table-cell>
          <table:table-cell table:style-name="ce37"/>
          <table:table-cell table:style-name="ce63" office:value-type="string">
            <text:p>L-RX2-E</text:p>
          </table:table-cell>
          <table:table-cell table:style-name="ce37" table:formula="of:=[.M37]=[.O37]" office:value-type="string">
            <text:p>TRUE</text:p>
          </table:table-cell>
          <table:table-cell table:style-name="ce61" table:formula="of:=VLOOKUP([.A37];['KiCad Netlist Import'.D:.F];3;FALSE)" office:value-type="string">
            <text:p>L-RX2-E</text:p>
          </table:table-cell>
          <table:table-cell table:style-name="ce61" table:formula="of:=[.A37]" office:value-type="string">
            <text:p>41</text:p>
          </table:table-cell>
          <table:table-cell table:style-name="ce61" table:formula="of:=[.C37]" office:value-type="string">
            <text:p>RJ6/LB</text:p>
          </table:table-cell>
        </table:table-row>
        <table:table-row table:style-name="ro3">
          <table:table-cell table:style-name="ce59" office:value-type="float" office:value="59">
            <text:p>59</text:p>
          </table:table-cell>
          <table:table-cell table:style-name="ce59" office:value-type="string">
            <text:p>WRH/SEG35/RJ3</text:p>
          </table:table-cell>
          <table:table-cell table:style-name="ce60" office:value-type="string">
            <text:p>RJ3/WRH</text:p>
          </table:table-cell>
          <table:table-cell table:style-name="ce37" table:formula="of:=REGEXEXTRACT([.B38],&quot;R[A-M][0-9]&quot;)" office:value-type="string">
            <text:p>RJ3</text:p>
          </table:table-cell>
          <table:table-cell table:style-name="ce37" table:formula="of:=IF(ISERROR(INT(REGEXEXTRACT([.B38],&quot;RP([0-9]*)&quot;)));&quot;&quot;;INT(REGEXEXTRACT([.B38],&quot;RP([0-9]*)&quot;)))" office:value-type="string">
            <text:p/>
          </table:table-cell>
          <table:table-cell table:style-name="ce37" table:formula="of:=IF(ISNUMBER([.E38]);MOD([.E38];4);&quot;&quot;)" office:value-type="string">
            <text:p/>
          </table:table-cell>
          <table:table-cell table:style-name="ce37" table:formula="of:=VLOOKUP([.I38];['PIC PSS-Lite'.A:.B];2;FALSE)=[.F38]" office:value-type="string">
            <text:p>#N/A</text:p>
          </table:table-cell>
          <table:table-cell table:style-name="ce61" table:formula="of:=[.D38]" office:value-type="string">
            <text:p>RJ3</text:p>
          </table:table-cell>
          <table:table-cell table:style-name="ce62" table:formula="of:=IF(ISERROR(REGEXEXTRACT([.H38],&quot; - (.*)&quot;));&quot;&quot;;REGEXEXTRACT([.H38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4 -- Active</text:p>
          </table:table-cell>
          <table:table-cell table:style-name="ce37"/>
          <table:table-cell table:style-name="ce63" office:value-type="string">
            <text:p>L-TX2-A</text:p>
          </table:table-cell>
          <table:table-cell table:style-name="ce37" table:formula="of:=[.M38]=[.O38]" office:value-type="string">
            <text:p>TRUE</text:p>
          </table:table-cell>
          <table:table-cell table:style-name="ce61" table:formula="of:=VLOOKUP([.A38];['KiCad Netlist Import'.D:.F];3;FALSE)" office:value-type="string">
            <text:p>L-TX2-A</text:p>
          </table:table-cell>
          <table:table-cell table:style-name="ce61" table:formula="of:=[.A38]" office:value-type="string">
            <text:p>59</text:p>
          </table:table-cell>
          <table:table-cell table:style-name="ce61" table:formula="of:=[.C38]" office:value-type="string">
            <text:p>RJ3/WRH</text:p>
          </table:table-cell>
        </table:table-row>
        <table:table-row table:style-name="ro3">
          <table:table-cell table:style-name="ce59" office:value-type="float" office:value="77">
            <text:p>77</text:p>
          </table:table-cell>
          <table:table-cell table:style-name="ce59" office:value-type="string">
            <text:p>AD11/COM0/RP33/REFO1/RE3</text:p>
          </table:table-cell>
          <table:table-cell table:style-name="ce60" office:value-type="string">
            <text:p>RE3/AD11/PMA13/P3C/REFO</text:p>
          </table:table-cell>
          <table:table-cell table:style-name="ce37" table:formula="of:=REGEXEXTRACT([.B39],&quot;R[A-M][0-9]&quot;)" office:value-type="string">
            <text:p>RE3</text:p>
          </table:table-cell>
          <table:table-cell table:style-name="ce37" table:formula="of:=IF(ISERROR(INT(REGEXEXTRACT([.B39],&quot;RP([0-9]*)&quot;)));&quot;&quot;;INT(REGEXEXTRACT([.B39],&quot;RP([0-9]*)&quot;)))" office:value-type="string">
            <text:p>33</text:p>
          </table:table-cell>
          <table:table-cell table:style-name="ce37" table:formula="of:=IF(ISNUMBER([.E39]);MOD([.E39];4);&quot;&quot;)" office:value-type="string">
            <text:p>1</text:p>
          </table:table-cell>
          <table:table-cell table:style-name="ce37" table:formula="of:=VLOOKUP([.I39];['PIC PSS-Lite'.A:.B];2;FALSE)=[.F39]" office:value-type="string">
            <text:p>#N/A</text:p>
          </table:table-cell>
          <table:table-cell table:style-name="ce61" table:formula="of:=[.D39]" office:value-type="string">
            <text:p>RE3</text:p>
          </table:table-cell>
          <table:table-cell table:style-name="ce62" table:formula="of:=IF(ISERROR(REGEXEXTRACT([.H39],&quot; - (.*)&quot;));&quot;&quot;;REGEXEXTRACT([.H39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4 -- Cable Detect</text:p>
          </table:table-cell>
          <table:table-cell table:style-name="ce37"/>
          <table:table-cell table:style-name="ce63" office:value-type="string">
            <text:p>L-TX2-C</text:p>
          </table:table-cell>
          <table:table-cell table:style-name="ce37" table:formula="of:=[.M39]=[.O39]" office:value-type="string">
            <text:p>TRUE</text:p>
          </table:table-cell>
          <table:table-cell table:style-name="ce61" table:formula="of:=VLOOKUP([.A39];['KiCad Netlist Import'.D:.F];3;FALSE)" office:value-type="string">
            <text:p>L-TX2-C</text:p>
          </table:table-cell>
          <table:table-cell table:style-name="ce61" table:formula="of:=[.A39]" office:value-type="string">
            <text:p>77</text:p>
          </table:table-cell>
          <table:table-cell table:style-name="ce61" table:formula="of:=[.C39]" office:value-type="string">
            <text:p>RE3/AD11/PMA13/P3C/REFO</text:p>
          </table:table-cell>
        </table:table-row>
        <table:table-row table:style-name="ro3">
          <table:table-cell table:style-name="ce59" office:value-type="float" office:value="73">
            <text:p>73</text:p>
          </table:table-cell>
          <table:table-cell table:style-name="ce59" office:value-type="string">
            <text:p>AD15/LCDBIAS0/RP31/RE7</text:p>
          </table:table-cell>
          <table:table-cell table:style-name="ce60" office:value-type="string">
            <text:p>RE7/AD15/PMA9/ECCP2/P2A</text:p>
          </table:table-cell>
          <table:table-cell table:style-name="ce37" table:formula="of:=REGEXEXTRACT([.B40],&quot;R[A-M][0-9]&quot;)" office:value-type="string">
            <text:p>RE7</text:p>
          </table:table-cell>
          <table:table-cell table:style-name="ce37" table:formula="of:=IF(ISERROR(INT(REGEXEXTRACT([.B40],&quot;RP([0-9]*)&quot;)));&quot;&quot;;INT(REGEXEXTRACT([.B40],&quot;RP([0-9]*)&quot;)))" office:value-type="string">
            <text:p>31</text:p>
          </table:table-cell>
          <table:table-cell table:style-name="ce37" table:formula="of:=IF(ISNUMBER([.E40]);MOD([.E40];4);&quot;&quot;)" office:value-type="string">
            <text:p>3</text:p>
          </table:table-cell>
          <table:table-cell table:style-name="ce37" table:formula="of:=VLOOKUP([.I40];['PIC PSS-Lite'.A:.B];2;FALSE)=[.F40]" office:value-type="string">
            <text:p>#N/A</text:p>
          </table:table-cell>
          <table:table-cell table:style-name="ce61" table:formula="of:=[.D40]" office:value-type="string">
            <text:p>RE7</text:p>
          </table:table-cell>
          <table:table-cell table:style-name="ce62" table:formula="of:=IF(ISERROR(REGEXEXTRACT([.H40],&quot; - (.*)&quot;));&quot;&quot;;REGEXEXTRACT([.H40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4 -- Device Detect</text:p>
          </table:table-cell>
          <table:table-cell table:style-name="ce37"/>
          <table:table-cell table:style-name="ce63" office:value-type="string">
            <text:p>L-TX2-D</text:p>
          </table:table-cell>
          <table:table-cell table:style-name="ce37" table:formula="of:=[.M40]=[.O40]" office:value-type="string">
            <text:p>TRUE</text:p>
          </table:table-cell>
          <table:table-cell table:style-name="ce61" table:formula="of:=VLOOKUP([.A40];['KiCad Netlist Import'.D:.F];3;FALSE)" office:value-type="string">
            <text:p>L-TX2-D</text:p>
          </table:table-cell>
          <table:table-cell table:style-name="ce61" table:formula="of:=[.A40]" office:value-type="string">
            <text:p>73</text:p>
          </table:table-cell>
          <table:table-cell table:style-name="ce61" table:formula="of:=[.C40]" office:value-type="string">
            <text:p>RE7/AD15/PMA9/ECCP2/P2A</text:p>
          </table:table-cell>
        </table:table-row>
        <table:table-row table:style-name="ro3">
          <table:table-cell table:style-name="ce59" office:value-type="float" office:value="42">
            <text:p>42</text:p>
          </table:table-cell>
          <table:table-cell table:style-name="ce59" office:value-type="string">
            <text:p>UB/SEG36/RJ7</text:p>
          </table:table-cell>
          <table:table-cell table:style-name="ce60" office:value-type="string">
            <text:p>RJ7/UB</text:p>
          </table:table-cell>
          <table:table-cell table:style-name="ce37" table:formula="of:=REGEXEXTRACT([.B41],&quot;R[A-M][0-9]&quot;)" office:value-type="string">
            <text:p>RJ7</text:p>
          </table:table-cell>
          <table:table-cell table:style-name="ce37" table:formula="of:=IF(ISERROR(INT(REGEXEXTRACT([.B41],&quot;RP([0-9]*)&quot;)));&quot;&quot;;INT(REGEXEXTRACT([.B41],&quot;RP([0-9]*)&quot;)))" office:value-type="string">
            <text:p/>
          </table:table-cell>
          <table:table-cell table:style-name="ce37" table:formula="of:=IF(ISNUMBER([.E41]);MOD([.E41];4);&quot;&quot;)" office:value-type="string">
            <text:p/>
          </table:table-cell>
          <table:table-cell table:style-name="ce37" table:formula="of:=VLOOKUP([.I41];['PIC PSS-Lite'.A:.B];2;FALSE)=[.F41]" office:value-type="string">
            <text:p>#N/A</text:p>
          </table:table-cell>
          <table:table-cell table:style-name="ce61" table:formula="of:=[.D41]" office:value-type="string">
            <text:p>RJ7</text:p>
          </table:table-cell>
          <table:table-cell table:style-name="ce62" table:formula="of:=IF(ISERROR(REGEXEXTRACT([.H41],&quot; - (.*)&quot;));&quot;&quot;;REGEXEXTRACT([.H41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HDMI - P4 -- Extra</text:p>
          </table:table-cell>
          <table:table-cell table:style-name="ce37"/>
          <table:table-cell table:style-name="ce63" office:value-type="string">
            <text:p>L-TX2-E</text:p>
          </table:table-cell>
          <table:table-cell table:style-name="ce37" table:formula="of:=[.M41]=[.O41]" office:value-type="string">
            <text:p>TRUE</text:p>
          </table:table-cell>
          <table:table-cell table:style-name="ce61" table:formula="of:=VLOOKUP([.A41];['KiCad Netlist Import'.D:.F];3;FALSE)" office:value-type="string">
            <text:p>L-TX2-E</text:p>
          </table:table-cell>
          <table:table-cell table:style-name="ce61" table:formula="of:=[.A41]" office:value-type="string">
            <text:p>42</text:p>
          </table:table-cell>
          <table:table-cell table:style-name="ce61" table:formula="of:=[.C41]" office:value-type="string">
            <text:p>RJ7/UB</text:p>
          </table:table-cell>
        </table:table-row>
        <table:table-row table:style-name="ro3">
          <table:table-cell table:style-name="ce92" office:value-type="float" office:value="53">
            <text:p>53</text:p>
          </table:table-cell>
          <table:table-cell table:style-name="ce92" office:value-type="string">
            <text:p>5SEG8/RP13/CTED4/RB5
</text:p>
          </table:table-cell>
          <table:table-cell table:style-name="ce93" office:value-type="string">
            <text:p>RB5/KBI1/PMA0</text:p>
          </table:table-cell>
          <table:table-cell table:style-name="ce94" table:formula="of:=REGEXEXTRACT([.B42],&quot;R[A-M][0-9]&quot;)" office:value-type="string">
            <text:p>RB5</text:p>
          </table:table-cell>
          <table:table-cell table:style-name="ce94" table:formula="of:=IF(ISERROR(INT(REGEXEXTRACT([.B42],&quot;RP([0-9]*)&quot;)));&quot;&quot;;INT(REGEXEXTRACT([.B42],&quot;RP([0-9]*)&quot;)))" office:value-type="string">
            <text:p>13</text:p>
          </table:table-cell>
          <table:table-cell table:style-name="ce94" table:formula="of:=IF(ISNUMBER([.E42]);MOD([.E42];4);&quot;&quot;)" office:value-type="string">
            <text:p>1</text:p>
          </table:table-cell>
          <table:table-cell table:style-name="ce94" table:formula="of:=VLOOKUP([.I42];['PIC PSS-Lite'.A:.B];2;FALSE)=[.F42]" office:value-type="string">
            <text:p>TRUE</text:p>
          </table:table-cell>
          <table:table-cell table:style-name="ce95" office:value-type="string">
            <text:p>RP13 - U3TX</text:p>
          </table:table-cell>
          <table:table-cell table:style-name="ce96" table:formula="of:=IF(ISERROR(REGEXEXTRACT([.H42],&quot; - (.*)&quot;));&quot;&quot;;REGEXEXTRACT([.H42],&quot; - (.*)&quot;))" office:value-type="string">
            <text:p>U3TX</text:p>
          </table:table-cell>
          <table:table-cell table:style-name="ce95" office:value-type="string">
            <text:p>UART3</text:p>
          </table:table-cell>
          <table:table-cell table:style-name="ce95" office:value-type="string">
            <text:p>IrDA</text:p>
          </table:table-cell>
          <table:table-cell table:style-name="ce95" office:value-type="string">
            <text:p>Infrared LED</text:p>
          </table:table-cell>
          <table:table-cell table:style-name="ce95" office:value-type="string">
            <text:p>IR_SENSE</text:p>
          </table:table-cell>
          <table:table-cell table:style-name="ce37" table:formula="of:=[.M42]=[.O42]" office:value-type="string">
            <text:p>TRUE</text:p>
          </table:table-cell>
          <table:table-cell table:style-name="ce97" table:formula="of:=VLOOKUP([.A42];['KiCad Netlist Import'.D:.F];3;FALSE)" office:value-type="string">
            <text:p>IR_SENSE</text:p>
          </table:table-cell>
          <table:table-cell table:style-name="ce97" table:formula="of:=[.A42]" office:value-type="string">
            <text:p>53</text:p>
          </table:table-cell>
          <table:table-cell table:style-name="ce97" table:formula="of:=[.C42]" office:value-type="string">
            <text:p>RB5/KBI1/PMA0</text:p>
          </table:table-cell>
        </table:table-row>
        <table:table-row table:style-name="ro3">
          <table:table-cell table:style-name="ce92" office:value-type="float" office:value="54">
            <text:p>54</text:p>
          </table:table-cell>
          <table:table-cell table:style-name="ce92" office:value-type="string">
            <text:p>SEG11/RP12/CTED3/RB4</text:p>
          </table:table-cell>
          <table:table-cell table:style-name="ce93" office:value-type="string">
            <text:p>RB4/KBI0/PMA1</text:p>
          </table:table-cell>
          <table:table-cell table:style-name="ce94" table:formula="of:=REGEXEXTRACT([.B43],&quot;R[A-M][0-9]&quot;)" office:value-type="string">
            <text:p>RB4</text:p>
          </table:table-cell>
          <table:table-cell table:style-name="ce94" table:formula="of:=IF(ISERROR(INT(REGEXEXTRACT([.B43],&quot;RP([0-9]*)&quot;)));&quot;&quot;;INT(REGEXEXTRACT([.B43],&quot;RP([0-9]*)&quot;)))" office:value-type="string">
            <text:p>12</text:p>
          </table:table-cell>
          <table:table-cell table:style-name="ce94" table:formula="of:=IF(ISNUMBER([.E43]);MOD([.E43];4);&quot;&quot;)" office:value-type="string">
            <text:p>0</text:p>
          </table:table-cell>
          <table:table-cell table:style-name="ce94" table:formula="of:=VLOOKUP([.I43];['PIC PSS-Lite'.A:.B];2;FALSE)=[.F43]" office:value-type="string">
            <text:p>TRUE</text:p>
          </table:table-cell>
          <table:table-cell table:style-name="ce95" office:value-type="string">
            <text:p>RP12 - U3RX</text:p>
          </table:table-cell>
          <table:table-cell table:style-name="ce96" table:formula="of:=IF(ISERROR(REGEXEXTRACT([.H43],&quot; - (.*)&quot;));&quot;&quot;;REGEXEXTRACT([.H43],&quot; - (.*)&quot;))" office:value-type="string">
            <text:p>U3RX</text:p>
          </table:table-cell>
          <table:table-cell table:style-name="ce95" office:value-type="string">
            <text:p>UART3</text:p>
          </table:table-cell>
          <table:table-cell table:style-name="ce95" office:value-type="string">
            <text:p>IrDA</text:p>
          </table:table-cell>
          <table:table-cell table:style-name="ce95" office:value-type="string">
            <text:p>Infrared Sensor</text:p>
          </table:table-cell>
          <table:table-cell table:style-name="ce95" office:value-type="string">
            <text:p>IR-LED</text:p>
          </table:table-cell>
          <table:table-cell table:style-name="ce37" table:formula="of:=[.M43]=[.O43]" office:value-type="string">
            <text:p>TRUE</text:p>
          </table:table-cell>
          <table:table-cell table:style-name="ce97" table:formula="of:=VLOOKUP([.A43];['KiCad Netlist Import'.D:.F];3;FALSE)" office:value-type="string">
            <text:p>IR-LED</text:p>
          </table:table-cell>
          <table:table-cell table:style-name="ce97" table:formula="of:=[.A43]" office:value-type="string">
            <text:p>54</text:p>
          </table:table-cell>
          <table:table-cell table:style-name="ce97" table:formula="of:=[.C43]" office:value-type="string">
            <text:p>RB4/KBI0/PMA1</text:p>
          </table:table-cell>
        </table:table-row>
        <table:table-row table:style-name="ro3">
          <table:table-cell table:style-name="ce39" office:value-type="float" office:value="61">
            <text:p>61</text:p>
          </table:table-cell>
          <table:table-cell table:style-name="ce39" office:value-type="string">
            <text:p>AD1/SEG1/RP21/PSP1/RD1</text:p>
          </table:table-cell>
          <table:table-cell table:style-name="ce40" office:value-type="string">
            <text:p>RJ1/OE</text:p>
          </table:table-cell>
          <table:table-cell table:style-name="ce41" table:formula="of:=REGEXEXTRACT([.B44],&quot;R[A-M][0-9]&quot;)" office:value-type="string">
            <text:p>RD1</text:p>
          </table:table-cell>
          <table:table-cell table:style-name="ce41" table:formula="of:=IF(ISERROR(INT(REGEXEXTRACT([.B44],&quot;RP([0-9]*)&quot;)));&quot;&quot;;INT(REGEXEXTRACT([.B44],&quot;RP([0-9]*)&quot;)))" office:value-type="string">
            <text:p>21</text:p>
          </table:table-cell>
          <table:table-cell table:style-name="ce41" table:formula="of:=IF(ISNUMBER([.E44]);MOD([.E44];4);&quot;&quot;)" office:value-type="string">
            <text:p>1</text:p>
          </table:table-cell>
          <table:table-cell table:style-name="ce41" table:formula="of:=VLOOKUP([.I44];['PIC PSS-Lite'.A:.B];2;FALSE)=[.F44]" office:value-type="string">
            <text:p>#N/A</text:p>
          </table:table-cell>
          <table:table-cell table:style-name="ce42" office:value-type="string">
            <text:p>RD1</text:p>
          </table:table-cell>
          <table:table-cell table:style-name="ce43" table:formula="of:=IF(ISERROR(REGEXEXTRACT([.H44],&quot; - (.*)&quot;));&quot;&quot;;REGEXEXTRACT([.H44],&quot; - (.*)&quot;))" office:value-type="string">
            <text:p/>
          </table:table-cell>
          <table:table-cell table:style-name="ce42" office:value-type="string">
            <text:p>GPIO</text:p>
          </table:table-cell>
          <table:table-cell table:style-name="ce42" office:value-type="string">
            <text:p>JTAG - FPGA - DONE_2</text:p>
          </table:table-cell>
          <table:table-cell table:style-name="ce41"/>
          <table:table-cell table:style-name="ce42" office:value-type="string">
            <text:p>DONE</text:p>
          </table:table-cell>
          <table:table-cell table:style-name="ce37" table:formula="of:=[.M44]=[.O44]" office:value-type="string">
            <text:p>TRUE</text:p>
          </table:table-cell>
          <table:table-cell table:style-name="ce44" table:formula="of:=VLOOKUP([.A44];['KiCad Netlist Import'.D:.F];3;FALSE)" office:value-type="string">
            <text:p>DONE</text:p>
          </table:table-cell>
          <table:table-cell table:style-name="ce44" table:formula="of:=[.A44]" office:value-type="string">
            <text:p>61</text:p>
          </table:table-cell>
          <table:table-cell table:style-name="ce44" table:formula="of:=[.C44]" office:value-type="string">
            <text:p>RJ1/OE</text:p>
          </table:table-cell>
        </table:table-row>
        <table:table-row table:style-name="ro3">
          <table:table-cell table:style-name="ce39" office:value-type="float" office:value="62">
            <text:p>62</text:p>
          </table:table-cell>
          <table:table-cell table:style-name="ce39" office:value-type="string">
            <text:p>AD2/SEG2/RP22/PSP2/RD2</text:p>
          </table:table-cell>
          <table:table-cell table:style-name="ce40" office:value-type="string">
            <text:p>RJ0/ALE</text:p>
          </table:table-cell>
          <table:table-cell table:style-name="ce41" table:formula="of:=REGEXEXTRACT([.B45],&quot;R[A-M][0-9]&quot;)" office:value-type="string">
            <text:p>RD2</text:p>
          </table:table-cell>
          <table:table-cell table:style-name="ce41" table:formula="of:=IF(ISERROR(INT(REGEXEXTRACT([.B45],&quot;RP([0-9]*)&quot;)));&quot;&quot;;INT(REGEXEXTRACT([.B45],&quot;RP([0-9]*)&quot;)))" office:value-type="string">
            <text:p>22</text:p>
          </table:table-cell>
          <table:table-cell table:style-name="ce41" table:formula="of:=IF(ISNUMBER([.E45]);MOD([.E45];4);&quot;&quot;)" office:value-type="string">
            <text:p>2</text:p>
          </table:table-cell>
          <table:table-cell table:style-name="ce41"/>
          <table:table-cell table:style-name="ce42" office:value-type="string">
            <text:p>RD2</text:p>
          </table:table-cell>
          <table:table-cell table:style-name="ce43" table:formula="of:=IF(ISERROR(REGEXEXTRACT([.H45],&quot; - (.*)&quot;));&quot;&quot;;REGEXEXTRACT([.H45],&quot; - (.*)&quot;))" office:value-type="string">
            <text:p/>
          </table:table-cell>
          <table:table-cell table:style-name="ce42" office:value-type="string">
            <text:p>GPIO</text:p>
          </table:table-cell>
          <table:table-cell table:style-name="ce42" office:value-type="string">
            <text:p>JTAG - FPGA - INIT_B</text:p>
          </table:table-cell>
          <table:table-cell table:style-name="ce41"/>
          <table:table-cell table:style-name="ce42" office:value-type="string">
            <text:p>INIT_B</text:p>
          </table:table-cell>
          <table:table-cell table:style-name="ce37" table:formula="of:=[.M45]=[.O45]" office:value-type="string">
            <text:p>TRUE</text:p>
          </table:table-cell>
          <table:table-cell table:style-name="ce44" table:formula="of:=VLOOKUP([.A45];['KiCad Netlist Import'.D:.F];3;FALSE)" office:value-type="string">
            <text:p>INIT_B</text:p>
          </table:table-cell>
          <table:table-cell table:style-name="ce44" table:formula="of:=[.A45]" office:value-type="string">
            <text:p>62</text:p>
          </table:table-cell>
          <table:table-cell table:style-name="ce44" table:formula="of:=[.C45]" office:value-type="string">
            <text:p>RJ0/ALE</text:p>
          </table:table-cell>
        </table:table-row>
        <table:table-row table:style-name="ro3">
          <table:table-cell table:style-name="ce39" office:value-type="float" office:value="72">
            <text:p>72</text:p>
          </table:table-cell>
          <table:table-cell table:style-name="ce39" office:value-type="string">
            <text:p>AD0/SEG0/RP20/PSP0/RD0</text:p>
          </table:table-cell>
          <table:table-cell table:style-name="ce40" office:value-type="string">
            <text:p>RD0/AD0/PMD0</text:p>
          </table:table-cell>
          <table:table-cell table:style-name="ce41" table:formula="of:=REGEXEXTRACT([.B46],&quot;R[A-M][0-9]&quot;)" office:value-type="string">
            <text:p>RD0</text:p>
          </table:table-cell>
          <table:table-cell table:style-name="ce41" table:formula="of:=IF(ISERROR(INT(REGEXEXTRACT([.B46],&quot;RP([0-9]*)&quot;)));&quot;&quot;;INT(REGEXEXTRACT([.B46],&quot;RP([0-9]*)&quot;)))" office:value-type="string">
            <text:p>20</text:p>
          </table:table-cell>
          <table:table-cell table:style-name="ce41" table:formula="of:=IF(ISNUMBER([.E46]);MOD([.E46];4);&quot;&quot;)" office:value-type="string">
            <text:p>0</text:p>
          </table:table-cell>
          <table:table-cell table:style-name="ce41" table:formula="of:=VLOOKUP([.I46];['PIC PSS-Lite'.A:.B];2;FALSE)=[.F46]" office:value-type="string">
            <text:p>#N/A</text:p>
          </table:table-cell>
          <table:table-cell table:style-name="ce42" office:value-type="string">
            <text:p>RD0</text:p>
          </table:table-cell>
          <table:table-cell table:style-name="ce43" table:formula="of:=IF(ISERROR(REGEXEXTRACT([.H46],&quot; - (.*)&quot;));&quot;&quot;;REGEXEXTRACT([.H46],&quot; - (.*)&quot;))" office:value-type="string">
            <text:p/>
          </table:table-cell>
          <table:table-cell table:style-name="ce42" office:value-type="string">
            <text:p>GPIO</text:p>
          </table:table-cell>
          <table:table-cell table:style-name="ce42" office:value-type="string">
            <text:p>JTAG - FPGA - PROGRAM_B</text:p>
          </table:table-cell>
          <table:table-cell table:style-name="ce41"/>
          <table:table-cell table:style-name="ce42" office:value-type="string">
            <text:p>PROG_B</text:p>
          </table:table-cell>
          <table:table-cell table:style-name="ce37" table:formula="of:=[.M46]=[.O46]" office:value-type="string">
            <text:p>TRUE</text:p>
          </table:table-cell>
          <table:table-cell table:style-name="ce44" table:formula="of:=VLOOKUP([.A46];['KiCad Netlist Import'.D:.F];3;FALSE)" office:value-type="string">
            <text:p>PROG_B</text:p>
          </table:table-cell>
          <table:table-cell table:style-name="ce44" table:formula="of:=[.A46]" office:value-type="string">
            <text:p>72</text:p>
          </table:table-cell>
          <table:table-cell table:style-name="ce44" table:formula="of:=[.C46]" office:value-type="string">
            <text:p>RD0/AD0/PMD0</text:p>
          </table:table-cell>
        </table:table-row>
        <table:table-row table:style-name="ro3">
          <table:table-cell table:style-name="ce98" office:value-type="float" office:value="64">
            <text:p>64</text:p>
          </table:table-cell>
          <table:table-cell table:style-name="ce98" office:value-type="string">
            <text:p>AD4/SEG4/RP24/PSP4/RD4</text:p>
          </table:table-cell>
          <table:table-cell table:style-name="ce99" office:value-type="string">
            <text:p>RD6/AD6/PMD6//SCK2/SCL2</text:p>
          </table:table-cell>
          <table:table-cell table:style-name="ce100" table:formula="of:=REGEXEXTRACT([.B47],&quot;R[A-M][0-9]&quot;)" office:value-type="string">
            <text:p>RD4</text:p>
          </table:table-cell>
          <table:table-cell table:style-name="ce100" table:formula="of:=IF(ISERROR(INT(REGEXEXTRACT([.B47],&quot;RP([0-9]*)&quot;)));&quot;&quot;;INT(REGEXEXTRACT([.B47],&quot;RP([0-9]*)&quot;)))" office:value-type="string">
            <text:p>24</text:p>
          </table:table-cell>
          <table:table-cell table:style-name="ce101" table:formula="of:=IF(ISNUMBER([.E47]);MOD([.E47];4);&quot;&quot;)" office:value-type="string">
            <text:p>0</text:p>
          </table:table-cell>
          <table:table-cell table:style-name="ce101" table:formula="of:=VLOOKUP([.I47];['PIC PSS-Lite'.A:.B];2;FALSE)=[.F47]" office:value-type="string">
            <text:p>TRUE</text:p>
          </table:table-cell>
          <table:table-cell table:style-name="ce98" office:value-type="string">
            <text:p>RP24 - SDO2</text:p>
          </table:table-cell>
          <table:table-cell table:style-name="ce102" table:formula="of:=IF(ISERROR(REGEXEXTRACT([.H47],&quot; - (.*)&quot;));&quot;&quot;;REGEXEXTRACT([.H47],&quot; - (.*)&quot;))" office:value-type="string">
            <text:p>SDO2</text:p>
          </table:table-cell>
          <table:table-cell table:style-name="ce98" office:value-type="string">
            <text:p>SPI2</text:p>
          </table:table-cell>
          <table:table-cell table:style-name="ce103" office:value-type="string">
            <text:p>JTAG - TCK</text:p>
          </table:table-cell>
          <table:table-cell table:style-name="ce103" office:value-type="string">
            <text:p>JTAG</text:p>
          </table:table-cell>
          <table:table-cell table:style-name="ce103" office:value-type="string">
            <text:p>TCK</text:p>
          </table:table-cell>
          <table:table-cell table:style-name="ce37" table:formula="of:=[.M47]=[.O47]" office:value-type="string">
            <text:p>TRUE</text:p>
          </table:table-cell>
          <table:table-cell table:style-name="ce104" table:formula="of:=VLOOKUP([.A47];['KiCad Netlist Import'.D:.F];3;FALSE)" office:value-type="string">
            <text:p>TCK</text:p>
          </table:table-cell>
          <table:table-cell table:style-name="ce104" table:formula="of:=[.A47]" office:value-type="string">
            <text:p>64</text:p>
          </table:table-cell>
          <table:table-cell table:style-name="ce104" table:formula="of:=[.C47]" office:value-type="string">
            <text:p>RD6/AD6/PMD6//SCK2/SCL2</text:p>
          </table:table-cell>
        </table:table-row>
        <table:table-row table:style-name="ro3">
          <table:table-cell table:style-name="ce98" office:value-type="float" office:value="66">
            <text:p>66</text:p>
          </table:table-cell>
          <table:table-cell table:style-name="ce98" office:value-type="string">
            <text:p>AD6/SEG6/SCL2/RP26/PSP6/RD6</text:p>
          </table:table-cell>
          <table:table-cell table:style-name="ce99" office:value-type="string">
            <text:p>RD4/AD4/PMD4/SDO2</text:p>
          </table:table-cell>
          <table:table-cell table:style-name="ce100" table:formula="of:=REGEXEXTRACT([.B48],&quot;R[A-M][0-9]&quot;)" office:value-type="string">
            <text:p>RD6</text:p>
          </table:table-cell>
          <table:table-cell table:style-name="ce100" table:formula="of:=IF(ISERROR(INT(REGEXEXTRACT([.B48],&quot;RP([0-9]*)&quot;)));&quot;&quot;;INT(REGEXEXTRACT([.B48],&quot;RP([0-9]*)&quot;)))" office:value-type="string">
            <text:p>26</text:p>
          </table:table-cell>
          <table:table-cell table:style-name="ce101" table:formula="of:=IF(ISNUMBER([.E48]);MOD([.E48];4);&quot;&quot;)" office:value-type="string">
            <text:p>2</text:p>
          </table:table-cell>
          <table:table-cell table:style-name="ce101" table:formula="of:=VLOOKUP([.I48];['PIC PSS-Lite'.A:.B];2;FALSE)=[.F48]" office:value-type="string">
            <text:p>TRUE</text:p>
          </table:table-cell>
          <table:table-cell table:style-name="ce98" office:value-type="string">
            <text:p>RP26 - SCK2</text:p>
          </table:table-cell>
          <table:table-cell table:style-name="ce102" table:formula="of:=IF(ISERROR(REGEXEXTRACT([.H48],&quot; - (.*)&quot;));&quot;&quot;;REGEXEXTRACT([.H48],&quot; - (.*)&quot;))" office:value-type="string">
            <text:p>SCK2</text:p>
          </table:table-cell>
          <table:table-cell table:style-name="ce98" office:value-type="string">
            <text:p>SPI2</text:p>
          </table:table-cell>
          <table:table-cell table:style-name="ce103" office:value-type="string">
            <text:p>JTAG - TDI</text:p>
          </table:table-cell>
          <table:table-cell table:style-name="ce103" office:value-type="string">
            <text:p>JTAG</text:p>
          </table:table-cell>
          <table:table-cell table:style-name="ce103" office:value-type="string">
            <text:p>TDO-FPGA</text:p>
          </table:table-cell>
          <table:table-cell table:style-name="ce37" table:formula="of:=[.M48]=[.O48]" office:value-type="string">
            <text:p>TRUE</text:p>
          </table:table-cell>
          <table:table-cell table:style-name="ce104" table:formula="of:=VLOOKUP([.A48];['KiCad Netlist Import'.D:.F];3;FALSE)" office:value-type="string">
            <text:p>TDO-FPGA</text:p>
          </table:table-cell>
          <table:table-cell table:style-name="ce104" table:formula="of:=[.A48]" office:value-type="string">
            <text:p>66</text:p>
          </table:table-cell>
          <table:table-cell table:style-name="ce104" table:formula="of:=[.C48]" office:value-type="string">
            <text:p>RD4/AD4/PMD4/SDO2</text:p>
          </table:table-cell>
        </table:table-row>
        <table:table-row table:style-name="ro3">
          <table:table-cell table:style-name="ce98" office:value-type="float" office:value="65">
            <text:p>65</text:p>
          </table:table-cell>
          <table:table-cell table:style-name="ce98" office:value-type="string">
            <text:p>AD5/SEG5/SDA2/RP25/PSP5/RD5</text:p>
          </table:table-cell>
          <table:table-cell table:style-name="ce99" office:value-type="string">
            <text:p>RD5/AD5/PMD5//SDI2/SDA2</text:p>
          </table:table-cell>
          <table:table-cell table:style-name="ce100" table:formula="of:=REGEXEXTRACT([.B49],&quot;R[A-M][0-9]&quot;)" office:value-type="string">
            <text:p>RD5</text:p>
          </table:table-cell>
          <table:table-cell table:style-name="ce100" table:formula="of:=IF(ISERROR(INT(REGEXEXTRACT([.B49],&quot;RP([0-9]*)&quot;)));&quot;&quot;;INT(REGEXEXTRACT([.B49],&quot;RP([0-9]*)&quot;)))" office:value-type="string">
            <text:p>25</text:p>
          </table:table-cell>
          <table:table-cell table:style-name="ce101" table:formula="of:=IF(ISNUMBER([.E49]);MOD([.E49];4);&quot;&quot;)" office:value-type="string">
            <text:p>1</text:p>
          </table:table-cell>
          <table:table-cell table:style-name="ce101" table:formula="of:=VLOOKUP([.I49];['PIC PSS-Lite'.A:.B];2;FALSE)=[.F49]" office:value-type="string">
            <text:p>TRUE</text:p>
          </table:table-cell>
          <table:table-cell table:style-name="ce98" office:value-type="string">
            <text:p>RP25 - SDI2</text:p>
          </table:table-cell>
          <table:table-cell table:style-name="ce102" table:formula="of:=IF(ISERROR(REGEXEXTRACT([.H49],&quot; - (.*)&quot;));&quot;&quot;;REGEXEXTRACT([.H49],&quot; - (.*)&quot;))" office:value-type="string">
            <text:p>SDI2</text:p>
          </table:table-cell>
          <table:table-cell table:style-name="ce98" office:value-type="string">
            <text:p>SPI2</text:p>
          </table:table-cell>
          <table:table-cell table:style-name="ce103" office:value-type="string">
            <text:p>JTAG - TDO</text:p>
          </table:table-cell>
          <table:table-cell table:style-name="ce103" office:value-type="string">
            <text:p>JTAG</text:p>
          </table:table-cell>
          <table:table-cell table:style-name="ce103" office:value-type="string">
            <text:p>TDO-USB</text:p>
          </table:table-cell>
          <table:table-cell table:style-name="ce37" table:formula="of:=[.M49]=[.O49]" office:value-type="string">
            <text:p>TRUE</text:p>
          </table:table-cell>
          <table:table-cell table:style-name="ce104" table:formula="of:=VLOOKUP([.A49];['KiCad Netlist Import'.D:.F];3;FALSE)" office:value-type="string">
            <text:p>TDO-USB</text:p>
          </table:table-cell>
          <table:table-cell table:style-name="ce104" table:formula="of:=[.A49]" office:value-type="string">
            <text:p>65</text:p>
          </table:table-cell>
          <table:table-cell table:style-name="ce104" table:formula="of:=[.C49]" office:value-type="string">
            <text:p>RD5/AD5/PMD5//SDI2/SDA2</text:p>
          </table:table-cell>
        </table:table-row>
        <table:table-row table:style-name="ro3">
          <table:table-cell table:style-name="ce98" office:value-type="float" office:value="63">
            <text:p>63</text:p>
          </table:table-cell>
          <table:table-cell table:style-name="ce98" office:value-type="string">
            <text:p>AD3/SEG3/RP23/PSP3/RD3</text:p>
          </table:table-cell>
          <table:table-cell table:style-name="ce99" office:value-type="string">
            <text:p>RD7/AD7/PMD7/SS2</text:p>
          </table:table-cell>
          <table:table-cell table:style-name="ce100" table:formula="of:=REGEXEXTRACT([.B50],&quot;R[A-M][0-9]&quot;)" office:value-type="string">
            <text:p>RD3</text:p>
          </table:table-cell>
          <table:table-cell table:style-name="ce100" table:formula="of:=IF(ISERROR(INT(REGEXEXTRACT([.B50],&quot;RP([0-9]*)&quot;)));&quot;&quot;;INT(REGEXEXTRACT([.B50],&quot;RP([0-9]*)&quot;)))" office:value-type="string">
            <text:p>23</text:p>
          </table:table-cell>
          <table:table-cell table:style-name="ce101" table:formula="of:=IF(ISNUMBER([.E50]);MOD([.E50];4);&quot;&quot;)" office:value-type="string">
            <text:p>3</text:p>
          </table:table-cell>
          <table:table-cell table:style-name="ce101" table:formula="of:=VLOOKUP([.I50];['PIC PSS-Lite'.A:.B];2;FALSE)=[.F50]" office:value-type="string">
            <text:p>TRUE</text:p>
          </table:table-cell>
          <table:table-cell table:style-name="ce98" office:value-type="string">
            <text:p>RP23 - SS2</text:p>
          </table:table-cell>
          <table:table-cell table:style-name="ce102" table:formula="of:=IF(ISERROR(REGEXEXTRACT([.H50],&quot; - (.*)&quot;));&quot;&quot;;REGEXEXTRACT([.H50],&quot; - (.*)&quot;))" office:value-type="string">
            <text:p>SS2</text:p>
          </table:table-cell>
          <table:table-cell table:style-name="ce98" office:value-type="string">
            <text:p>SPI2</text:p>
          </table:table-cell>
          <table:table-cell table:style-name="ce103" office:value-type="string">
            <text:p>JTAG - TMS</text:p>
          </table:table-cell>
          <table:table-cell table:style-name="ce103" office:value-type="string">
            <text:p>JTAG</text:p>
          </table:table-cell>
          <table:table-cell table:style-name="ce103" office:value-type="string">
            <text:p>TMS</text:p>
          </table:table-cell>
          <table:table-cell table:style-name="ce37" table:formula="of:=[.M50]=[.O50]" office:value-type="string">
            <text:p>TRUE</text:p>
          </table:table-cell>
          <table:table-cell table:style-name="ce104" table:formula="of:=VLOOKUP([.A50];['KiCad Netlist Import'.D:.F];3;FALSE)" office:value-type="string">
            <text:p>TMS</text:p>
          </table:table-cell>
          <table:table-cell table:style-name="ce104" table:formula="of:=[.A50]" office:value-type="string">
            <text:p>63</text:p>
          </table:table-cell>
          <table:table-cell table:style-name="ce104" table:formula="of:=[.C50]" office:value-type="string">
            <text:p>RD7/AD7/PMD7/SS2</text:p>
          </table:table-cell>
        </table:table-row>
        <table:table-row table:style-name="ro3">
          <table:table-cell table:style-name="ce105" office:value-type="float" office:value="9">
            <text:p>9</text:p>
          </table:table-cell>
          <table:table-cell table:style-name="ce105" office:value-type="string">
            <text:p>MCLR</text:p>
          </table:table-cell>
          <table:table-cell table:style-name="ce106" office:value-type="string">
            <text:p>MCLR</text:p>
          </table:table-cell>
          <table:table-cell table:style-name="ce107" office:value-type="string">
            <text:p>NA</text:p>
          </table:table-cell>
          <table:table-cell table:style-name="ce108" table:formula="of:=IF(ISERROR(INT(REGEXEXTRACT([.B51],&quot;RP([0-9]*)&quot;)));&quot;&quot;;INT(REGEXEXTRACT([.B51],&quot;RP([0-9]*)&quot;)))" office:value-type="string">
            <text:p/>
          </table:table-cell>
          <table:table-cell table:style-name="ce109" table:formula="of:=IF(ISNUMBER([.E51]);MOD([.E51];4);&quot;&quot;)" office:value-type="string">
            <text:p/>
          </table:table-cell>
          <table:table-cell table:style-name="ce109" table:formula="of:=VLOOKUP([.I51];['PIC PSS-Lite'.A:.B];2;FALSE)=[.F51]" office:value-type="string">
            <text:p>#N/A</text:p>
          </table:table-cell>
          <table:table-cell table:style-name="ce109"/>
          <table:table-cell table:style-name="ce110" table:formula="of:=IF(ISERROR(REGEXEXTRACT([.H51],&quot; - (.*)&quot;));&quot;&quot;;REGEXEXTRACT([.H51],&quot; - (.*)&quot;))" office:value-type="string">
            <text:p/>
          </table:table-cell>
          <table:table-cell table:style-name="ce109"/>
          <table:table-cell table:style-name="ce105" office:value-type="string">
            <text:p>MCLR</text:p>
          </table:table-cell>
          <table:table-cell table:style-name="ce108"/>
          <table:table-cell table:style-name="ce107" office:value-type="string">
            <text:p>PIC-RESET</text:p>
          </table:table-cell>
          <table:table-cell table:style-name="ce37" table:formula="of:=[.M51]=[.O51]" office:value-type="string">
            <text:p>TRUE</text:p>
          </table:table-cell>
          <table:table-cell table:style-name="ce111" table:formula="of:=VLOOKUP([.A51];['KiCad Netlist Import'.D:.F];3;FALSE)" office:value-type="string">
            <text:p>PIC-RESET</text:p>
          </table:table-cell>
          <table:table-cell table:style-name="ce111" table:formula="of:=[.A51]" office:value-type="string">
            <text:p>9</text:p>
          </table:table-cell>
          <table:table-cell table:style-name="ce111" table:formula="of:=[.C51]" office:value-type="string">
            <text:p>MCLR</text:p>
          </table:table-cell>
        </table:table-row>
        <table:table-row table:style-name="ro3">
          <table:table-cell table:style-name="ce59" office:value-type="float" office:value="34">
            <text:p>34</text:p>
          </table:table-cell>
          <table:table-cell table:style-name="ce59" office:value-type="string">
            <text:p>SEG14/AN6/RP4/RA4
</text:p>
          </table:table-cell>
          <table:table-cell table:style-name="ce60" office:value-type="string">
            <text:p>RA4/PMD5/T0CKI</text:p>
          </table:table-cell>
          <table:table-cell table:style-name="ce37" table:formula="of:=REGEXEXTRACT([.B52],&quot;R[A-M][0-9]&quot;)" office:value-type="string">
            <text:p>RA4</text:p>
          </table:table-cell>
          <table:table-cell table:style-name="ce37" table:formula="of:=IF(ISERROR(INT(REGEXEXTRACT([.B52],&quot;RP([0-9]*)&quot;)));&quot;&quot;;INT(REGEXEXTRACT([.B52],&quot;RP([0-9]*)&quot;)))" office:value-type="string">
            <text:p>4</text:p>
          </table:table-cell>
          <table:table-cell table:style-name="ce37" table:formula="of:=IF(ISNUMBER([.E52]);MOD([.E52];4);&quot;&quot;)" office:value-type="string">
            <text:p>0</text:p>
          </table:table-cell>
          <table:table-cell table:style-name="ce37" table:formula="of:=VLOOKUP([.I52];['PIC PSS-Lite'.A:.B];2;FALSE)=[.F52]" office:value-type="string">
            <text:p>#N/A</text:p>
          </table:table-cell>
          <table:table-cell table:style-name="ce61" table:formula="of:=[.D52]" office:value-type="string">
            <text:p>RA4</text:p>
          </table:table-cell>
          <table:table-cell table:style-name="ce62" table:formula="of:=IF(ISERROR(REGEXEXTRACT([.H52],&quot; - (.*)&quot;));&quot;&quot;;REGEXEXTRACT([.H52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Power Good</text:p>
          </table:table-cell>
          <table:table-cell table:style-name="ce37"/>
          <table:table-cell table:style-name="ce63" office:value-type="string">
            <text:p>L-PGOOD</text:p>
          </table:table-cell>
          <table:table-cell table:style-name="ce37" table:formula="of:=[.M52]=[.O52]" office:value-type="string">
            <text:p>TRUE</text:p>
          </table:table-cell>
          <table:table-cell table:style-name="ce61" table:formula="of:=VLOOKUP([.A52];['KiCad Netlist Import'.D:.F];3;FALSE)" office:value-type="string">
            <text:p>L-PGOOD</text:p>
          </table:table-cell>
          <table:table-cell table:style-name="ce61" table:formula="of:=[.A52]" office:value-type="string">
            <text:p>34</text:p>
          </table:table-cell>
          <table:table-cell table:style-name="ce61" table:formula="of:=[.C52]" office:value-type="string">
            <text:p>RA4/PMD5/T0CKI</text:p>
          </table:table-cell>
        </table:table-row>
        <table:table-row table:style-name="ro3">
          <table:table-cell table:style-name="ce112" office:value-type="float" office:value="6">
            <text:p>6</text:p>
          </table:table-cell>
          <table:table-cell table:style-name="ce112" office:value-type="string">
            <text:p>COM5/SEG29/AN19/RP39/RG1</text:p>
          </table:table-cell>
          <table:table-cell table:style-name="ce113" office:value-type="string">
            <text:p>RG1/PMA7/TX2/CK2</text:p>
          </table:table-cell>
          <table:table-cell table:style-name="ce114" table:formula="of:=REGEXEXTRACT([.B53],&quot;R[A-M][0-9]&quot;)" office:value-type="string">
            <text:p>RG1</text:p>
          </table:table-cell>
          <table:table-cell table:style-name="ce114" table:formula="of:=IF(ISERROR(INT(REGEXEXTRACT([.B53],&quot;RP([0-9]*)&quot;)));&quot;&quot;;INT(REGEXEXTRACT([.B53],&quot;RP([0-9]*)&quot;)))" office:value-type="string">
            <text:p>39</text:p>
          </table:table-cell>
          <table:table-cell table:style-name="ce115" table:formula="of:=IF(ISNUMBER([.E53]);MOD([.E53];4);&quot;&quot;)" office:value-type="string">
            <text:p>3</text:p>
          </table:table-cell>
          <table:table-cell table:style-name="ce115" table:formula="of:=VLOOKUP([.I53];['PIC PSS-Lite'.A:.B];2;FALSE)=[.F53]" office:value-type="string">
            <text:p>TRUE</text:p>
          </table:table-cell>
          <table:table-cell table:style-name="ce112" office:value-type="string">
            <text:p>RP39 - U1RX</text:p>
          </table:table-cell>
          <table:table-cell table:style-name="ce116" table:formula="of:=IF(ISERROR(REGEXEXTRACT([.H53],&quot; - (.*)&quot;));&quot;&quot;;REGEXEXTRACT([.H53],&quot; - (.*)&quot;))" office:value-type="string">
            <text:p>U1RX</text:p>
          </table:table-cell>
          <table:table-cell table:style-name="ce112" office:value-type="string">
            <text:p>UART2</text:p>
          </table:table-cell>
          <table:table-cell table:style-name="ce112" office:value-type="string">
            <text:p>RS232 Level Shifter</text:p>
          </table:table-cell>
          <table:table-cell table:style-name="ce117" office:value-type="string">
            <text:p>RS232 Port</text:p>
          </table:table-cell>
          <table:table-cell table:style-name="ce117" office:value-type="string">
            <text:p>232-RX</text:p>
          </table:table-cell>
          <table:table-cell table:style-name="ce37" table:formula="of:=[.M53]=[.O53]" office:value-type="string">
            <text:p>FALSE</text:p>
          </table:table-cell>
          <table:table-cell table:style-name="ce118" table:formula="of:=VLOOKUP([.A53];['KiCad Netlist Import'.D:.F];3;FALSE)" office:value-type="string">
            <text:p>RS232TX</text:p>
          </table:table-cell>
          <table:table-cell table:style-name="ce118" table:formula="of:=[.A53]" office:value-type="string">
            <text:p>6</text:p>
          </table:table-cell>
          <table:table-cell table:style-name="ce118" table:formula="of:=[.C53]" office:value-type="string">
            <text:p>RG1/PMA7/TX2/CK2</text:p>
          </table:table-cell>
        </table:table-row>
        <table:table-row table:style-name="ro3">
          <table:table-cell table:style-name="ce112" office:value-type="float" office:value="7">
            <text:p>7</text:p>
          </table:table-cell>
          <table:table-cell table:style-name="ce112" office:value-type="string">
            <text:p>COM6/SEG30/AN18/C3INA/RP42/RG2</text:p>
          </table:table-cell>
          <table:table-cell table:style-name="ce113" office:value-type="string">
            <text:p>RG2/PMA6/RX2/DT2</text:p>
          </table:table-cell>
          <table:table-cell table:style-name="ce114" table:formula="of:=REGEXEXTRACT([.B54],&quot;R[A-M][0-9]&quot;)" office:value-type="string">
            <text:p>RG2</text:p>
          </table:table-cell>
          <table:table-cell table:style-name="ce114" table:formula="of:=IF(ISERROR(INT(REGEXEXTRACT([.B54],&quot;RP([0-9]*)&quot;)));&quot;&quot;;INT(REGEXEXTRACT([.B54],&quot;RP([0-9]*)&quot;)))" office:value-type="string">
            <text:p>42</text:p>
          </table:table-cell>
          <table:table-cell table:style-name="ce115" table:formula="of:=IF(ISNUMBER([.E54]);MOD([.E54];4);&quot;&quot;)" office:value-type="string">
            <text:p>2</text:p>
          </table:table-cell>
          <table:table-cell table:style-name="ce115" table:formula="of:=VLOOKUP([.I54];['PIC PSS-Lite'.A:.B];2;FALSE)=[.F54]" office:value-type="string">
            <text:p>TRUE</text:p>
          </table:table-cell>
          <table:table-cell table:style-name="ce112" office:value-type="string">
            <text:p>RP42 - U1TX</text:p>
          </table:table-cell>
          <table:table-cell table:style-name="ce116" table:formula="of:=IF(ISERROR(REGEXEXTRACT([.H54],&quot; - (.*)&quot;));&quot;&quot;;REGEXEXTRACT([.H54],&quot; - (.*)&quot;))" office:value-type="string">
            <text:p>U1TX</text:p>
          </table:table-cell>
          <table:table-cell table:style-name="ce112" office:value-type="string">
            <text:p>UART2</text:p>
          </table:table-cell>
          <table:table-cell table:style-name="ce112" office:value-type="string">
            <text:p>RS232 Level Shifter</text:p>
          </table:table-cell>
          <table:table-cell table:style-name="ce117" office:value-type="string">
            <text:p>RS232 Port</text:p>
          </table:table-cell>
          <table:table-cell table:style-name="ce117" office:value-type="string">
            <text:p>232-TX</text:p>
          </table:table-cell>
          <table:table-cell table:style-name="ce37" table:formula="of:=[.M54]=[.O54]" office:value-type="string">
            <text:p>FALSE</text:p>
          </table:table-cell>
          <table:table-cell table:style-name="ce118" table:formula="of:=VLOOKUP([.A54];['KiCad Netlist Import'.D:.F];3;FALSE)" office:value-type="string">
            <text:p>RS232RX</text:p>
          </table:table-cell>
          <table:table-cell table:style-name="ce118" table:formula="of:=[.A54]" office:value-type="string">
            <text:p>7</text:p>
          </table:table-cell>
          <table:table-cell table:style-name="ce118" table:formula="of:=[.C54]" office:value-type="string">
            <text:p>RG2/PMA6/RX2/DT2</text:p>
          </table:table-cell>
        </table:table-row>
        <table:table-row table:style-name="ro3">
          <table:table-cell table:style-name="ce112" office:value-type="float" office:value="5">
            <text:p>5</text:p>
          </table:table-cell>
          <table:table-cell table:style-name="ce112" office:value-type="string">
            <text:p>COM4/SEG28/AN8/RP46/RG0</text:p>
          </table:table-cell>
          <table:table-cell table:style-name="ce113" office:value-type="string">
            <text:p>RG0/PMA8/ECCP3/P3A</text:p>
          </table:table-cell>
          <table:table-cell table:style-name="ce114" table:formula="of:=REGEXEXTRACT([.B55],&quot;R[A-M][0-9]&quot;)" office:value-type="string">
            <text:p>RG0</text:p>
          </table:table-cell>
          <table:table-cell table:style-name="ce114" table:formula="of:=IF(ISERROR(INT(REGEXEXTRACT([.B55],&quot;RP([0-9]*)&quot;)));&quot;&quot;;INT(REGEXEXTRACT([.B55],&quot;RP([0-9]*)&quot;)))" office:value-type="string">
            <text:p>46</text:p>
          </table:table-cell>
          <table:table-cell table:style-name="ce114" table:formula="of:=IF(ISNUMBER([.E55]);MOD([.E55];4);&quot;&quot;)" office:value-type="string">
            <text:p>2</text:p>
          </table:table-cell>
          <table:table-cell table:style-name="ce114" table:formula="of:=VLOOKUP([.I55];['PIC PSS-Lite'.A:.B];2;FALSE)=[.F55]" office:value-type="string">
            <text:p>#N/A</text:p>
          </table:table-cell>
          <table:table-cell table:style-name="ce118" table:formula="of:=[.D55]" office:value-type="string">
            <text:p>RG0</text:p>
          </table:table-cell>
          <table:table-cell table:style-name="ce119" table:formula="of:=IF(ISERROR(REGEXEXTRACT([.H55],&quot; - (.*)&quot;));&quot;&quot;;REGEXEXTRACT([.H55],&quot; - (.*)&quot;))" office:value-type="string">
            <text:p/>
          </table:table-cell>
          <table:table-cell table:style-name="ce117" office:value-type="string">
            <text:p>GPIO</text:p>
          </table:table-cell>
          <table:table-cell table:style-name="ce117" office:value-type="string">
            <text:p>RS232 Level Shifter - AUX</text:p>
          </table:table-cell>
          <table:table-cell table:style-name="ce117" office:value-type="string">
            <text:p>READY</text:p>
          </table:table-cell>
          <table:table-cell table:style-name="ce117" office:value-type="string">
            <text:p>232-RDY</text:p>
          </table:table-cell>
          <table:table-cell table:style-name="ce37" table:formula="of:=[.M55]=[.O55]" office:value-type="string">
            <text:p>TRUE</text:p>
          </table:table-cell>
          <table:table-cell table:style-name="ce118" table:formula="of:=VLOOKUP([.A55];['KiCad Netlist Import'.D:.F];3;FALSE)" office:value-type="string">
            <text:p>232-RDY</text:p>
          </table:table-cell>
          <table:table-cell table:style-name="ce118" table:formula="of:=[.A55]" office:value-type="string">
            <text:p>5</text:p>
          </table:table-cell>
          <table:table-cell table:style-name="ce118" table:formula="of:=[.C55]" office:value-type="string">
            <text:p>RG0/PMA8/ECCP3/P3A</text:p>
          </table:table-cell>
        </table:table-row>
        <table:table-row table:style-name="ro3">
          <table:table-cell table:style-name="ce112" office:value-type="float" office:value="8">
            <text:p>8</text:p>
          </table:table-cell>
          <table:table-cell table:style-name="ce112" office:value-type="string">
            <text:p>COM7/SEG31/AN17/C3INB/RP43/RG3</text:p>
          </table:table-cell>
          <table:table-cell table:style-name="ce113" office:value-type="string">
            <text:p>RG3/PMCS1/CCP4/P3D</text:p>
          </table:table-cell>
          <table:table-cell table:style-name="ce114" table:formula="of:=REGEXEXTRACT([.B56],&quot;R[A-M][0-9]&quot;)" office:value-type="string">
            <text:p>RG3</text:p>
          </table:table-cell>
          <table:table-cell table:style-name="ce114" table:formula="of:=IF(ISERROR(INT(REGEXEXTRACT([.B56],&quot;RP([0-9]*)&quot;)));&quot;&quot;;INT(REGEXEXTRACT([.B56],&quot;RP([0-9]*)&quot;)))" office:value-type="string">
            <text:p>43</text:p>
          </table:table-cell>
          <table:table-cell table:style-name="ce114" table:formula="of:=IF(ISNUMBER([.E56]);MOD([.E56];4);&quot;&quot;)" office:value-type="string">
            <text:p>3</text:p>
          </table:table-cell>
          <table:table-cell table:style-name="ce114" table:formula="of:=VLOOKUP([.I56];['PIC PSS-Lite'.A:.B];2;FALSE)=[.F56]" office:value-type="string">
            <text:p>#N/A</text:p>
          </table:table-cell>
          <table:table-cell table:style-name="ce118" table:formula="of:=[.D56]" office:value-type="string">
            <text:p>RG3</text:p>
          </table:table-cell>
          <table:table-cell table:style-name="ce119" table:formula="of:=IF(ISERROR(REGEXEXTRACT([.H56],&quot; - (.*)&quot;));&quot;&quot;;REGEXEXTRACT([.H56],&quot; - (.*)&quot;))" office:value-type="string">
            <text:p/>
          </table:table-cell>
          <table:table-cell table:style-name="ce117" office:value-type="string">
            <text:p>GPIO</text:p>
          </table:table-cell>
          <table:table-cell table:style-name="ce117" office:value-type="string">
            <text:p>RS232 Level Shifter - AUX</text:p>
          </table:table-cell>
          <table:table-cell table:style-name="ce117" office:value-type="string">
            <text:p>FORCE_ON</text:p>
          </table:table-cell>
          <table:table-cell table:style-name="ce117" office:value-type="string">
            <text:p>232-FON</text:p>
          </table:table-cell>
          <table:table-cell table:style-name="ce37" table:formula="of:=[.M56]=[.O56]" office:value-type="string">
            <text:p>TRUE</text:p>
          </table:table-cell>
          <table:table-cell table:style-name="ce118" table:formula="of:=VLOOKUP([.A56];['KiCad Netlist Import'.D:.F];3;FALSE)" office:value-type="string">
            <text:p>232-FON</text:p>
          </table:table-cell>
          <table:table-cell table:style-name="ce118" table:formula="of:=[.A56]" office:value-type="string">
            <text:p>8</text:p>
          </table:table-cell>
          <table:table-cell table:style-name="ce118" table:formula="of:=[.C56]" office:value-type="string">
            <text:p>RG3/PMCS1/CCP4/P3D</text:p>
          </table:table-cell>
        </table:table-row>
        <table:table-row table:style-name="ro3">
          <table:table-cell table:style-name="ce112" office:value-type="float" office:value="10">
            <text:p>10</text:p>
          </table:table-cell>
          <table:table-cell table:style-name="ce112" office:value-type="string">
            <text:p>SEG26/AN16/C3INC/RP44/RTCC/RG4</text:p>
          </table:table-cell>
          <table:table-cell table:style-name="ce113" office:value-type="string">
            <text:p>RG4/PMCS2/CCP5/P1D</text:p>
          </table:table-cell>
          <table:table-cell table:style-name="ce114" table:formula="of:=REGEXEXTRACT([.B57],&quot;R[A-M][0-9]&quot;)" office:value-type="string">
            <text:p>RG4</text:p>
          </table:table-cell>
          <table:table-cell table:style-name="ce114" table:formula="of:=IF(ISERROR(INT(REGEXEXTRACT([.B57],&quot;RP([0-9]*)&quot;)));&quot;&quot;;INT(REGEXEXTRACT([.B57],&quot;RP([0-9]*)&quot;)))" office:value-type="string">
            <text:p>44</text:p>
          </table:table-cell>
          <table:table-cell table:style-name="ce114" table:formula="of:=IF(ISNUMBER([.E57]);MOD([.E57];4);&quot;&quot;)" office:value-type="string">
            <text:p>0</text:p>
          </table:table-cell>
          <table:table-cell table:style-name="ce114" table:formula="of:=VLOOKUP([.I57];['PIC PSS-Lite'.A:.B];2;FALSE)=[.F57]" office:value-type="string">
            <text:p>#N/A</text:p>
          </table:table-cell>
          <table:table-cell table:style-name="ce118" table:formula="of:=[.D57]" office:value-type="string">
            <text:p>RG4</text:p>
          </table:table-cell>
          <table:table-cell table:style-name="ce119" table:formula="of:=IF(ISERROR(REGEXEXTRACT([.H57],&quot; - (.*)&quot;));&quot;&quot;;REGEXEXTRACT([.H57],&quot; - (.*)&quot;))" office:value-type="string">
            <text:p/>
          </table:table-cell>
          <table:table-cell table:style-name="ce117" office:value-type="string">
            <text:p>GPIO</text:p>
          </table:table-cell>
          <table:table-cell table:style-name="ce117" office:value-type="string">
            <text:p>RS232 Level Shifter - AUX</text:p>
          </table:table-cell>
          <table:table-cell table:style-name="ce117" office:value-type="string">
            <text:p>INVALID</text:p>
          </table:table-cell>
          <table:table-cell table:style-name="ce117" office:value-type="string">
            <text:p>232-INV</text:p>
          </table:table-cell>
          <table:table-cell table:style-name="ce37" table:formula="of:=[.M57]=[.O57]" office:value-type="string">
            <text:p>TRUE</text:p>
          </table:table-cell>
          <table:table-cell table:style-name="ce118" table:formula="of:=VLOOKUP([.A57];['KiCad Netlist Import'.D:.F];3;FALSE)" office:value-type="string">
            <text:p>232-INV</text:p>
          </table:table-cell>
          <table:table-cell table:style-name="ce118" table:formula="of:=[.A57]" office:value-type="string">
            <text:p>10</text:p>
          </table:table-cell>
          <table:table-cell table:style-name="ce118" table:formula="of:=[.C57]" office:value-type="string">
            <text:p>RG4/PMCS2/CCP5/P1D</text:p>
          </table:table-cell>
        </table:table-row>
        <table:table-row table:style-name="ro3">
          <table:table-cell table:style-name="ce120" office:value-type="float" office:value="37">
            <text:p>37</text:p>
          </table:table-cell>
          <table:table-cell table:style-name="ce120" office:value-type="string">
            <text:p>SEG27/RP18/UOE/CTED11/RC6</text:p>
          </table:table-cell>
          <table:table-cell table:style-name="ce121" office:value-type="string">
            <text:p>RC6/TX1/CK1</text:p>
          </table:table-cell>
          <table:table-cell table:style-name="ce122" table:formula="of:=REGEXEXTRACT([.B58],&quot;R[A-M][0-9]&quot;)" office:value-type="string">
            <text:p>RC6</text:p>
          </table:table-cell>
          <table:table-cell table:style-name="ce122" table:formula="of:=IF(ISERROR(INT(REGEXEXTRACT([.B58],&quot;RP([0-9]*)&quot;)));&quot;&quot;;INT(REGEXEXTRACT([.B58],&quot;RP([0-9]*)&quot;)))" office:value-type="string">
            <text:p>18</text:p>
          </table:table-cell>
          <table:table-cell table:style-name="ce123" table:formula="of:=IF(ISNUMBER([.E58]);MOD([.E58];4);&quot;&quot;)" office:value-type="string">
            <text:p>2</text:p>
          </table:table-cell>
          <table:table-cell table:style-name="ce123" table:formula="of:=VLOOKUP([.I58];['PIC PSS-Lite'.A:.B];2;FALSE)=[.F58]" office:value-type="string">
            <text:p>TRUE</text:p>
          </table:table-cell>
          <table:table-cell table:style-name="ce120" office:value-type="string">
            <text:p>RP18 - U2RX</text:p>
          </table:table-cell>
          <table:table-cell table:style-name="ce124" table:formula="of:=IF(ISERROR(REGEXEXTRACT([.H58],&quot; - (.*)&quot;));&quot;&quot;;REGEXEXTRACT([.H58],&quot; - (.*)&quot;))" office:value-type="string">
            <text:p>U2RX</text:p>
          </table:table-cell>
          <table:table-cell table:style-name="ce120" office:value-type="string">
            <text:p>UART1</text:p>
          </table:table-cell>
          <table:table-cell table:style-name="ce125" office:value-type="string">
            <text:p>RS422 Level Shifter</text:p>
          </table:table-cell>
          <table:table-cell table:style-name="ce125" office:value-type="string">
            <text:p>RS422 Port</text:p>
          </table:table-cell>
          <table:table-cell table:style-name="ce125" office:value-type="string">
            <text:p>422-RX</text:p>
          </table:table-cell>
          <table:table-cell table:style-name="ce37" table:formula="of:=[.M58]=[.O58]" office:value-type="string">
            <text:p>FALSE</text:p>
          </table:table-cell>
          <table:table-cell table:style-name="ce126" table:formula="of:=VLOOKUP([.A58];['KiCad Netlist Import'.D:.F];3;FALSE)" office:value-type="string">
            <text:p>RS422TX</text:p>
          </table:table-cell>
          <table:table-cell table:style-name="ce126" table:formula="of:=[.A58]" office:value-type="string">
            <text:p>37</text:p>
          </table:table-cell>
          <table:table-cell table:style-name="ce126" table:formula="of:=[.C58]" office:value-type="string">
            <text:p>RC6/TX1/CK1</text:p>
          </table:table-cell>
        </table:table-row>
        <table:table-row table:style-name="ro3">
          <table:table-cell table:style-name="ce120" office:value-type="float" office:value="38">
            <text:p>38</text:p>
          </table:table-cell>
          <table:table-cell table:style-name="ce120" office:value-type="string">
            <text:p>SEG22/RP19/CTED12/RC7
</text:p>
          </table:table-cell>
          <table:table-cell table:style-name="ce121" office:value-type="string">
            <text:p>RC7/RX1/DT1</text:p>
          </table:table-cell>
          <table:table-cell table:style-name="ce122" table:formula="of:=REGEXEXTRACT([.B59],&quot;R[A-M][0-9]&quot;)" office:value-type="string">
            <text:p>RC7</text:p>
          </table:table-cell>
          <table:table-cell table:style-name="ce122" table:formula="of:=IF(ISERROR(INT(REGEXEXTRACT([.B59],&quot;RP([0-9]*)&quot;)));&quot;&quot;;INT(REGEXEXTRACT([.B59],&quot;RP([0-9]*)&quot;)))" office:value-type="string">
            <text:p>19</text:p>
          </table:table-cell>
          <table:table-cell table:style-name="ce123" table:formula="of:=IF(ISNUMBER([.E59]);MOD([.E59];4);&quot;&quot;)" office:value-type="string">
            <text:p>3</text:p>
          </table:table-cell>
          <table:table-cell table:style-name="ce123" table:formula="of:=VLOOKUP([.I59];['PIC PSS-Lite'.A:.B];2;FALSE)=[.F59]" office:value-type="string">
            <text:p>TRUE</text:p>
          </table:table-cell>
          <table:table-cell table:style-name="ce120" office:value-type="string">
            <text:p>RP19 - U2TX</text:p>
          </table:table-cell>
          <table:table-cell table:style-name="ce124" table:formula="of:=IF(ISERROR(REGEXEXTRACT([.H59],&quot; - (.*)&quot;));&quot;&quot;;REGEXEXTRACT([.H59],&quot; - (.*)&quot;))" office:value-type="string">
            <text:p>U2TX</text:p>
          </table:table-cell>
          <table:table-cell table:style-name="ce120" office:value-type="string">
            <text:p>UART1</text:p>
          </table:table-cell>
          <table:table-cell table:style-name="ce125" office:value-type="string">
            <text:p>RS422 Level Shifter</text:p>
          </table:table-cell>
          <table:table-cell table:style-name="ce125" office:value-type="string">
            <text:p>RS422 Port</text:p>
          </table:table-cell>
          <table:table-cell table:style-name="ce125" office:value-type="string">
            <text:p>422-TX</text:p>
          </table:table-cell>
          <table:table-cell table:style-name="ce37" table:formula="of:=[.M59]=[.O59]" office:value-type="string">
            <text:p>FALSE</text:p>
          </table:table-cell>
          <table:table-cell table:style-name="ce126" table:formula="of:=VLOOKUP([.A59];['KiCad Netlist Import'.D:.F];3;FALSE)" office:value-type="string">
            <text:p>RS422RX</text:p>
          </table:table-cell>
          <table:table-cell table:style-name="ce126" table:formula="of:=[.A59]" office:value-type="string">
            <text:p>38</text:p>
          </table:table-cell>
          <table:table-cell table:style-name="ce126" table:formula="of:=[.C59]" office:value-type="string">
            <text:p>RC7/RX1/DT1</text:p>
          </table:table-cell>
        </table:table-row>
        <table:table-row table:style-name="ro3">
          <table:table-cell table:style-name="ce127" office:value-type="float" office:value="17">
            <text:p>17</text:p>
          </table:table-cell>
          <table:table-cell table:style-name="ce127" office:value-type="string">
            <text:p>D-/RF3</text:p>
          </table:table-cell>
          <table:table-cell table:style-name="ce128" office:value-type="string">
            <text:p>RF3/D-</text:p>
          </table:table-cell>
          <table:table-cell table:formula="of:=REGEXEXTRACT([.B60],&quot;R[A-M][0-9]&quot;)" office:value-type="string">
            <text:p>RF3</text:p>
          </table:table-cell>
          <table:table-cell table:formula="of:=IF(ISERROR(INT(REGEXEXTRACT([.B60],&quot;RP([0-9]*)&quot;)));&quot;&quot;;INT(REGEXEXTRACT([.B60],&quot;RP([0-9]*)&quot;)))" office:value-type="string">
            <text:p/>
          </table:table-cell>
          <table:table-cell table:style-name="ce129" table:formula="of:=IF(ISNUMBER([.E60]);MOD([.E60];4);&quot;&quot;)" office:value-type="string">
            <text:p/>
          </table:table-cell>
          <table:table-cell table:style-name="ce129" table:formula="of:=VLOOKUP([.I60];['PIC PSS-Lite'.A:.B];2;FALSE)=[.F60]" office:value-type="string">
            <text:p>#N/A</text:p>
          </table:table-cell>
          <table:table-cell table:style-name="ce127" office:value-type="string">
            <text:p>D-</text:p>
          </table:table-cell>
          <table:table-cell table:style-name="ce130" table:formula="of:=IF(ISERROR(REGEXEXTRACT([.H60],&quot; - (.*)&quot;));&quot;&quot;;REGEXEXTRACT([.H60],&quot; - (.*)&quot;))" office:value-type="string">
            <text:p/>
          </table:table-cell>
          <table:table-cell/>
          <table:table-cell table:style-name="ce127" office:value-type="string">
            <text:p>USB_DM</text:p>
          </table:table-cell>
          <table:table-cell table:style-name="ce65" office:value-type="string">
            <text:p>USB</text:p>
          </table:table-cell>
          <table:table-cell table:style-name="ce65" office:value-type="string">
            <text:p>USB_DM</text:p>
          </table:table-cell>
          <table:table-cell table:style-name="ce37" table:formula="of:=[.M60]=[.O60]" office:value-type="string">
            <text:p>TRUE</text:p>
          </table:table-cell>
          <table:table-cell table:formula="of:=VLOOKUP([.A60];['KiCad Netlist Import'.D:.F];3;FALSE)" office:value-type="string">
            <text:p>USB_DM</text:p>
          </table:table-cell>
          <table:table-cell table:formula="of:=[.A60]" office:value-type="string">
            <text:p>17</text:p>
          </table:table-cell>
          <table:table-cell table:formula="of:=[.C60]" office:value-type="string">
            <text:p>RF3/D-</text:p>
          </table:table-cell>
        </table:table-row>
        <table:table-row table:style-name="ro3">
          <table:table-cell table:style-name="ce127" office:value-type="float" office:value="16">
            <text:p>16</text:p>
          </table:table-cell>
          <table:table-cell table:style-name="ce127" office:value-type="string">
            <text:p>D+/RF4</text:p>
          </table:table-cell>
          <table:table-cell table:style-name="ce128" office:value-type="string">
            <text:p>RF4/D+</text:p>
          </table:table-cell>
          <table:table-cell table:formula="of:=REGEXEXTRACT([.B61],&quot;R[A-M][0-9]&quot;)" office:value-type="string">
            <text:p>RF4</text:p>
          </table:table-cell>
          <table:table-cell table:formula="of:=IF(ISERROR(INT(REGEXEXTRACT([.B61],&quot;RP([0-9]*)&quot;)));&quot;&quot;;INT(REGEXEXTRACT([.B61],&quot;RP([0-9]*)&quot;)))" office:value-type="string">
            <text:p/>
          </table:table-cell>
          <table:table-cell table:style-name="ce129" table:formula="of:=IF(ISNUMBER([.E61]);MOD([.E61];4);&quot;&quot;)" office:value-type="string">
            <text:p/>
          </table:table-cell>
          <table:table-cell table:style-name="ce129" table:formula="of:=VLOOKUP([.I61];['PIC PSS-Lite'.A:.B];2;FALSE)=[.F61]" office:value-type="string">
            <text:p>#N/A</text:p>
          </table:table-cell>
          <table:table-cell table:style-name="ce127" office:value-type="string">
            <text:p>D+</text:p>
          </table:table-cell>
          <table:table-cell table:style-name="ce130" table:formula="of:=IF(ISERROR(REGEXEXTRACT([.H61],&quot; - (.*)&quot;));&quot;&quot;;REGEXEXTRACT([.H61],&quot; - (.*)&quot;))" office:value-type="string">
            <text:p/>
          </table:table-cell>
          <table:table-cell/>
          <table:table-cell table:style-name="ce127" office:value-type="string">
            <text:p>USB_DP</text:p>
          </table:table-cell>
          <table:table-cell table:style-name="ce65" office:value-type="string">
            <text:p>USB</text:p>
          </table:table-cell>
          <table:table-cell table:style-name="ce65" office:value-type="string">
            <text:p>USB_DP</text:p>
          </table:table-cell>
          <table:table-cell table:style-name="ce37" table:formula="of:=[.M61]=[.O61]" office:value-type="string">
            <text:p>TRUE</text:p>
          </table:table-cell>
          <table:table-cell table:formula="of:=VLOOKUP([.A61];['KiCad Netlist Import'.D:.F];3;FALSE)" office:value-type="string">
            <text:p>USB_DP</text:p>
          </table:table-cell>
          <table:table-cell table:formula="of:=[.A61]" office:value-type="string">
            <text:p>16</text:p>
          </table:table-cell>
          <table:table-cell table:formula="of:=[.C61]" office:value-type="string">
            <text:p>RF4/D+</text:p>
          </table:table-cell>
        </table:table-row>
        <table:table-row table:style-name="ro3">
          <table:table-cell table:style-name="ce131" office:value-type="float" office:value="12">
            <text:p>12</text:p>
          </table:table-cell>
          <table:table-cell table:style-name="ce131" office:value-type="string">
            <text:p>VDDCORE/VCAP</text:p>
          </table:table-cell>
          <table:table-cell table:style-name="ce132" office:value-type="string">
            <text:p>VDDCORE/VCAP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2],&quot;RP([0-9]*)&quot;)));&quot;&quot;;INT(REGEXEXTRACT([.B62],&quot;RP([0-9]*)&quot;)))" office:value-type="string">
            <text:p/>
          </table:table-cell>
          <table:table-cell table:style-name="ce135" table:formula="of:=IF(ISNUMBER([.E62]);MOD([.E62];4);&quot;&quot;)" office:value-type="string">
            <text:p/>
          </table:table-cell>
          <table:table-cell table:style-name="ce135" table:formula="of:=VLOOKUP([.I62];['PIC PSS-Lite'.A:.B];2;FALSE)=[.F62]" office:value-type="string">
            <text:p>#N/A</text:p>
          </table:table-cell>
          <table:table-cell table:style-name="ce135"/>
          <table:table-cell table:style-name="ce136" table:formula="of:=IF(ISERROR(REGEXEXTRACT([.H62],&quot; - (.*)&quot;));&quot;&quot;;REGEXEXTRACT([.H62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number-columns-repeated="2" table:style-name="ce134"/>
          <table:table-cell table:style-name="ce37" table:formula="of:=[.M62]=[.O62]" office:value-type="string">
            <text:p>FALSE</text:p>
          </table:table-cell>
          <table:table-cell table:style-name="ce137" table:formula="of:=VLOOKUP([.A62];['KiCad Netlist Import'.D:.F];3;FALSE)" office:value-type="string">
            <text:p>N-000632</text:p>
          </table:table-cell>
          <table:table-cell table:style-name="ce137" table:formula="of:=[.A62]" office:value-type="string">
            <text:p>12</text:p>
          </table:table-cell>
          <table:table-cell table:style-name="ce137" table:formula="of:=[.C62]" office:value-type="string">
            <text:p>VDDCORE/VCAP</text:p>
          </table:table-cell>
        </table:table-row>
        <table:table-row table:style-name="ro3">
          <table:table-cell table:style-name="ce131" office:value-type="float" office:value="23">
            <text:p>23</text:p>
          </table:table-cell>
          <table:table-cell table:style-name="ce131" office:value-type="string">
            <text:p>VUSB3V3</text:p>
          </table:table-cell>
          <table:table-cell table:style-name="ce132" office:value-type="string">
            <text:p>VUSB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3],&quot;RP([0-9]*)&quot;)));&quot;&quot;;INT(REGEXEXTRACT([.B63],&quot;RP([0-9]*)&quot;)))" office:value-type="string">
            <text:p/>
          </table:table-cell>
          <table:table-cell table:style-name="ce135" table:formula="of:=IF(ISNUMBER([.E63]);MOD([.E63];4);&quot;&quot;)" office:value-type="string">
            <text:p/>
          </table:table-cell>
          <table:table-cell table:style-name="ce135" table:formula="of:=VLOOKUP([.I63];['PIC PSS-Lite'.A:.B];2;FALSE)=[.F63]" office:value-type="string">
            <text:p>#N/A</text:p>
          </table:table-cell>
          <table:table-cell table:style-name="ce135"/>
          <table:table-cell table:style-name="ce136" table:formula="of:=IF(ISERROR(REGEXEXTRACT([.H63],&quot; - (.*)&quot;));&quot;&quot;;REGEXEXTRACT([.H63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style-name="ce134"/>
          <table:table-cell table:style-name="ce133" office:value-type="string">
            <text:p>VCC3V3</text:p>
          </table:table-cell>
          <table:table-cell table:style-name="ce37" table:formula="of:=[.M63]=[.O63]" office:value-type="string">
            <text:p>TRUE</text:p>
          </table:table-cell>
          <table:table-cell table:style-name="ce137" table:formula="of:=VLOOKUP([.A63];['KiCad Netlist Import'.D:.F];3;FALSE)" office:value-type="string">
            <text:p>VCC3V3</text:p>
          </table:table-cell>
          <table:table-cell table:style-name="ce137" table:formula="of:=[.A63]" office:value-type="string">
            <text:p>23</text:p>
          </table:table-cell>
          <table:table-cell table:style-name="ce137" table:formula="of:=[.C63]" office:value-type="string">
            <text:p>VUSB</text:p>
          </table:table-cell>
        </table:table-row>
        <table:table-row table:style-name="ro3">
          <table:table-cell table:style-name="ce131" office:value-type="float" office:value="25">
            <text:p>25</text:p>
          </table:table-cell>
          <table:table-cell table:style-name="ce131" office:value-type="string">
            <text:p>AVDD</text:p>
          </table:table-cell>
          <table:table-cell table:style-name="ce132" office:value-type="string">
            <text:p>AVDD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4],&quot;RP([0-9]*)&quot;)));&quot;&quot;;INT(REGEXEXTRACT([.B64],&quot;RP([0-9]*)&quot;)))" office:value-type="string">
            <text:p/>
          </table:table-cell>
          <table:table-cell table:style-name="ce135" table:formula="of:=IF(ISNUMBER([.E64]);MOD([.E64];4);&quot;&quot;)" office:value-type="string">
            <text:p/>
          </table:table-cell>
          <table:table-cell table:style-name="ce135" table:formula="of:=VLOOKUP([.I64];['PIC PSS-Lite'.A:.B];2;FALSE)=[.F64]" office:value-type="string">
            <text:p>#N/A</text:p>
          </table:table-cell>
          <table:table-cell table:style-name="ce135"/>
          <table:table-cell table:style-name="ce136" table:formula="of:=IF(ISERROR(REGEXEXTRACT([.H64],&quot; - (.*)&quot;));&quot;&quot;;REGEXEXTRACT([.H64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style-name="ce134"/>
          <table:table-cell table:style-name="ce133" office:value-type="string">
            <text:p>VCC3V3</text:p>
          </table:table-cell>
          <table:table-cell table:style-name="ce37" table:formula="of:=[.M64]=[.O64]" office:value-type="string">
            <text:p>TRUE</text:p>
          </table:table-cell>
          <table:table-cell table:style-name="ce137" table:formula="of:=VLOOKUP([.A64];['KiCad Netlist Import'.D:.F];3;FALSE)" office:value-type="string">
            <text:p>VCC3V3</text:p>
          </table:table-cell>
          <table:table-cell table:style-name="ce137" table:formula="of:=[.A64]" office:value-type="string">
            <text:p>25</text:p>
          </table:table-cell>
          <table:table-cell table:style-name="ce137" table:formula="of:=[.C64]" office:value-type="string">
            <text:p>AVDD</text:p>
          </table:table-cell>
        </table:table-row>
        <table:table-row table:style-name="ro3">
          <table:table-cell table:style-name="ce131" office:value-type="float" office:value="32">
            <text:p>32</text:p>
          </table:table-cell>
          <table:table-cell table:style-name="ce131" office:value-type="string">
            <text:p>VDD</text:p>
          </table:table-cell>
          <table:table-cell table:style-name="ce132" office:value-type="string">
            <text:p>VDD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5],&quot;RP([0-9]*)&quot;)));&quot;&quot;;INT(REGEXEXTRACT([.B65],&quot;RP([0-9]*)&quot;)))" office:value-type="string">
            <text:p/>
          </table:table-cell>
          <table:table-cell table:style-name="ce135" table:formula="of:=IF(ISNUMBER([.E65]);MOD([.E65];4);&quot;&quot;)" office:value-type="string">
            <text:p/>
          </table:table-cell>
          <table:table-cell table:style-name="ce135" table:formula="of:=VLOOKUP([.I65];['PIC PSS-Lite'.A:.B];2;FALSE)=[.F65]" office:value-type="string">
            <text:p>#N/A</text:p>
          </table:table-cell>
          <table:table-cell table:style-name="ce135"/>
          <table:table-cell table:style-name="ce136" table:formula="of:=IF(ISERROR(REGEXEXTRACT([.H65],&quot; - (.*)&quot;));&quot;&quot;;REGEXEXTRACT([.H65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style-name="ce134"/>
          <table:table-cell table:style-name="ce133" office:value-type="string">
            <text:p>VCC3V3</text:p>
          </table:table-cell>
          <table:table-cell table:style-name="ce37" table:formula="of:=[.M65]=[.O65]" office:value-type="string">
            <text:p>TRUE</text:p>
          </table:table-cell>
          <table:table-cell table:style-name="ce137" table:formula="of:=VLOOKUP([.A65];['KiCad Netlist Import'.D:.F];3;FALSE)" office:value-type="string">
            <text:p>VCC3V3</text:p>
          </table:table-cell>
          <table:table-cell table:style-name="ce137" table:formula="of:=[.A65]" office:value-type="string">
            <text:p>32</text:p>
          </table:table-cell>
          <table:table-cell table:style-name="ce137" table:formula="of:=[.C65]" office:value-type="string">
            <text:p>VDD</text:p>
          </table:table-cell>
        </table:table-row>
        <table:table-row table:style-name="ro3">
          <table:table-cell table:style-name="ce131" office:value-type="float" office:value="48">
            <text:p>48</text:p>
          </table:table-cell>
          <table:table-cell table:style-name="ce135"/>
          <table:table-cell table:style-name="ce132" office:value-type="string">
            <text:p>VDD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6],&quot;RP([0-9]*)&quot;)));&quot;&quot;;INT(REGEXEXTRACT([.B66],&quot;RP([0-9]*)&quot;)))" office:value-type="string">
            <text:p/>
          </table:table-cell>
          <table:table-cell table:style-name="ce135" table:formula="of:=IF(ISNUMBER([.E66]);MOD([.E66];4);&quot;&quot;)" office:value-type="string">
            <text:p/>
          </table:table-cell>
          <table:table-cell table:style-name="ce135" table:formula="of:=VLOOKUP([.I66];['PIC PSS-Lite'.A:.B];2;FALSE)=[.F66]" office:value-type="string">
            <text:p>#N/A</text:p>
          </table:table-cell>
          <table:table-cell table:style-name="ce135"/>
          <table:table-cell table:style-name="ce136" table:formula="of:=IF(ISERROR(REGEXEXTRACT([.H66],&quot; - (.*)&quot;));&quot;&quot;;REGEXEXTRACT([.H66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style-name="ce134"/>
          <table:table-cell table:style-name="ce133" office:value-type="string">
            <text:p>VCC3V3</text:p>
          </table:table-cell>
          <table:table-cell table:style-name="ce37" table:formula="of:=[.M66]=[.O66]" office:value-type="string">
            <text:p>TRUE</text:p>
          </table:table-cell>
          <table:table-cell table:style-name="ce137" table:formula="of:=VLOOKUP([.A66];['KiCad Netlist Import'.D:.F];3;FALSE)" office:value-type="string">
            <text:p>VCC3V3</text:p>
          </table:table-cell>
          <table:table-cell table:style-name="ce137" table:formula="of:=[.A66]" office:value-type="string">
            <text:p>48</text:p>
          </table:table-cell>
          <table:table-cell table:style-name="ce137" table:formula="of:=[.C66]" office:value-type="string">
            <text:p>VDD</text:p>
          </table:table-cell>
        </table:table-row>
        <table:table-row table:style-name="ro3">
          <table:table-cell table:style-name="ce131" office:value-type="float" office:value="70">
            <text:p>70</text:p>
          </table:table-cell>
          <table:table-cell table:style-name="ce131" office:value-type="string">
            <text:p>VSS</text:p>
          </table:table-cell>
          <table:table-cell table:style-name="ce132" office:value-type="string">
            <text:p>VSS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7],&quot;RP([0-9]*)&quot;)));&quot;&quot;;INT(REGEXEXTRACT([.B67],&quot;RP([0-9]*)&quot;)))" office:value-type="string">
            <text:p/>
          </table:table-cell>
          <table:table-cell table:style-name="ce135" table:formula="of:=IF(ISNUMBER([.E67]);MOD([.E67];4);&quot;&quot;)" office:value-type="string">
            <text:p/>
          </table:table-cell>
          <table:table-cell table:style-name="ce135" table:formula="of:=VLOOKUP([.I67];['PIC PSS-Lite'.A:.B];2;FALSE)=[.F67]" office:value-type="string">
            <text:p>#N/A</text:p>
          </table:table-cell>
          <table:table-cell table:style-name="ce135"/>
          <table:table-cell table:style-name="ce136" table:formula="of:=IF(ISERROR(REGEXEXTRACT([.H67],&quot; - (.*)&quot;));&quot;&quot;;REGEXEXTRACT([.H67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style-name="ce134"/>
          <table:table-cell table:style-name="ce133" office:value-type="string">
            <text:p>GND</text:p>
          </table:table-cell>
          <table:table-cell table:style-name="ce37" table:formula="of:=[.M67]=[.O67]" office:value-type="string">
            <text:p>TRUE</text:p>
          </table:table-cell>
          <table:table-cell table:style-name="ce137" table:formula="of:=VLOOKUP([.A67];['KiCad Netlist Import'.D:.F];3;FALSE)" office:value-type="string">
            <text:p>GND</text:p>
          </table:table-cell>
          <table:table-cell table:style-name="ce137" table:formula="of:=[.A67]" office:value-type="string">
            <text:p>70</text:p>
          </table:table-cell>
          <table:table-cell table:style-name="ce137" table:formula="of:=[.C67]" office:value-type="string">
            <text:p>VSS</text:p>
          </table:table-cell>
        </table:table-row>
        <table:table-row table:style-name="ro3">
          <table:table-cell table:style-name="ce131" office:value-type="float" office:value="71">
            <text:p>71</text:p>
          </table:table-cell>
          <table:table-cell table:style-name="ce131" office:value-type="string">
            <text:p>VDD</text:p>
          </table:table-cell>
          <table:table-cell table:style-name="ce132" office:value-type="string">
            <text:p>VDD</text:p>
          </table:table-cell>
          <table:table-cell table:style-name="ce133" office:value-type="string">
            <text:p>NA</text:p>
          </table:table-cell>
          <table:table-cell table:style-name="ce134" table:formula="of:=IF(ISERROR(INT(REGEXEXTRACT([.B68],&quot;RP([0-9]*)&quot;)));&quot;&quot;;INT(REGEXEXTRACT([.B68],&quot;RP([0-9]*)&quot;)))" office:value-type="string">
            <text:p/>
          </table:table-cell>
          <table:table-cell table:style-name="ce135" table:formula="of:=IF(ISNUMBER([.E68]);MOD([.E68];4);&quot;&quot;)" office:value-type="string">
            <text:p/>
          </table:table-cell>
          <table:table-cell table:style-name="ce135" table:formula="of:=VLOOKUP([.I68];['PIC PSS-Lite'.A:.B];2;FALSE)=[.F68]" office:value-type="string">
            <text:p>#N/A</text:p>
          </table:table-cell>
          <table:table-cell table:style-name="ce135"/>
          <table:table-cell table:style-name="ce136" table:formula="of:=IF(ISERROR(REGEXEXTRACT([.H68],&quot; - (.*)&quot;));&quot;&quot;;REGEXEXTRACT([.H68],&quot; - (.*)&quot;))" office:value-type="string">
            <text:p/>
          </table:table-cell>
          <table:table-cell table:style-name="ce131" office:value-type="string">
            <text:p>PWR</text:p>
          </table:table-cell>
          <table:table-cell table:style-name="ce131" office:value-type="string">
            <text:p>VCC3V3</text:p>
          </table:table-cell>
          <table:table-cell table:style-name="ce134"/>
          <table:table-cell table:style-name="ce133" office:value-type="string">
            <text:p>VCC3V3</text:p>
          </table:table-cell>
          <table:table-cell table:style-name="ce37" table:formula="of:=[.M68]=[.O68]" office:value-type="string">
            <text:p>TRUE</text:p>
          </table:table-cell>
          <table:table-cell table:style-name="ce137" table:formula="of:=VLOOKUP([.A68];['KiCad Netlist Import'.D:.F];3;FALSE)" office:value-type="string">
            <text:p>VCC3V3</text:p>
          </table:table-cell>
          <table:table-cell table:style-name="ce137" table:formula="of:=[.A68]" office:value-type="string">
            <text:p>71</text:p>
          </table:table-cell>
          <table:table-cell table:style-name="ce137" table:formula="of:=[.C68]" office:value-type="string">
            <text:p>VDD</text:p>
          </table:table-cell>
        </table:table-row>
        <table:table-row table:style-name="ro3">
          <table:table-cell table:style-name="ce59" office:value-type="float" office:value="35">
            <text:p>35</text:p>
          </table:table-cell>
          <table:table-cell table:style-name="ce59" office:value-type="string">
            <text:p>SOSCI/RC1
</text:p>
          </table:table-cell>
          <table:table-cell table:style-name="ce60" office:value-type="string">
            <text:p>RC1/T1OSI/ECCP2/P2A</text:p>
          </table:table-cell>
          <table:table-cell table:style-name="ce37" table:formula="of:=REGEXEXTRACT([.B69],&quot;R[A-M][0-9]&quot;)" office:value-type="string">
            <text:p>RC1</text:p>
          </table:table-cell>
          <table:table-cell table:style-name="ce37" table:formula="of:=IF(ISERROR(INT(REGEXEXTRACT([.B69],&quot;RP([0-9]*)&quot;)));&quot;&quot;;INT(REGEXEXTRACT([.B69],&quot;RP([0-9]*)&quot;)))" office:value-type="string">
            <text:p/>
          </table:table-cell>
          <table:table-cell table:style-name="ce37" table:formula="of:=IF(ISNUMBER([.E69]);MOD([.E69];4);&quot;&quot;)" office:value-type="string">
            <text:p/>
          </table:table-cell>
          <table:table-cell table:style-name="ce37" table:formula="of:=VLOOKUP([.I69];['PIC PSS-Lite'.A:.B];2;FALSE)=[.F69]" office:value-type="string">
            <text:p>#N/A</text:p>
          </table:table-cell>
          <table:table-cell table:style-name="ce61" table:formula="of:=[.D69]" office:value-type="string">
            <text:p>RC1</text:p>
          </table:table-cell>
          <table:table-cell table:style-name="ce62" table:formula="of:=IF(ISERROR(REGEXEXTRACT([.H69],&quot; - (.*)&quot;));&quot;&quot;;REGEXEXTRACT([.H69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VHDCI - Active</text:p>
          </table:table-cell>
          <table:table-cell table:style-name="ce37"/>
          <table:table-cell table:style-name="ce63" office:value-type="string">
            <text:p>L-V-A</text:p>
          </table:table-cell>
          <table:table-cell table:style-name="ce37" table:formula="of:=[.M69]=[.O69]" office:value-type="string">
            <text:p>TRUE</text:p>
          </table:table-cell>
          <table:table-cell table:style-name="ce61" table:formula="of:=VLOOKUP([.A69];['KiCad Netlist Import'.D:.F];3;FALSE)" office:value-type="string">
            <text:p>L-V-A</text:p>
          </table:table-cell>
          <table:table-cell table:style-name="ce61" table:formula="of:=[.A69]" office:value-type="string">
            <text:p>35</text:p>
          </table:table-cell>
          <table:table-cell table:style-name="ce61" table:formula="of:=[.C69]" office:value-type="string">
            <text:p>RC1/T1OSI/ECCP2/P2A</text:p>
          </table:table-cell>
        </table:table-row>
        <table:table-row table:style-name="ro3">
          <table:table-cell table:style-name="ce59" office:value-type="float" office:value="36">
            <text:p>36</text:p>
          </table:table-cell>
          <table:table-cell table:style-name="ce59" office:value-type="string">
            <text:p>SOSCO/SCLKI/PWRLCLK/RC0</text:p>
          </table:table-cell>
          <table:table-cell table:style-name="ce60" office:value-type="string">
            <text:p>RC0/T1OSO/T13CKI</text:p>
          </table:table-cell>
          <table:table-cell table:style-name="ce37" table:formula="of:=REGEXEXTRACT([.B70],&quot;R[A-M][0-9]&quot;)" office:value-type="string">
            <text:p>RC0</text:p>
          </table:table-cell>
          <table:table-cell table:style-name="ce37" table:formula="of:=IF(ISERROR(INT(REGEXEXTRACT([.B70],&quot;RP([0-9]*)&quot;)));&quot;&quot;;INT(REGEXEXTRACT([.B70],&quot;RP([0-9]*)&quot;)))" office:value-type="string">
            <text:p/>
          </table:table-cell>
          <table:table-cell table:style-name="ce37" table:formula="of:=IF(ISNUMBER([.E70]);MOD([.E70];4);&quot;&quot;)" office:value-type="string">
            <text:p/>
          </table:table-cell>
          <table:table-cell table:style-name="ce37" table:formula="of:=VLOOKUP([.I70];['PIC PSS-Lite'.A:.B];2;FALSE)=[.F70]" office:value-type="string">
            <text:p>#N/A</text:p>
          </table:table-cell>
          <table:table-cell table:style-name="ce61" table:formula="of:=[.D70]" office:value-type="string">
            <text:p>RC0</text:p>
          </table:table-cell>
          <table:table-cell table:style-name="ce62" table:formula="of:=IF(ISERROR(REGEXEXTRACT([.H70],&quot; - (.*)&quot;));&quot;&quot;;REGEXEXTRACT([.H70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VHDCI - Board Detect</text:p>
          </table:table-cell>
          <table:table-cell table:style-name="ce37"/>
          <table:table-cell table:style-name="ce63" office:value-type="string">
            <text:p>L-V-D</text:p>
          </table:table-cell>
          <table:table-cell table:style-name="ce37" table:formula="of:=[.M70]=[.O70]" office:value-type="string">
            <text:p>TRUE</text:p>
          </table:table-cell>
          <table:table-cell table:style-name="ce61" table:formula="of:=VLOOKUP([.A70];['KiCad Netlist Import'.D:.F];3;FALSE)" office:value-type="string">
            <text:p>L-V-D</text:p>
          </table:table-cell>
          <table:table-cell table:style-name="ce61" table:formula="of:=[.A70]" office:value-type="string">
            <text:p>36</text:p>
          </table:table-cell>
          <table:table-cell table:style-name="ce61" table:formula="of:=[.C70]" office:value-type="string">
            <text:p>RC0/T1OSO/T13CKI</text:p>
          </table:table-cell>
        </table:table-row>
        <table:table-row table:style-name="ro3">
          <table:table-cell table:style-name="ce59" office:value-type="float" office:value="43">
            <text:p>43</text:p>
          </table:table-cell>
          <table:table-cell table:style-name="ce59" office:value-type="string">
            <text:p>SEG13/AN9/RP11/CTED7/RC2</text:p>
          </table:table-cell>
          <table:table-cell table:style-name="ce60" office:value-type="string">
            <text:p>RC2/ECCP1/P1A</text:p>
          </table:table-cell>
          <table:table-cell table:style-name="ce37" table:formula="of:=REGEXEXTRACT([.B71],&quot;R[A-M][0-9]&quot;)" office:value-type="string">
            <text:p>RC2</text:p>
          </table:table-cell>
          <table:table-cell table:style-name="ce37" table:formula="of:=IF(ISERROR(INT(REGEXEXTRACT([.B71],&quot;RP([0-9]*)&quot;)));&quot;&quot;;INT(REGEXEXTRACT([.B71],&quot;RP([0-9]*)&quot;)))" office:value-type="string">
            <text:p>11</text:p>
          </table:table-cell>
          <table:table-cell table:style-name="ce37" table:formula="of:=IF(ISNUMBER([.E71]);MOD([.E71];4);&quot;&quot;)" office:value-type="string">
            <text:p>3</text:p>
          </table:table-cell>
          <table:table-cell table:style-name="ce37" table:formula="of:=VLOOKUP([.I71];['PIC PSS-Lite'.A:.B];2;FALSE)=[.F71]" office:value-type="string">
            <text:p>#N/A</text:p>
          </table:table-cell>
          <table:table-cell table:style-name="ce61" table:formula="of:=[.D71]" office:value-type="string">
            <text:p>RC2</text:p>
          </table:table-cell>
          <table:table-cell table:style-name="ce62" table:formula="of:=IF(ISERROR(REGEXEXTRACT([.H71],&quot; - (.*)&quot;));&quot;&quot;;REGEXEXTRACT([.H71],&quot; - (.*)&quot;))" office:value-type="string">
            <text:p/>
          </table:table-cell>
          <table:table-cell table:style-name="ce63" office:value-type="string">
            <text:p>LED</text:p>
          </table:table-cell>
          <table:table-cell table:style-name="ce63" office:value-type="string">
            <text:p>VHDCI - Extra</text:p>
          </table:table-cell>
          <table:table-cell table:style-name="ce37"/>
          <table:table-cell table:style-name="ce63" office:value-type="string">
            <text:p>L-V-E</text:p>
          </table:table-cell>
          <table:table-cell table:style-name="ce37" table:formula="of:=[.M71]=[.O71]" office:value-type="string">
            <text:p>TRUE</text:p>
          </table:table-cell>
          <table:table-cell table:style-name="ce61" table:formula="of:=VLOOKUP([.A71];['KiCad Netlist Import'.D:.F];3;FALSE)" office:value-type="string">
            <text:p>L-V-E</text:p>
          </table:table-cell>
          <table:table-cell table:style-name="ce61" table:formula="of:=[.A71]" office:value-type="string">
            <text:p>43</text:p>
          </table:table-cell>
          <table:table-cell table:style-name="ce61" table:formula="of:=[.C71]" office:value-type="string">
            <text:p>RC2/ECCP1/P1A</text:p>
          </table:table-cell>
        </table:table-row>
        <table:table-row table:style-name="ro3">
          <table:table-cell table:style-name="ce138" office:value-type="float" office:value="21">
            <text:p>21</text:p>
          </table:table-cell>
          <table:table-cell table:style-name="ce138" office:value-type="string">
            <text:p>SEG41/AN13/C2IND/RH5
</text:p>
          </table:table-cell>
          <table:table-cell table:style-name="ce139" office:value-type="string">
            <text:p>RH5/PMBE/AN13/P3B/C2IND</text:p>
          </table:table-cell>
          <table:table-cell table:style-name="ce140" table:formula="of:=REGEXEXTRACT([.B72],&quot;R[A-M][0-9]&quot;)" office:value-type="string">
            <text:p>RH5</text:p>
          </table:table-cell>
          <table:table-cell table:style-name="ce140" table:formula="of:=IF(ISERROR(INT(REGEXEXTRACT([.B72],&quot;RP([0-9]*)&quot;)));&quot;&quot;;INT(REGEXEXTRACT([.B72],&quot;RP([0-9]*)&quot;)))" office:value-type="string">
            <text:p/>
          </table:table-cell>
          <table:table-cell table:style-name="ce141" table:formula="of:=IF(ISNUMBER([.E72]);MOD([.E72];4);&quot;&quot;)" office:value-type="string">
            <text:p/>
          </table:table-cell>
          <table:table-cell table:style-name="ce141" table:formula="of:=VLOOKUP([.I72];['PIC PSS-Lite'.A:.B];2;FALSE)=[.F72]" office:value-type="string">
            <text:p>#N/A</text:p>
          </table:table-cell>
          <table:table-cell table:style-name="ce138" office:value-type="string">
            <text:p>AN13</text:p>
          </table:table-cell>
          <table:table-cell table:style-name="ce142" table:formula="of:=IF(ISERROR(REGEXEXTRACT([.H72],&quot; - (.*)&quot;));&quot;&quot;;REGEXEXTRACT([.H72],&quot; - (.*)&quot;))" office:value-type="string">
            <text:p/>
          </table:table-cell>
          <table:table-cell table:style-name="ce138" office:value-type="string">
            <text:p>ADC</text:p>
          </table:table-cell>
          <table:table-cell table:style-name="ce143" office:value-type="string">
            <text:p>Voltage -- VCC0V9</text:p>
          </table:table-cell>
          <table:table-cell table:style-name="ce143" office:value-type="string">
            <text:p>Voltage Monitor</text:p>
          </table:table-cell>
          <table:table-cell table:style-name="ce143" office:value-type="string">
            <text:p>VSENSE_0V9</text:p>
          </table:table-cell>
          <table:table-cell table:style-name="ce37" table:formula="of:=[.M72]=[.O72]" office:value-type="string">
            <text:p>TRUE</text:p>
          </table:table-cell>
          <table:table-cell table:style-name="ce144" table:formula="of:=VLOOKUP([.A72];['KiCad Netlist Import'.D:.F];3;FALSE)" office:value-type="string">
            <text:p>VSENSE_0V9</text:p>
          </table:table-cell>
          <table:table-cell table:style-name="ce144" table:formula="of:=[.A72]" office:value-type="string">
            <text:p>21</text:p>
          </table:table-cell>
          <table:table-cell table:style-name="ce144" table:formula="of:=[.C72]" office:value-type="string">
            <text:p>RH5/PMBE/AN13/P3B/C2IND</text:p>
          </table:table-cell>
        </table:table-row>
        <table:table-row table:style-name="ro3">
          <table:table-cell table:style-name="ce138" office:value-type="float" office:value="14">
            <text:p>14</text:p>
          </table:table-cell>
          <table:table-cell table:style-name="ce138" office:value-type="string">
            <text:p>SEG24/AN11/C1INA/RP40/RF6</text:p>
          </table:table-cell>
          <table:table-cell table:style-name="ce139" office:value-type="string">
            <text:p>RF6/PMD1/AN11/C1INA</text:p>
          </table:table-cell>
          <table:table-cell table:style-name="ce140" table:formula="of:=REGEXEXTRACT([.B73],&quot;R[A-M][0-9]&quot;)" office:value-type="string">
            <text:p>RF6</text:p>
          </table:table-cell>
          <table:table-cell table:style-name="ce140" table:formula="of:=IF(ISERROR(INT(REGEXEXTRACT([.B73],&quot;RP([0-9]*)&quot;)));&quot;&quot;;INT(REGEXEXTRACT([.B73],&quot;RP([0-9]*)&quot;)))" office:value-type="string">
            <text:p>40</text:p>
          </table:table-cell>
          <table:table-cell table:style-name="ce141" table:formula="of:=IF(ISNUMBER([.E73]);MOD([.E73];4);&quot;&quot;)" office:value-type="string">
            <text:p>0</text:p>
          </table:table-cell>
          <table:table-cell table:style-name="ce141" table:formula="of:=VLOOKUP([.I73];['PIC PSS-Lite'.A:.B];2;FALSE)=[.F73]" office:value-type="string">
            <text:p>#N/A</text:p>
          </table:table-cell>
          <table:table-cell table:style-name="ce138" office:value-type="string">
            <text:p>AN11</text:p>
          </table:table-cell>
          <table:table-cell table:style-name="ce142" table:formula="of:=IF(ISERROR(REGEXEXTRACT([.H73],&quot; - (.*)&quot;));&quot;&quot;;REGEXEXTRACT([.H73],&quot; - (.*)&quot;))" office:value-type="string">
            <text:p/>
          </table:table-cell>
          <table:table-cell table:style-name="ce138" office:value-type="string">
            <text:p>ADC</text:p>
          </table:table-cell>
          <table:table-cell table:style-name="ce143" office:value-type="string">
            <text:p>Voltage -- VCC12V</text:p>
          </table:table-cell>
          <table:table-cell table:style-name="ce143" office:value-type="string">
            <text:p>Voltage Monitor</text:p>
          </table:table-cell>
          <table:table-cell table:style-name="ce143" office:value-type="string">
            <text:p>VSENSE_12V0</text:p>
          </table:table-cell>
          <table:table-cell table:style-name="ce37" table:formula="of:=[.M73]=[.O73]" office:value-type="string">
            <text:p>TRUE</text:p>
          </table:table-cell>
          <table:table-cell table:style-name="ce144" table:formula="of:=VLOOKUP([.A73];['KiCad Netlist Import'.D:.F];3;FALSE)" office:value-type="string">
            <text:p>VSENSE_12V0</text:p>
          </table:table-cell>
          <table:table-cell table:style-name="ce144" table:formula="of:=[.A73]" office:value-type="string">
            <text:p>14</text:p>
          </table:table-cell>
          <table:table-cell table:style-name="ce144" table:formula="of:=[.C73]" office:value-type="string">
            <text:p>RF6/PMD1/AN11/C1INA</text:p>
          </table:table-cell>
        </table:table-row>
        <table:table-row table:style-name="ro3">
          <table:table-cell table:style-name="ce138" office:value-type="float" office:value="20">
            <text:p>20</text:p>
          </table:table-cell>
          <table:table-cell table:style-name="ce138" office:value-type="string">
            <text:p>SEG42/AN14/C1INC/RH6</text:p>
          </table:table-cell>
          <table:table-cell table:style-name="ce139" office:value-type="string">
            <text:p>RH6/PMRD//AN14/P1C/C1INC</text:p>
          </table:table-cell>
          <table:table-cell table:style-name="ce140" table:formula="of:=REGEXEXTRACT([.B74],&quot;R[A-M][0-9]&quot;)" office:value-type="string">
            <text:p>RH6</text:p>
          </table:table-cell>
          <table:table-cell table:style-name="ce140" table:formula="of:=IF(ISERROR(INT(REGEXEXTRACT([.B74],&quot;RP([0-9]*)&quot;)));&quot;&quot;;INT(REGEXEXTRACT([.B74],&quot;RP([0-9]*)&quot;)))" office:value-type="string">
            <text:p/>
          </table:table-cell>
          <table:table-cell table:style-name="ce141" table:formula="of:=IF(ISNUMBER([.E74]);MOD([.E74];4);&quot;&quot;)" office:value-type="string">
            <text:p/>
          </table:table-cell>
          <table:table-cell table:style-name="ce141" table:formula="of:=VLOOKUP([.I74];['PIC PSS-Lite'.A:.B];2;FALSE)=[.F74]" office:value-type="string">
            <text:p>#N/A</text:p>
          </table:table-cell>
          <table:table-cell table:style-name="ce138" office:value-type="string">
            <text:p>AN14</text:p>
          </table:table-cell>
          <table:table-cell table:style-name="ce142" table:formula="of:=IF(ISERROR(REGEXEXTRACT([.H74],&quot; - (.*)&quot;));&quot;&quot;;REGEXEXTRACT([.H74],&quot; - (.*)&quot;))" office:value-type="string">
            <text:p/>
          </table:table-cell>
          <table:table-cell table:style-name="ce138" office:value-type="string">
            <text:p>ADC</text:p>
          </table:table-cell>
          <table:table-cell table:style-name="ce143" office:value-type="string">
            <text:p>Voltage -- VCC1V2</text:p>
          </table:table-cell>
          <table:table-cell table:style-name="ce143" office:value-type="string">
            <text:p>Voltage Monitor</text:p>
          </table:table-cell>
          <table:table-cell table:style-name="ce143" office:value-type="string">
            <text:p>VSENSE_1V2</text:p>
          </table:table-cell>
          <table:table-cell table:style-name="ce37" table:formula="of:=[.M74]=[.O74]" office:value-type="string">
            <text:p>TRUE</text:p>
          </table:table-cell>
          <table:table-cell table:style-name="ce144" table:formula="of:=VLOOKUP([.A74];['KiCad Netlist Import'.D:.F];3;FALSE)" office:value-type="string">
            <text:p>VSENSE_1V2</text:p>
          </table:table-cell>
          <table:table-cell table:style-name="ce144" table:formula="of:=[.A74]" office:value-type="string">
            <text:p>20</text:p>
          </table:table-cell>
          <table:table-cell table:style-name="ce144" table:formula="of:=[.C74]" office:value-type="string">
            <text:p>RH6/PMRD//AN14/P1C/C1INC</text:p>
          </table:table-cell>
        </table:table-row>
        <table:table-row table:style-name="ro3">
          <table:table-cell table:style-name="ce138" office:value-type="float" office:value="19">
            <text:p>19</text:p>
          </table:table-cell>
          <table:table-cell table:style-name="ce138" office:value-type="string">
            <text:p>SEG43/AN15/RH7</text:p>
          </table:table-cell>
          <table:table-cell table:style-name="ce139" office:value-type="string">
            <text:p>RH7/PMWR//AN15/P1B</text:p>
          </table:table-cell>
          <table:table-cell table:style-name="ce140" table:formula="of:=REGEXEXTRACT([.B75],&quot;R[A-M][0-9]&quot;)" office:value-type="string">
            <text:p>RH7</text:p>
          </table:table-cell>
          <table:table-cell table:style-name="ce140" table:formula="of:=IF(ISERROR(INT(REGEXEXTRACT([.B75],&quot;RP([0-9]*)&quot;)));&quot;&quot;;INT(REGEXEXTRACT([.B75],&quot;RP([0-9]*)&quot;)))" office:value-type="string">
            <text:p/>
          </table:table-cell>
          <table:table-cell table:style-name="ce141" table:formula="of:=IF(ISNUMBER([.E75]);MOD([.E75];4);&quot;&quot;)" office:value-type="string">
            <text:p/>
          </table:table-cell>
          <table:table-cell table:style-name="ce141" table:formula="of:=VLOOKUP([.I75];['PIC PSS-Lite'.A:.B];2;FALSE)=[.F75]" office:value-type="string">
            <text:p>#N/A</text:p>
          </table:table-cell>
          <table:table-cell table:style-name="ce138" office:value-type="string">
            <text:p>AN15</text:p>
          </table:table-cell>
          <table:table-cell table:style-name="ce142" table:formula="of:=IF(ISERROR(REGEXEXTRACT([.H75],&quot; - (.*)&quot;));&quot;&quot;;REGEXEXTRACT([.H75],&quot; - (.*)&quot;))" office:value-type="string">
            <text:p/>
          </table:table-cell>
          <table:table-cell table:style-name="ce138" office:value-type="string">
            <text:p>ADC</text:p>
          </table:table-cell>
          <table:table-cell table:style-name="ce143" office:value-type="string">
            <text:p>Voltage -- VCC1V8</text:p>
          </table:table-cell>
          <table:table-cell table:style-name="ce143" office:value-type="string">
            <text:p>Voltage Monitor</text:p>
          </table:table-cell>
          <table:table-cell table:style-name="ce143" office:value-type="string">
            <text:p>VSENSE_1V8</text:p>
          </table:table-cell>
          <table:table-cell table:style-name="ce37" table:formula="of:=[.M75]=[.O75]" office:value-type="string">
            <text:p>TRUE</text:p>
          </table:table-cell>
          <table:table-cell table:style-name="ce144" table:formula="of:=VLOOKUP([.A75];['KiCad Netlist Import'.D:.F];3;FALSE)" office:value-type="string">
            <text:p>VSENSE_1V8</text:p>
          </table:table-cell>
          <table:table-cell table:style-name="ce144" table:formula="of:=[.A75]" office:value-type="string">
            <text:p>19</text:p>
          </table:table-cell>
          <table:table-cell table:style-name="ce144" table:formula="of:=[.C75]" office:value-type="string">
            <text:p>RH7/PMWR//AN15/P1B</text:p>
          </table:table-cell>
        </table:table-row>
        <table:table-row table:style-name="ro3">
          <table:table-cell table:style-name="ce138" office:value-type="float" office:value="18">
            <text:p>18</text:p>
          </table:table-cell>
          <table:table-cell table:style-name="ce138" office:value-type="string">
            <text:p>SEG20/AN7/C2INB/RP36/RF2</text:p>
          </table:table-cell>
          <table:table-cell table:style-name="ce139" office:value-type="string">
            <text:p>RF2/PMA5/AN7/C2INB</text:p>
          </table:table-cell>
          <table:table-cell table:style-name="ce140" table:formula="of:=REGEXEXTRACT([.B76],&quot;R[A-M][0-9]&quot;)" office:value-type="string">
            <text:p>RF2</text:p>
          </table:table-cell>
          <table:table-cell table:style-name="ce140" table:formula="of:=IF(ISERROR(INT(REGEXEXTRACT([.B76],&quot;RP([0-9]*)&quot;)));&quot;&quot;;INT(REGEXEXTRACT([.B76],&quot;RP([0-9]*)&quot;)))" office:value-type="string">
            <text:p>36</text:p>
          </table:table-cell>
          <table:table-cell table:style-name="ce141" table:formula="of:=IF(ISNUMBER([.E76]);MOD([.E76];4);&quot;&quot;)" office:value-type="string">
            <text:p>0</text:p>
          </table:table-cell>
          <table:table-cell table:style-name="ce141" table:formula="of:=VLOOKUP([.I76];['PIC PSS-Lite'.A:.B];2;FALSE)=[.F76]" office:value-type="string">
            <text:p>#N/A</text:p>
          </table:table-cell>
          <table:table-cell table:style-name="ce138" office:value-type="string">
            <text:p>AN7</text:p>
          </table:table-cell>
          <table:table-cell table:style-name="ce142" table:formula="of:=IF(ISERROR(REGEXEXTRACT([.H76],&quot; - (.*)&quot;));&quot;&quot;;REGEXEXTRACT([.H76],&quot; - (.*)&quot;))" office:value-type="string">
            <text:p/>
          </table:table-cell>
          <table:table-cell table:style-name="ce143" office:value-type="string">
            <text:p>ADC</text:p>
          </table:table-cell>
          <table:table-cell table:style-name="ce143" office:value-type="string">
            <text:p>Voltage -- VCC3V3</text:p>
          </table:table-cell>
          <table:table-cell table:style-name="ce143" office:value-type="string">
            <text:p>Voltage Monitor</text:p>
          </table:table-cell>
          <table:table-cell table:style-name="ce143" office:value-type="string">
            <text:p>VSENSE_3V3</text:p>
          </table:table-cell>
          <table:table-cell table:style-name="ce37" table:formula="of:=[.M76]=[.O76]" office:value-type="string">
            <text:p>TRUE</text:p>
          </table:table-cell>
          <table:table-cell table:style-name="ce144" table:formula="of:=VLOOKUP([.A76];['KiCad Netlist Import'.D:.F];3;FALSE)" office:value-type="string">
            <text:p>VSENSE_3V3</text:p>
          </table:table-cell>
          <table:table-cell table:style-name="ce144" table:formula="of:=[.A76]" office:value-type="string">
            <text:p>18</text:p>
          </table:table-cell>
          <table:table-cell table:style-name="ce144" table:formula="of:=[.C76]" office:value-type="string">
            <text:p>RF2/PMA5/AN7/C2INB</text:p>
          </table:table-cell>
        </table:table-row>
        <table:table-row table:style-name="ro3">
          <table:table-cell table:style-name="ce138" office:value-type="float" office:value="15">
            <text:p>15</text:p>
          </table:table-cell>
          <table:table-cell table:style-name="ce138" office:value-type="string">
            <text:p>SEG23/CVREF/AN10/C1INB/RP35/RF5</text:p>
          </table:table-cell>
          <table:table-cell table:style-name="ce139" office:value-type="string">
            <text:p>RF5/PMD2/AN10/C1INB/CVREF</text:p>
          </table:table-cell>
          <table:table-cell table:style-name="ce140" table:formula="of:=REGEXEXTRACT([.B77],&quot;R[A-M][0-9]&quot;)" office:value-type="string">
            <text:p>RF5</text:p>
          </table:table-cell>
          <table:table-cell table:style-name="ce140" table:formula="of:=IF(ISERROR(INT(REGEXEXTRACT([.B77],&quot;RP([0-9]*)&quot;)));&quot;&quot;;INT(REGEXEXTRACT([.B77],&quot;RP([0-9]*)&quot;)))" office:value-type="string">
            <text:p>35</text:p>
          </table:table-cell>
          <table:table-cell table:style-name="ce141" table:formula="of:=IF(ISNUMBER([.E77]);MOD([.E77];4);&quot;&quot;)" office:value-type="string">
            <text:p>3</text:p>
          </table:table-cell>
          <table:table-cell table:style-name="ce141" table:formula="of:=VLOOKUP([.I77];['PIC PSS-Lite'.A:.B];2;FALSE)=[.F77]" office:value-type="string">
            <text:p>#N/A</text:p>
          </table:table-cell>
          <table:table-cell table:style-name="ce138" office:value-type="string">
            <text:p>AN10</text:p>
          </table:table-cell>
          <table:table-cell table:style-name="ce142" table:formula="of:=IF(ISERROR(REGEXEXTRACT([.H77],&quot; - (.*)&quot;));&quot;&quot;;REGEXEXTRACT([.H77],&quot; - (.*)&quot;))" office:value-type="string">
            <text:p/>
          </table:table-cell>
          <table:table-cell table:style-name="ce138" office:value-type="string">
            <text:p>ADC</text:p>
          </table:table-cell>
          <table:table-cell table:style-name="ce143" office:value-type="string">
            <text:p>Voltage -- VCC5V0</text:p>
          </table:table-cell>
          <table:table-cell table:style-name="ce143" office:value-type="string">
            <text:p>Voltage Monitor</text:p>
          </table:table-cell>
          <table:table-cell table:style-name="ce143" office:value-type="string">
            <text:p>VSENSE_5V0</text:p>
          </table:table-cell>
          <table:table-cell table:style-name="ce37" table:formula="of:=[.M77]=[.O77]" office:value-type="string">
            <text:p>TRUE</text:p>
          </table:table-cell>
          <table:table-cell table:style-name="ce144" table:formula="of:=VLOOKUP([.A77];['KiCad Netlist Import'.D:.F];3;FALSE)" office:value-type="string">
            <text:p>VSENSE_5V0</text:p>
          </table:table-cell>
          <table:table-cell table:style-name="ce144" table:formula="of:=[.A77]" office:value-type="string">
            <text:p>15</text:p>
          </table:table-cell>
          <table:table-cell table:style-name="ce144" table:formula="of:=[.C77]" office:value-type="string">
            <text:p>RF5/PMD2/AN10/C1INB/CVREF</text:p>
          </table:table-cell>
        </table:table-row>
        <table:table-row table:style-name="ro3">
          <table:table-cell table:style-name="ce127" office:value-type="float" office:value="24">
            <text:p>24</text:p>
          </table:table-cell>
          <table:table-cell table:style-name="ce127" office:value-type="string">
            <text:p>VBAT</text:p>
          </table:table-cell>
          <table:table-cell table:style-name="ce128" office:value-type="string">
            <text:p>ENVREG</text:p>
          </table:table-cell>
          <table:table-cell table:style-name="ce145" office:value-type="string">
            <text:p>NA</text:p>
          </table:table-cell>
          <table:table-cell table:style-name="ce146" table:formula="of:=IF(ISERROR(INT(REGEXEXTRACT([.B78],&quot;RP([0-9]*)&quot;)));&quot;&quot;;INT(REGEXEXTRACT([.B78],&quot;RP([0-9]*)&quot;)))" office:value-type="string">
            <text:p/>
          </table:table-cell>
          <table:table-cell table:formula="of:=IF(ISNUMBER([.E78]);MOD([.E78];4);&quot;&quot;)" office:value-type="string">
            <text:p/>
          </table:table-cell>
          <table:table-cell table:formula="of:=VLOOKUP([.I78];['PIC PSS-Lite'.A:.B];2;FALSE)=[.F78]" office:value-type="string">
            <text:p>#N/A</text:p>
          </table:table-cell>
          <table:table-cell/>
          <table:table-cell table:style-name="ce23" table:formula="of:=IF(ISERROR(REGEXEXTRACT([.H78],&quot; - (.*)&quot;));&quot;&quot;;REGEXEXTRACT([.H78],&quot; - (.*)&quot;))" office:value-type="string">
            <text:p/>
          </table:table-cell>
          <table:table-cell table:number-columns-repeated="3"/>
          <table:table-cell table:style-name="ce65" office:value-type="string">
            <text:p>VCC3V3</text:p>
          </table:table-cell>
          <table:table-cell table:style-name="ce37" table:formula="of:=[.M78]=[.O78]" office:value-type="string">
            <text:p>TRUE</text:p>
          </table:table-cell>
          <table:table-cell table:formula="of:=VLOOKUP([.A78];['KiCad Netlist Import'.D:.F];3;FALSE)" office:value-type="string">
            <text:p>VCC3V3</text:p>
          </table:table-cell>
          <table:table-cell table:formula="of:=[.A78]" office:value-type="string">
            <text:p>24</text:p>
          </table:table-cell>
          <table:table-cell table:formula="of:=[.C78]" office:value-type="string">
            <text:p>ENVREG</text:p>
          </table:table-cell>
        </table:table-row>
        <table:table-row table:style-name="ro3">
          <table:table-cell table:style-name="ce147" office:value-type="float" office:value="47">
            <text:p>47</text:p>
          </table:table-cell>
          <table:table-cell table:style-name="ce147" office:value-type="string">
            <text:p>CTED6/PGD/RB7
</text:p>
          </table:table-cell>
          <table:table-cell table:style-name="ce148" office:value-type="string">
            <text:p>RB7/KBI3/PGD</text:p>
          </table:table-cell>
          <table:table-cell table:style-name="ce149" table:formula="of:=REGEXEXTRACT([.B79],&quot;R[A-M][0-9]&quot;)" office:value-type="string">
            <text:p>RB7</text:p>
          </table:table-cell>
          <table:table-cell table:style-name="ce149" table:formula="of:=IF(ISERROR(INT(REGEXEXTRACT([.B79],&quot;RP([0-9]*)&quot;)));&quot;&quot;;INT(REGEXEXTRACT([.B79],&quot;RP([0-9]*)&quot;)))" office:value-type="string">
            <text:p/>
          </table:table-cell>
          <table:table-cell table:style-name="ce150" table:formula="of:=IF(ISNUMBER([.E79]);MOD([.E79];4);&quot;&quot;)" office:value-type="string">
            <text:p/>
          </table:table-cell>
          <table:table-cell table:style-name="ce150" table:formula="of:=VLOOKUP([.I79];['PIC PSS-Lite'.A:.B];2;FALSE)=[.F79]" office:value-type="string">
            <text:p>#N/A</text:p>
          </table:table-cell>
          <table:table-cell table:style-name="ce147" office:value-type="string">
            <text:p>PGD</text:p>
          </table:table-cell>
          <table:table-cell table:style-name="ce151" table:formula="of:=IF(ISERROR(REGEXEXTRACT([.H79],&quot; - (.*)&quot;));&quot;&quot;;REGEXEXTRACT([.H79],&quot; - (.*)&quot;))" office:value-type="string">
            <text:p/>
          </table:table-cell>
          <table:table-cell table:style-name="ce147" office:value-type="string">
            <text:p>ISCP</text:p>
          </table:table-cell>
          <table:table-cell table:number-columns-repeated="2" table:style-name="ce149"/>
          <table:table-cell table:style-name="ce152" office:value-type="string">
            <text:p>SPI-SDO</text:p>
          </table:table-cell>
          <table:table-cell table:style-name="ce37" table:formula="of:=[.M79]=[.O79]" office:value-type="string">
            <text:p>TRUE</text:p>
          </table:table-cell>
          <table:table-cell table:style-name="ce153" table:formula="of:=VLOOKUP([.A79];['KiCad Netlist Import'.D:.F];3;FALSE)" office:value-type="string">
            <text:p>SPI-SDO</text:p>
          </table:table-cell>
          <table:table-cell table:style-name="ce153" table:formula="of:=[.A79]" office:value-type="string">
            <text:p>47</text:p>
          </table:table-cell>
          <table:table-cell table:style-name="ce153" table:formula="of:=[.C79]" office:value-type="string">
            <text:p>RB7/KBI3/PGD</text:p>
          </table:table-cell>
        </table:table-row>
        <table:table-row table:style-name="ro3">
          <table:table-cell table:style-name="ce154" office:value-type="float" office:value="49">
            <text:p>49</text:p>
          </table:table-cell>
          <table:table-cell table:style-name="ce154" office:value-type="string">
            <text:p>OSC2/CLKO/RP6/RA6
</text:p>
          </table:table-cell>
          <table:table-cell table:style-name="ce155" office:value-type="string">
            <text:p>OSC1/CLKI/RA7</text:p>
          </table:table-cell>
          <table:table-cell table:style-name="ce149" table:formula="of:=REGEXEXTRACT([.B80],&quot;R[A-M][0-9]&quot;)" office:value-type="string">
            <text:p>RA6</text:p>
          </table:table-cell>
          <table:table-cell table:style-name="ce149" table:formula="of:=IF(ISERROR(INT(REGEXEXTRACT([.B80],&quot;RP([0-9]*)&quot;)));&quot;&quot;;INT(REGEXEXTRACT([.B80],&quot;RP([0-9]*)&quot;)))" office:value-type="string">
            <text:p>6</text:p>
          </table:table-cell>
          <table:table-cell table:style-name="ce156" table:formula="of:=IF(ISNUMBER([.E80]);MOD([.E80];4);&quot;&quot;)" office:value-type="string">
            <text:p>2</text:p>
          </table:table-cell>
          <table:table-cell table:style-name="ce156" table:formula="of:=VLOOKUP([.I80];['PIC PSS-Lite'.A:.B];2;FALSE)=[.F80]" office:value-type="string">
            <text:p>#N/A</text:p>
          </table:table-cell>
          <table:table-cell table:style-name="ce154" office:value-type="string">
            <text:p>OSC1</text:p>
          </table:table-cell>
          <table:table-cell table:style-name="ce157" table:formula="of:=IF(ISERROR(REGEXEXTRACT([.H80],&quot; - (.*)&quot;));&quot;&quot;;REGEXEXTRACT([.H80],&quot; - (.*)&quot;))" office:value-type="string">
            <text:p/>
          </table:table-cell>
          <table:table-cell table:style-name="ce154" office:value-type="string">
            <text:p>Clock</text:p>
          </table:table-cell>
          <table:table-cell table:number-columns-repeated="2" table:style-name="ce149"/>
          <table:table-cell table:style-name="ce152" office:value-type="string">
            <text:p>OSC1</text:p>
          </table:table-cell>
          <table:table-cell table:style-name="ce37" table:formula="of:=[.M80]=[.O80]" office:value-type="string">
            <text:p>TRUE</text:p>
          </table:table-cell>
          <table:table-cell table:style-name="ce153" table:formula="of:=VLOOKUP([.A80];['KiCad Netlist Import'.D:.F];3;FALSE)" office:value-type="string">
            <text:p>OSC1</text:p>
          </table:table-cell>
          <table:table-cell table:style-name="ce153" table:formula="of:=[.A80]" office:value-type="string">
            <text:p>49</text:p>
          </table:table-cell>
          <table:table-cell table:style-name="ce153" table:formula="of:=[.C80]" office:value-type="string">
            <text:p>OSC1/CLKI/RA7</text:p>
          </table:table-cell>
        </table:table-row>
        <table:table-row table:style-name="ro3">
          <table:table-cell table:style-name="ce154" office:value-type="float" office:value="50">
            <text:p>50</text:p>
          </table:table-cell>
          <table:table-cell table:style-name="ce154" office:value-type="string">
            <text:p>OSC1/CLKI/RP10/RA7
</text:p>
          </table:table-cell>
          <table:table-cell table:style-name="ce155" office:value-type="string">
            <text:p>OSC2/CLKO/RA6</text:p>
          </table:table-cell>
          <table:table-cell table:style-name="ce149" table:formula="of:=REGEXEXTRACT([.B81],&quot;R[A-M][0-9]&quot;)" office:value-type="string">
            <text:p>RA7</text:p>
          </table:table-cell>
          <table:table-cell table:style-name="ce149" table:formula="of:=IF(ISERROR(INT(REGEXEXTRACT([.B81],&quot;RP([0-9]*)&quot;)));&quot;&quot;;INT(REGEXEXTRACT([.B81],&quot;RP([0-9]*)&quot;)))" office:value-type="string">
            <text:p>10</text:p>
          </table:table-cell>
          <table:table-cell table:style-name="ce156" table:formula="of:=IF(ISNUMBER([.E81]);MOD([.E81];4);&quot;&quot;)" office:value-type="string">
            <text:p>2</text:p>
          </table:table-cell>
          <table:table-cell table:style-name="ce156" table:formula="of:=VLOOKUP([.I81];['PIC PSS-Lite'.A:.B];2;FALSE)=[.F81]" office:value-type="string">
            <text:p>#N/A</text:p>
          </table:table-cell>
          <table:table-cell table:style-name="ce154" office:value-type="string">
            <text:p>OSC2</text:p>
          </table:table-cell>
          <table:table-cell table:style-name="ce157" table:formula="of:=IF(ISERROR(REGEXEXTRACT([.H81],&quot; - (.*)&quot;));&quot;&quot;;REGEXEXTRACT([.H81],&quot; - (.*)&quot;))" office:value-type="string">
            <text:p/>
          </table:table-cell>
          <table:table-cell table:style-name="ce154" office:value-type="string">
            <text:p>Clock</text:p>
          </table:table-cell>
          <table:table-cell table:number-columns-repeated="2" table:style-name="ce149"/>
          <table:table-cell table:style-name="ce152" office:value-type="string">
            <text:p>OSC2</text:p>
          </table:table-cell>
          <table:table-cell table:style-name="ce37" table:formula="of:=[.M81]=[.O81]" office:value-type="string">
            <text:p>TRUE</text:p>
          </table:table-cell>
          <table:table-cell table:style-name="ce153" table:formula="of:=VLOOKUP([.A81];['KiCad Netlist Import'.D:.F];3;FALSE)" office:value-type="string">
            <text:p>OSC2</text:p>
          </table:table-cell>
          <table:table-cell table:style-name="ce153" table:formula="of:=[.A81]" office:value-type="string">
            <text:p>50</text:p>
          </table:table-cell>
          <table:table-cell table:style-name="ce153" table:formula="of:=[.C81]" office:value-type="string">
            <text:p>OSC2/CLKO/RA6</text:p>
          </table:table-cell>
        </table:table-row>
        <table:table-row table:style-name="ro3">
          <table:table-cell table:style-name="ce147" office:value-type="float" office:value="52">
            <text:p>52</text:p>
          </table:table-cell>
          <table:table-cell table:style-name="ce147" office:value-type="string">
            <text:p>CTED5/PGC/RB6
</text:p>
          </table:table-cell>
          <table:table-cell table:style-name="ce148" office:value-type="string">
            <text:p>RB6/KBI2/PGC</text:p>
          </table:table-cell>
          <table:table-cell table:style-name="ce149" table:formula="of:=REGEXEXTRACT([.B82],&quot;R[A-M][0-9]&quot;)" office:value-type="string">
            <text:p>RB6</text:p>
          </table:table-cell>
          <table:table-cell table:style-name="ce149" table:formula="of:=IF(ISERROR(INT(REGEXEXTRACT([.B82],&quot;RP([0-9]*)&quot;)));&quot;&quot;;INT(REGEXEXTRACT([.B82],&quot;RP([0-9]*)&quot;)))" office:value-type="string">
            <text:p/>
          </table:table-cell>
          <table:table-cell table:style-name="ce150" table:formula="of:=IF(ISNUMBER([.E82]);MOD([.E82];4);&quot;&quot;)" office:value-type="string">
            <text:p/>
          </table:table-cell>
          <table:table-cell table:style-name="ce150" table:formula="of:=VLOOKUP([.I82];['PIC PSS-Lite'.A:.B];2;FALSE)=[.F82]" office:value-type="string">
            <text:p>#N/A</text:p>
          </table:table-cell>
          <table:table-cell table:style-name="ce147" office:value-type="string">
            <text:p>PGC</text:p>
          </table:table-cell>
          <table:table-cell table:style-name="ce151" table:formula="of:=IF(ISERROR(REGEXEXTRACT([.H82],&quot; - (.*)&quot;));&quot;&quot;;REGEXEXTRACT([.H82],&quot; - (.*)&quot;))" office:value-type="string">
            <text:p/>
          </table:table-cell>
          <table:table-cell table:style-name="ce147" office:value-type="string">
            <text:p>ISCP</text:p>
          </table:table-cell>
          <table:table-cell table:number-columns-repeated="2" table:style-name="ce149"/>
          <table:table-cell table:style-name="ce152" office:value-type="string">
            <text:p>SPI-SCK</text:p>
          </table:table-cell>
          <table:table-cell table:style-name="ce37" table:formula="of:=[.M82]=[.O82]" office:value-type="string">
            <text:p>TRUE</text:p>
          </table:table-cell>
          <table:table-cell table:style-name="ce153" table:formula="of:=VLOOKUP([.A82];['KiCad Netlist Import'.D:.F];3;FALSE)" office:value-type="string">
            <text:p>SPI-SCK</text:p>
          </table:table-cell>
          <table:table-cell table:style-name="ce153" table:formula="of:=[.A82]" office:value-type="string">
            <text:p>52</text:p>
          </table:table-cell>
          <table:table-cell table:style-name="ce153" table:formula="of:=[.C82]" office:value-type="string">
            <text:p>RB6/KBI2/PGC</text:p>
          </table:table-cell>
        </table:table-row>
      </table:table>
      <table:table table:name="PIC PSS-Lite" table:style-name="ta2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number-columns-repeated="17" table:default-cell-style-name="ce15"/>
        <table:table-column table:style-name="co16" table:default-cell-style-name="ce15" table:number-columns-repeated="232"/>
        <table:table-row table:number-rows-repeated="1" table:style-name="ro4"/>
        <table:table-row table:style-name="ro3">
          <table:table-cell table:style-name="ce65" office:value-type="string">
            <text:p>SDI1</text:p>
          </table:table-cell>
          <table:table-cell table:style-name="ce65" office:value-type="float" office:value="0">
            <text:p>0</text:p>
          </table:table-cell>
          <table:table-cell/>
          <table:table-cell table:style-name="ce29" office:value-type="string">
            <text:p>RP 4n</text:p>
          </table:table-cell>
          <table:table-cell table:style-name="ce29" office:value-type="string">
            <text:p>Input</text:p>
          </table:table-cell>
          <table:table-cell table:style-name="ce29" office:value-type="string">
            <text:p>Output</text:p>
          </table:table-cell>
        </table:table-row>
        <table:table-row table:style-name="ro3">
          <table:table-cell table:style-name="ce67" office:value-type="string">
            <text:p>SDO1</text:p>
          </table:table-cell>
          <table:table-cell table:style-name="ce67" office:value-type="float" office:value="1">
            <text:p>1</text:p>
          </table:table-cell>
          <table:table-cell table:number-columns-repeated="2"/>
          <table:table-cell table:style-name="ce65" office:value-type="string">
            <text:p>SDI1</text:p>
          </table:table-cell>
          <table:table-cell table:style-name="ce65" office:value-type="string">
            <text:p>U2BCLK</text:p>
          </table:table-cell>
        </table:table-row>
        <table:table-row table:style-name="ro3">
          <table:table-cell table:style-name="ce68" office:value-type="string">
            <text:p>SS1</text:p>
          </table:table-cell>
          <table:table-cell table:style-name="ce68" office:value-type="float" office:value="2">
            <text:p>2</text:p>
          </table:table-cell>
          <table:table-cell table:number-columns-repeated="2"/>
          <table:table-cell table:style-name="ce65" office:value-type="string">
            <text:p>U3RX</text:p>
          </table:table-cell>
          <table:table-cell table:style-name="ce65" office:value-type="string">
            <text:p>U3RX_DT</text:p>
          </table:table-cell>
        </table:table-row>
        <table:table-row table:style-name="ro3">
          <table:table-cell table:style-name="ce69" office:value-type="string">
            <text:p>SCK1</text:p>
          </table:table-cell>
          <table:table-cell table:style-name="ce69" office:value-type="float" office:value="3">
            <text:p>3</text:p>
          </table:table-cell>
          <table:table-cell table:number-columns-repeated="2"/>
          <table:table-cell table:style-name="ce65" office:value-type="string">
            <text:p>U4RX</text:p>
          </table:table-cell>
          <table:table-cell table:style-name="ce65" office:value-type="string">
            <text:p>U4RX_DT</text:p>
          </table:table-cell>
        </table:table-row>
        <table:table-row table:style-name="ro3">
          <table:table-cell table:style-name="ce65" office:value-type="string">
            <text:p>SDO2</text:p>
          </table:table-cell>
          <table:table-cell table:style-name="ce65" office:value-type="float" office:value="0">
            <text:p>0</text:p>
          </table:table-cell>
          <table:table-cell table:number-columns-repeated="3"/>
          <table:table-cell table:style-name="ce65" office:value-type="string">
            <text:p>SDO2</text:p>
          </table:table-cell>
        </table:table-row>
        <table:table-row table:style-name="ro3">
          <table:table-cell table:style-name="ce67" office:value-type="string">
            <text:p>SDI2</text:p>
          </table:table-cell>
          <table:table-cell table:style-name="ce67" office:value-type="float" office:value="1">
            <text:p>1</text:p>
          </table:table-cell>
          <table:table-cell/>
          <table:table-cell table:style-name="ce70" office:value-type="string">
            <text:p>RP 4n + 1</text:p>
          </table:table-cell>
          <table:table-cell table:style-name="ce71"/>
          <table:table-cell table:style-name="ce73"/>
        </table:table-row>
        <table:table-row table:style-name="ro3">
          <table:table-cell table:style-name="ce68" office:value-type="string">
            <text:p>SCK2</text:p>
          </table:table-cell>
          <table:table-cell table:style-name="ce68" office:value-type="float" office:value="2">
            <text:p>2</text:p>
          </table:table-cell>
          <table:table-cell/>
          <table:table-cell table:style-name="ce73"/>
          <table:table-cell table:style-name="ce67" office:value-type="string">
            <text:p>SDI2</text:p>
          </table:table-cell>
          <table:table-cell table:style-name="ce67" office:value-type="string">
            <text:p>U1BCLK</text:p>
          </table:table-cell>
        </table:table-row>
        <table:table-row table:style-name="ro3">
          <table:table-cell table:style-name="ce69" office:value-type="string">
            <text:p>SS2</text:p>
          </table:table-cell>
          <table:table-cell table:style-name="ce69" office:value-type="float" office:value="3">
            <text:p>3</text:p>
          </table:table-cell>
          <table:table-cell/>
          <table:table-cell table:style-name="ce73"/>
          <table:table-cell table:style-name="ce67" office:value-type="string">
            <text:p>U3TX</text:p>
          </table:table-cell>
          <table:table-cell table:style-name="ce67" office:value-type="string">
            <text:p>U3TX_CK</text:p>
          </table:table-cell>
        </table:table-row>
        <table:table-row table:style-name="ro3">
          <table:table-cell/>
          <table:table-cell table:style-name="ce65" office:value-type="float" office:value="0">
            <text:p>0</text:p>
          </table:table-cell>
          <table:table-cell/>
          <table:table-cell table:style-name="ce73"/>
          <table:table-cell table:style-name="ce67" office:value-type="string">
            <text:p>U4TX</text:p>
          </table:table-cell>
          <table:table-cell table:style-name="ce67" office:value-type="string">
            <text:p>U4TX_CK</text:p>
          </table:table-cell>
        </table:table-row>
        <table:table-row table:style-name="ro3">
          <table:table-cell table:style-name="ce67" office:value-type="string">
            <text:p>U1BCLK</text:p>
          </table:table-cell>
          <table:table-cell table:style-name="ce67" office:value-type="float" office:value="1">
            <text:p>1</text:p>
          </table:table-cell>
          <table:table-cell/>
          <table:table-cell table:number-columns-repeated="2" table:style-name="ce73"/>
          <table:table-cell table:style-name="ce67" office:value-type="string">
            <text:p>SDO1</text:p>
          </table:table-cell>
        </table:table-row>
        <table:table-row table:style-name="ro3">
          <table:table-cell table:style-name="ce68" office:value-type="string">
            <text:p>U1TX</text:p>
          </table:table-cell>
          <table:table-cell table:style-name="ce68" office:value-type="float" office:value="2">
            <text:p>2</text:p>
          </table:table-cell>
          <table:table-cell/>
          <table:table-cell table:style-name="ce75" office:value-type="string">
            <text:p>RP 4n + 2</text:p>
          </table:table-cell>
          <table:table-cell table:style-name="ce76"/>
          <table:table-cell table:style-name="ce77"/>
        </table:table-row>
        <table:table-row table:style-name="ro3">
          <table:table-cell table:style-name="ce69" office:value-type="string">
            <text:p>U1RX</text:p>
          </table:table-cell>
          <table:table-cell table:style-name="ce69" office:value-type="float" office:value="3">
            <text:p>3</text:p>
          </table:table-cell>
          <table:table-cell/>
          <table:table-cell table:style-name="ce77"/>
          <table:table-cell table:style-name="ce68" office:value-type="string">
            <text:p>SS1</text:p>
          </table:table-cell>
          <table:table-cell table:style-name="ce68" office:value-type="string">
            <text:p>U1TX_CK</text:p>
          </table:table-cell>
        </table:table-row>
        <table:table-row table:style-name="ro3">
          <table:table-cell table:style-name="ce65" office:value-type="string">
            <text:p>U2BCLK</text:p>
          </table:table-cell>
          <table:table-cell table:style-name="ce65" office:value-type="float" office:value="0">
            <text:p>0</text:p>
          </table:table-cell>
          <table:table-cell/>
          <table:table-cell table:style-name="ce77"/>
          <table:table-cell table:style-name="ce68" office:value-type="string">
            <text:p>U1TX</text:p>
          </table:table-cell>
          <table:table-cell table:style-name="ce68" office:value-type="string">
            <text:p>U2RX_DT</text:p>
          </table:table-cell>
        </table:table-row>
        <table:table-row table:style-name="ro3">
          <table:table-cell table:style-name="ce73"/>
          <table:table-cell table:style-name="ce67" office:value-type="float" office:value="1">
            <text:p>1</text:p>
          </table:table-cell>
          <table:table-cell/>
          <table:table-cell table:style-name="ce77"/>
          <table:table-cell table:style-name="ce68" office:value-type="string">
            <text:p>U2RX</text:p>
          </table:table-cell>
          <table:table-cell table:style-name="ce68" office:value-type="string">
            <text:p>U3BCLK</text:p>
          </table:table-cell>
        </table:table-row>
        <table:table-row table:style-name="ro3">
          <table:table-cell table:style-name="ce68" office:value-type="string">
            <text:p>U2RX</text:p>
          </table:table-cell>
          <table:table-cell table:style-name="ce68" office:value-type="float" office:value="2">
            <text:p>2</text:p>
          </table:table-cell>
          <table:table-cell/>
          <table:table-cell table:style-name="ce77"/>
          <table:table-cell table:style-name="ce68" office:value-type="string">
            <text:p>SCK2</text:p>
          </table:table-cell>
          <table:table-cell table:style-name="ce68" office:value-type="string">
            <text:p>U4BCLK</text:p>
          </table:table-cell>
        </table:table-row>
        <table:table-row table:style-name="ro3">
          <table:table-cell table:style-name="ce69" office:value-type="string">
            <text:p>U2TX</text:p>
          </table:table-cell>
          <table:table-cell table:style-name="ce69" office:value-type="float" office:value="3">
            <text:p>3</text:p>
          </table:table-cell>
          <table:table-cell/>
          <table:table-cell table:number-columns-repeated="2" table:style-name="ce77"/>
          <table:table-cell table:style-name="ce68" office:value-type="string">
            <text:p>SCK2</text:p>
          </table:table-cell>
        </table:table-row>
        <table:table-row table:style-name="ro3">
          <table:table-cell table:style-name="ce65" office:value-type="string">
            <text:p>U3RX</text:p>
          </table:table-cell>
          <table:table-cell table:style-name="ce65" office:value-type="float" office:value="0">
            <text:p>0</text:p>
          </table:table-cell>
          <table:table-cell/>
          <table:table-cell table:style-name="ce79" office:value-type="string">
            <text:p>RP 4n + 3</text:p>
          </table:table-cell>
          <table:table-cell table:style-name="ce81"/>
          <table:table-cell table:style-name="ce82"/>
        </table:table-row>
        <table:table-row table:style-name="ro3">
          <table:table-cell table:style-name="ce67" office:value-type="string">
            <text:p>U3TX</text:p>
          </table:table-cell>
          <table:table-cell table:style-name="ce67" office:value-type="float" office:value="1">
            <text:p>1</text:p>
          </table:table-cell>
          <table:table-cell/>
          <table:table-cell table:style-name="ce82"/>
          <table:table-cell table:style-name="ce69" office:value-type="string">
            <text:p>SS2</text:p>
          </table:table-cell>
          <table:table-cell table:style-name="ce69" office:value-type="string">
            <text:p>U1RX_DT</text:p>
          </table:table-cell>
        </table:table-row>
        <table:table-row table:style-name="ro3">
          <table:table-cell table:style-name="ce68" office:value-type="string">
            <text:p>U3BCLK</text:p>
          </table:table-cell>
          <table:table-cell table:style-name="ce68" office:value-type="float" office:value="2">
            <text:p>2</text:p>
          </table:table-cell>
          <table:table-cell/>
          <table:table-cell table:style-name="ce82"/>
          <table:table-cell table:style-name="ce69" office:value-type="string">
            <text:p>U1RX</text:p>
          </table:table-cell>
          <table:table-cell table:style-name="ce69" office:value-type="string">
            <text:p>U2TX_CK</text:p>
          </table:table-cell>
        </table:table-row>
        <table:table-row table:style-name="ro3">
          <table:table-cell table:style-name="ce82"/>
          <table:table-cell table:style-name="ce69" office:value-type="float" office:value="3">
            <text:p>3</text:p>
          </table:table-cell>
          <table:table-cell/>
          <table:table-cell table:style-name="ce82"/>
          <table:table-cell table:style-name="ce69" office:value-type="string">
            <text:p>U2TX</text:p>
          </table:table-cell>
          <table:table-cell table:style-name="ce69" office:value-type="string">
            <text:p>SCK1</text:p>
          </table:table-cell>
        </table:table-row>
        <table:table-row table:style-name="ro3">
          <table:table-cell table:style-name="ce65" office:value-type="string">
            <text:p>U4X</text:p>
          </table:table-cell>
          <table:table-cell table:style-name="ce65" office:value-type="float" office:value="0">
            <text:p>0</text:p>
          </table:table-cell>
          <table:table-cell/>
          <table:table-cell table:style-name="ce82"/>
          <table:table-cell table:style-name="ce69" office:value-type="string">
            <text:p>SCK1</text:p>
          </table:table-cell>
          <table:table-cell table:style-name="ce82"/>
        </table:table-row>
        <table:table-row table:style-name="ro3">
          <table:table-cell table:style-name="ce67" office:value-type="string">
            <text:p>U4TX</text:p>
          </table:table-cell>
          <table:table-cell table:style-name="ce67" office:value-type="float" office:value="1">
            <text:p>1</text:p>
          </table:table-cell>
        </table:table-row>
        <table:table-row table:style-name="ro3">
          <table:table-cell table:style-name="ce68" office:value-type="string">
            <text:p>U4BCLK</text:p>
          </table:table-cell>
          <table:table-cell table:style-name="ce68" office:value-type="float" office:value="2">
            <text:p>2</text:p>
          </table:table-cell>
        </table:table-row>
        <table:table-row table:style-name="ro3">
          <table:table-cell table:style-name="ce82"/>
          <table:table-cell table:style-name="ce69" office:value-type="float" office:value="3">
            <text:p>3</text:p>
          </table:table-cell>
        </table:table-row>
        <table:table-row table:number-rows-repeated="2" table:style-name="ro4"/>
        <table:table-row table:style-name="ro3">
          <table:table-cell table:number-columns-repeated="2"/>
          <table:table-cell table:style-name="ce29" office:value-type="string">
            <text:p>SPI1</text:p>
          </table:table-cell>
          <table:table-cell table:style-name="ce29" office:value-type="string">
            <text:p>SPI2</text:p>
          </table:table-cell>
          <table:table-cell table:style-name="ce29" office:value-type="string">
            <text:p>UART1</text:p>
          </table:table-cell>
          <table:table-cell table:style-name="ce29" office:value-type="string">
            <text:p>UART2</text:p>
          </table:table-cell>
          <table:table-cell table:style-name="ce29" office:value-type="string">
            <text:p>UART3</text:p>
          </table:table-cell>
          <table:table-cell table:style-name="ce29" office:value-type="string">
            <text:p>UART4</text:p>
          </table:table-cell>
        </table:table-row>
        <table:table-row table:style-name="ro3">
          <table:table-cell table:style-name="ce29" office:value-type="string">
            <text:p>4n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SDI1</text:p>
          </table:table-cell>
          <table:table-cell table:style-name="ce65" office:value-type="string">
            <text:p>SDO2</text:p>
          </table:table-cell>
          <table:table-cell/>
          <table:table-cell table:style-name="ce65" office:value-type="string">
            <text:p>U2BCLK</text:p>
          </table:table-cell>
          <table:table-cell table:style-name="ce65" office:value-type="string">
            <text:p>U3RX, U3RX_DT</text:p>
          </table:table-cell>
          <table:table-cell table:style-name="ce65" office:value-type="string">
            <text:p>U4X, U4RX_DT</text:p>
          </table:table-cell>
        </table:table-row>
        <table:table-row table:style-name="ro3">
          <table:table-cell table:style-name="ce70" office:value-type="string">
            <text:p>4n+1</text:p>
          </table:table-cell>
          <table:table-cell table:style-name="ce67" office:value-type="float" office:value="1">
            <text:p>1</text:p>
          </table:table-cell>
          <table:table-cell table:style-name="ce67" office:value-type="string">
            <text:p>SDO1</text:p>
          </table:table-cell>
          <table:table-cell table:style-name="ce67" office:value-type="string">
            <text:p>SDI2</text:p>
          </table:table-cell>
          <table:table-cell table:style-name="ce67" office:value-type="string">
            <text:p>U1BCLK</text:p>
          </table:table-cell>
          <table:table-cell table:style-name="ce73"/>
          <table:table-cell table:style-name="ce67" office:value-type="string">
            <text:p>U3TX, U3TX_CK</text:p>
          </table:table-cell>
          <table:table-cell table:style-name="ce67" office:value-type="string">
            <text:p>U4TX, U4TX_CK</text:p>
          </table:table-cell>
          <table:table-cell table:number-columns-repeated="3"/>
          <table:table-cell table:number-columns-repeated="13" table:style-name="ce73"/>
        </table:table-row>
        <table:table-row table:style-name="ro3">
          <table:table-cell table:style-name="ce75" office:value-type="string">
            <text:p>4n+2</text:p>
          </table:table-cell>
          <table:table-cell table:style-name="ce68" office:value-type="float" office:value="2">
            <text:p>2</text:p>
          </table:table-cell>
          <table:table-cell table:style-name="ce68" office:value-type="string">
            <text:p>SS1</text:p>
          </table:table-cell>
          <table:table-cell table:style-name="ce68" office:value-type="string">
            <text:p>SCK2</text:p>
          </table:table-cell>
          <table:table-cell table:style-name="ce68" office:value-type="string">
            <text:p>U1TX, U1TX_CK</text:p>
          </table:table-cell>
          <table:table-cell table:style-name="ce68" office:value-type="string">
            <text:p>U2RX, U2RX_DT</text:p>
          </table:table-cell>
          <table:table-cell table:style-name="ce68" office:value-type="string">
            <text:p>U3BCLK</text:p>
          </table:table-cell>
          <table:table-cell table:style-name="ce68" office:value-type="string">
            <text:p>U4BCLK</text:p>
          </table:table-cell>
          <table:table-cell table:number-columns-repeated="3"/>
          <table:table-cell table:number-columns-repeated="13" table:style-name="ce77"/>
        </table:table-row>
        <table:table-row table:style-name="ro3">
          <table:table-cell table:style-name="ce79" office:value-type="string">
            <text:p>4n+3</text:p>
          </table:table-cell>
          <table:table-cell table:style-name="ce69" office:value-type="float" office:value="3">
            <text:p>3</text:p>
          </table:table-cell>
          <table:table-cell table:style-name="ce69" office:value-type="string">
            <text:p>SCK1</text:p>
          </table:table-cell>
          <table:table-cell table:style-name="ce69" office:value-type="string">
            <text:p>SS2</text:p>
          </table:table-cell>
          <table:table-cell table:style-name="ce69" office:value-type="string">
            <text:p>U1RX, U1RX_DT</text:p>
          </table:table-cell>
          <table:table-cell table:style-name="ce69" office:value-type="string">
            <text:p>U2TX, U2TX_CK</text:p>
          </table:table-cell>
          <table:table-cell table:number-columns-repeated="2" table:style-name="ce82"/>
          <table:table-cell table:number-columns-repeated="3"/>
          <table:table-cell table:number-columns-repeated="13" table:style-name="ce82"/>
        </table:table-row>
      </table:table>
      <table:table table:name="LED Config" table:style-name="ta3" table:print="false">
        <office:forms form:automatic-focus="false" form:apply-design-mode="false"/>
        <table:table-column table:style-name="co25" table:default-cell-style-name="ce15"/>
        <table:table-column table:style-name="co23" table:number-columns-repeated="20" table:default-cell-style-name="ce15"/>
        <table:table-column table:style-name="co24" table:default-cell-style-name="ce15" table:number-columns-repeated="235"/>
        <table:table-row table:style-name="ro3">
          <table:table-cell table:style-name="ce64"/>
        </table:table-row>
        <table:table-row table:style-name="ro3">
          <table:table-cell table:style-name="ce66" office:value-type="string">
            <text:p>Input power connected</text:p>
          </table:table-cell>
          <table:table-cell table:style-name="ce65" office:value-type="string">
            <text:p>12V output</text:p>
          </table:table-cell>
        </table:table-row>
        <table:table-row table:style-name="ro3">
          <table:table-cell table:style-name="ce66" office:value-type="string">
            <text:p>System power good</text:p>
          </table:table-cell>
          <table:table-cell table:style-name="ce65" office:value-type="float" office:value="1">
            <text:p>1</text:p>
          </table:table-cell>
          <table:table-cell table:number-columns-repeated="4"/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4"/>
        </table:table-row>
        <table:table-row table:style-name="ro3">
          <table:table-cell table:style-name="ce64"/>
          <table:table-cell table:style-name="ce24" table:number-columns-spanned="4" table:number-rows-spanned="1" office:value-type="string">
            <text:p>HDMI Ports</text:p>
          </table:table-cell>
          <table:covered-table-cell table:number-columns-repeated="3"/>
        </table:table-row>
        <table:table-row table:style-name="ro3">
          <table:table-cell table:style-name="ce64"/>
          <table:table-cell table:style-name="ce24" table:number-columns-spanned="2" table:number-rows-spanned="1" office:value-type="string">
            <text:p>Input Ports</text:p>
          </table:table-cell>
          <table:covered-table-cell/>
          <table:table-cell table:style-name="ce24" table:number-columns-spanned="2" table:number-rows-spanned="1" office:value-type="string">
            <text:p>Output Ports</text:p>
          </table:table-cell>
          <table:covered-table-cell/>
        </table:table-row>
        <table:table-row table:style-name="ro3">
          <table:table-cell table:style-name="ce64"/>
          <table:table-cell table:style-name="ce24" office:value-type="string">
            <text:p>HDMI - P1</text:p>
          </table:table-cell>
          <table:table-cell table:style-name="ce24" office:value-type="string">
            <text:p>HDMI - P3</text:p>
          </table:table-cell>
          <table:table-cell table:style-name="ce24" office:value-type="string">
            <text:p>HDMI - P2</text:p>
          </table:table-cell>
          <table:table-cell table:style-name="ce24" office:value-type="string">
            <text:p>HDMI - P4</text:p>
          </table:table-cell>
        </table:table-row>
        <table:table-row table:style-name="ro3">
          <table:table-cell table:style-name="ce66" office:value-type="string">
            <text:p>Cable Detect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Device Detect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Active / In-Use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Extra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4"/>
          <table:table-cell table:number-columns-repeated="5"/>
          <table:table-cell table:formula="of:=SUM([.B8:.E11])" office:value-type="string">
            <text:p>16</text:p>
          </table:table-cell>
        </table:table-row>
        <table:table-row table:style-name="ro3">
          <table:table-cell table:style-name="ce64"/>
          <table:table-cell table:style-name="ce24" table:number-columns-spanned="2" table:number-rows-spanned="1" office:value-type="string">
            <text:p>GTP Port</text:p>
          </table:table-cell>
          <table:covered-table-cell/>
          <table:table-cell table:number-columns-repeated="2" table:style-name="ce72"/>
        </table:table-row>
        <table:table-row table:style-name="ro3">
          <table:table-cell table:style-name="ce64"/>
          <table:table-cell table:style-name="ce24" office:value-type="string">
            <text:p>Input Port</text:p>
          </table:table-cell>
          <table:table-cell table:style-name="ce24" office:value-type="string">
            <text:p>Output Port</text:p>
          </table:table-cell>
        </table:table-row>
        <table:table-row table:style-name="ro3">
          <table:table-cell table:style-name="ce66" office:value-type="string">
            <text:p>Cable / Board Detect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Mode (HDMI or Expansion)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Active / In-Use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Extra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4"/>
          <table:table-cell table:number-columns-repeated="5"/>
          <table:table-cell table:formula="of:=SUM([.B15:.C18])" office:value-type="string">
            <text:p>8</text:p>
          </table:table-cell>
        </table:table-row>
        <table:table-row table:style-name="ro3">
          <table:table-cell table:style-name="ce64"/>
          <table:table-cell table:style-name="ce24" office:value-type="string">
            <text:p>Expansion Port</text:p>
          </table:table-cell>
          <table:table-cell table:style-name="ce74"/>
        </table:table-row>
        <table:table-row table:style-name="ro3">
          <table:table-cell table:style-name="ce66" office:value-type="string">
            <text:p>Cable / Board Detect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Active / In-Use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6" office:value-type="string">
            <text:p>Extra</text:p>
          </table:table-cell>
          <table:table-cell table:style-name="ce65" office:value-type="float" office:value="1">
            <text:p>1</text:p>
          </table:table-cell>
        </table:table-row>
        <table:table-row table:style-name="ro3">
          <table:table-cell table:style-name="ce64"/>
          <table:table-cell table:number-columns-repeated="5"/>
          <table:table-cell table:formula="of:=SUM([.B21:.B23])" office:value-type="string">
            <text:p>3</text:p>
          </table:table-cell>
        </table:table-row>
        <table:table-row table:style-name="ro3">
          <table:table-cell table:style-name="ce64"/>
          <table:table-cell table:number-columns-repeated="4"/>
          <table:table-cell table:style-name="ce78" office:value-type="string">
            <text:p>LEDs Required</text:p>
          </table:table-cell>
          <table:table-cell table:style-name="ce80" table:formula="of:=SUM([.G1:.G24])" office:value-type="string">
            <text:p>28</text:p>
          </table:table-cell>
          <table:table-cell table:style-name="ce83"/>
        </table:table-row>
        <table:table-row table:style-name="ro3">
          <table:table-cell table:style-name="ce64"/>
          <table:table-cell table:number-columns-repeated="4"/>
          <table:table-cell table:style-name="ce85" office:value-type="string">
            <text:p>LED Pins</text:p>
          </table:table-cell>
          <table:table-cell table:style-name="ce86" table:formula="of:=COUNTIF(['PIC Pins'.J:.J];&quot;LED&quot;)" office:value-type="string">
            <text:p>28</text:p>
          </table:table-cell>
          <table:table-cell table:style-name="ce86"/>
        </table:table-row>
        <table:table-row table:style-name="ro3">
          <table:table-cell table:style-name="ce64"/>
          <table:table-cell table:number-columns-repeated="4"/>
          <table:table-cell table:style-name="ce85" office:value-type="string">
            <text:p>LED? Pins</text:p>
          </table:table-cell>
          <table:table-cell table:style-name="ce86" table:formula="of:=COUNTIF(['PIC Pins'.J:.J];&quot;LED?&quot;)" office:value-type="string">
            <text:p>0</text:p>
          </table:table-cell>
          <table:table-cell table:style-name="ce86"/>
        </table:table-row>
        <table:table-row table:style-name="ro3">
          <table:table-cell table:style-name="ce64"/>
          <table:table-cell table:number-columns-repeated="4"/>
          <table:table-cell table:style-name="ce87"/>
          <table:table-cell table:style-name="ce88" table:formula="of:=SUM([.G26:.G27])" office:value-type="string">
            <text:p>28</text:p>
          </table:table-cell>
          <table:table-cell table:style-name="ce87" table:formula="of:=[.G28]&gt;=[.G25]" office:value-type="string">
            <text:p>TRUE</text:p>
          </table:table-cell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  <table:table-row table:style-name="ro3">
          <table:table-cell table:style-name="ce64"/>
        </table:table-row>
      </table:table>
      <table:table table:name="Supply Monitor" table:style-name="ta4" table:print="false">
        <office:forms form:automatic-focus="false" form:apply-design-mode="false"/>
        <table:table-column table:style-name="co23" table:default-cell-style-name="ce15"/>
        <table:table-column table:style-name="co27" table:default-cell-style-name="ce15"/>
        <table:table-column table:style-name="co23" table:number-columns-repeated="19" table:default-cell-style-name="ce15"/>
        <table:table-column table:style-name="co26" table:default-cell-style-name="ce15" table:number-columns-repeated="235"/>
        <table:table-row table:style-name="ro3">
          <table:table-cell/>
          <table:table-cell table:style-name="ce24" office:value-type="string">
            <text:p>VCC12V</text:p>
          </table:table-cell>
          <table:table-cell table:style-name="ce24" office:value-type="string">
            <text:p>VCC5V0</text:p>
          </table:table-cell>
          <table:table-cell table:style-name="ce24" office:value-type="string">
            <text:p>VCC3V3</text:p>
          </table:table-cell>
          <table:table-cell table:style-name="ce24" office:value-type="string">
            <text:p>VCC1V8</text:p>
          </table:table-cell>
          <table:table-cell table:style-name="ce24" office:value-type="string">
            <text:p>VCC1V2</text:p>
          </table:table-cell>
          <table:table-cell table:style-name="ce24" office:value-type="string">
            <text:p>VCC0V9</text:p>
          </table:table-cell>
        </table:table-row>
        <table:table-row table:style-name="ro3">
          <table:table-cell table:style-name="ce29" office:value-type="string">
            <text:p>Voltage</text:p>
          </table:table-cell>
          <table:table-cell table:style-name="ce72" table:formula="of:=CONCATENATE([.$A2];&quot; -- &quot;;[.B$1])" office:value-type="string">
            <text:p>Voltage -- VCC12V</text:p>
          </table:table-cell>
          <table:table-cell table:style-name="ce72" table:formula="of:=CONCATENATE([.$A2];&quot; -- &quot;;[.C$1])" office:value-type="string">
            <text:p>Voltage -- VCC5V0</text:p>
          </table:table-cell>
          <table:table-cell table:style-name="ce72" table:formula="of:=CONCATENATE([.$A2];&quot; -- &quot;;[.D$1])" office:value-type="string">
            <text:p>Voltage -- VCC3V3</text:p>
          </table:table-cell>
          <table:table-cell table:style-name="ce72" table:formula="of:=CONCATENATE([.$A2];&quot; -- &quot;;[.E$1])" office:value-type="string">
            <text:p>Voltage -- VCC1V8</text:p>
          </table:table-cell>
          <table:table-cell table:style-name="ce72" table:formula="of:=CONCATENATE([.$A2];&quot; -- &quot;;[.F$1])" office:value-type="string">
            <text:p>Voltage -- VCC1V2</text:p>
          </table:table-cell>
          <table:table-cell table:style-name="ce72" table:formula="of:=CONCATENATE([.$A2];&quot; -- &quot;;[.G$1])" office:value-type="string">
            <text:p>Voltage -- VCC0V9</text:p>
          </table:table-cell>
        </table:table-row>
        <table:table-row table:style-name="ro3">
          <table:table-cell table:style-name="ce29" office:value-type="string">
            <text:p>Current</text:p>
          </table:table-cell>
          <table:table-cell table:style-name="ce72" table:formula="of:=CONCATENATE([.$A3];&quot; -- &quot;;[.B$1])" office:value-type="string">
            <text:p>Current -- VCC12V</text:p>
          </table:table-cell>
          <table:table-cell table:style-name="ce72" table:formula="of:=CONCATENATE([.$A3];&quot; -- &quot;;[.C$1])" office:value-type="string">
            <text:p>Current -- VCC5V0</text:p>
          </table:table-cell>
          <table:table-cell table:style-name="ce72" table:formula="of:=CONCATENATE([.$A3];&quot; -- &quot;;[.D$1])" office:value-type="string">
            <text:p>Current -- VCC3V3</text:p>
          </table:table-cell>
          <table:table-cell table:style-name="ce72" table:formula="of:=CONCATENATE([.$A3];&quot; -- &quot;;[.E$1])" office:value-type="string">
            <text:p>Current -- VCC1V8</text:p>
          </table:table-cell>
          <table:table-cell table:style-name="ce72" table:formula="of:=CONCATENATE([.$A3];&quot; -- &quot;;[.F$1])" office:value-type="string">
            <text:p>Current -- VCC1V2</text:p>
          </table:table-cell>
          <table:table-cell table:style-name="ce72" table:formula="of:=CONCATENATE([.$A3];&quot; -- &quot;;[.G$1])" office:value-type="string">
            <text:p>Current -- VCC0V9</text:p>
          </table:table-cell>
        </table:table-row>
        <table:table-row table:number-rows-repeated="1" table:style-name="ro6"/>
        <table:table-row table:style-name="ro3">
          <table:table-cell table:style-name="ce21" table:number-columns-spanned="8" table:number-rows-spanned="1" office:value-type="string">
            <text:p>PIC Pin Number</text:p>
          </table:table-cell>
          <table:covered-table-cell table:number-columns-repeated="7"/>
          <table:table-cell/>
          <table:table-cell table:number-columns-repeated="12" table:style-name="ce74"/>
        </table:table-row>
        <table:table-row table:style-name="ro3">
          <table:table-cell table:style-name="ce84" table:formula="of:=[.A1]" office:value-type="string">
            <text:p/>
          </table:table-cell>
          <table:table-cell table:style-name="ce84" table:formula="of:=[.B1]" office:value-type="string">
            <text:p>VCC12V</text:p>
          </table:table-cell>
          <table:table-cell table:style-name="ce84" table:formula="of:=[.C1]" office:value-type="string">
            <text:p>VCC5V0</text:p>
          </table:table-cell>
          <table:table-cell table:style-name="ce84" table:formula="of:=[.D1]" office:value-type="string">
            <text:p>VCC3V3</text:p>
          </table:table-cell>
          <table:table-cell table:style-name="ce84" table:formula="of:=[.E1]" office:value-type="string">
            <text:p>VCC1V8</text:p>
          </table:table-cell>
          <table:table-cell table:style-name="ce84" table:formula="of:=[.F1]" office:value-type="string">
            <text:p>VCC1V2</text:p>
          </table:table-cell>
          <table:table-cell table:style-name="ce84" table:formula="of:=[.G1]" office:value-type="string">
            <text:p>VCC0V9</text:p>
          </table:table-cell>
        </table:table-row>
        <table:table-row table:style-name="ro3">
          <table:table-cell table:style-name="ce84" table:formula="of:=[.A2]" office:value-type="string">
            <text:p>Voltage</text:p>
          </table:table-cell>
          <table:table-cell table:formula="of:=VLOOKUP([.B2];['PIC Pins'.$K:.$AG];5;FALSE)" office:value-type="string">
            <text:p>VSENSE_12V0</text:p>
          </table:table-cell>
          <table:table-cell table:formula="of:=VLOOKUP([.C2];['PIC Pins'.$K:.$AG];5;FALSE)" office:value-type="string">
            <text:p>VSENSE_5V0</text:p>
          </table:table-cell>
          <table:table-cell table:formula="of:=VLOOKUP([.D2];['PIC Pins'.$K:.$AG];5;FALSE)" office:value-type="string">
            <text:p>VSENSE_3V3</text:p>
          </table:table-cell>
          <table:table-cell table:formula="of:=VLOOKUP([.E2];['PIC Pins'.$K:.$AG];5;FALSE)" office:value-type="string">
            <text:p>VSENSE_1V8</text:p>
          </table:table-cell>
          <table:table-cell table:formula="of:=VLOOKUP([.F2];['PIC Pins'.$K:.$AG];5;FALSE)" office:value-type="string">
            <text:p>VSENSE_1V2</text:p>
          </table:table-cell>
          <table:table-cell table:formula="of:=VLOOKUP([.G2];['PIC Pins'.$K:.$AG];5;FALSE)" office:value-type="string">
            <text:p>VSENSE_0V9</text:p>
          </table:table-cell>
        </table:table-row>
        <table:table-row table:style-name="ro3">
          <table:table-cell table:style-name="ce84" table:formula="of:=[.A3]" office:value-type="string">
            <text:p>Current</text:p>
          </table:table-cell>
          <table:table-cell table:formula="of:=VLOOKUP([.B3];['PIC Pins'.$K:.$AG];5;FALSE)" office:value-type="string">
            <text:p>CURRENT_12V0</text:p>
          </table:table-cell>
          <table:table-cell table:formula="of:=VLOOKUP([.C3];['PIC Pins'.$K:.$AG];5;FALSE)" office:value-type="string">
            <text:p>CURRENT_5V0</text:p>
          </table:table-cell>
          <table:table-cell table:formula="of:=VLOOKUP([.D3];['PIC Pins'.$K:.$AG];5;FALSE)" office:value-type="string">
            <text:p>CURRENT_3V3</text:p>
          </table:table-cell>
          <table:table-cell table:formula="of:=VLOOKUP([.E3];['PIC Pins'.$K:.$AG];5;FALSE)" office:value-type="string">
            <text:p>CURRENT_1V8</text:p>
          </table:table-cell>
          <table:table-cell table:formula="of:=VLOOKUP([.F3];['PIC Pins'.$K:.$AG];5;FALSE)" office:value-type="string">
            <text:p>CURRENT_1V2</text:p>
          </table:table-cell>
          <table:table-cell table:formula="of:=VLOOKUP([.G3];['PIC Pins'.$K:.$AG];5;FALSE)" office:value-type="string">
            <text:p>CURRENT_0V9</text:p>
          </table:table-cell>
        </table:table-row>
        <table:table-row table:style-name="ro3">
          <table:table-cell table:style-name="ce90"/>
        </table:table-row>
        <table:table-row table:number-rows-repeated="1" table:style-name="ro6"/>
        <table:table-row table:style-name="ro3">
          <table:table-cell table:style-name="ce21" table:number-columns-spanned="8" table:number-rows-spanned="1" office:value-type="string">
            <text:p>PIC Pin Description</text:p>
          </table:table-cell>
          <table:covered-table-cell table:number-columns-repeated="7"/>
        </table:table-row>
        <table:table-row table:style-name="ro3">
          <table:table-cell table:style-name="ce84" table:formula="of:=[.A6]" office:value-type="string">
            <text:p/>
          </table:table-cell>
          <table:table-cell table:style-name="ce84" table:formula="of:=[.B6]" office:value-type="string">
            <text:p>VCC12V</text:p>
          </table:table-cell>
          <table:table-cell table:style-name="ce84" table:formula="of:=[.C6]" office:value-type="string">
            <text:p>VCC5V0</text:p>
          </table:table-cell>
          <table:table-cell table:style-name="ce84" table:formula="of:=[.D6]" office:value-type="string">
            <text:p>VCC3V3</text:p>
          </table:table-cell>
          <table:table-cell table:style-name="ce84" table:formula="of:=[.E6]" office:value-type="string">
            <text:p>VCC1V8</text:p>
          </table:table-cell>
          <table:table-cell table:style-name="ce84" table:formula="of:=[.F6]" office:value-type="string">
            <text:p>VCC1V2</text:p>
          </table:table-cell>
          <table:table-cell table:style-name="ce84" table:formula="of:=[.G6]" office:value-type="string">
            <text:p>VCC0V9</text:p>
          </table:table-cell>
        </table:table-row>
        <table:table-row table:style-name="ro3">
          <table:table-cell table:style-name="ce84" table:formula="of:=[.A7]" office:value-type="string">
            <text:p>Voltage</text:p>
          </table:table-cell>
          <table:table-cell table:formula="of:=VLOOKUP([.B2];['PIC Pins'.$K:.$AG];6;FALSE)" office:value-type="string">
            <text:p>14</text:p>
          </table:table-cell>
          <table:table-cell table:formula="of:=VLOOKUP([.C2];['PIC Pins'.$K:.$AG];6;FALSE)" office:value-type="string">
            <text:p>15</text:p>
          </table:table-cell>
          <table:table-cell table:formula="of:=VLOOKUP([.D2];['PIC Pins'.$K:.$AG];6;FALSE)" office:value-type="string">
            <text:p>18</text:p>
          </table:table-cell>
          <table:table-cell table:formula="of:=VLOOKUP([.E2];['PIC Pins'.$K:.$AG];6;FALSE)" office:value-type="string">
            <text:p>19</text:p>
          </table:table-cell>
          <table:table-cell table:formula="of:=VLOOKUP([.F2];['PIC Pins'.$K:.$AG];6;FALSE)" office:value-type="string">
            <text:p>20</text:p>
          </table:table-cell>
          <table:table-cell table:formula="of:=VLOOKUP([.G2];['PIC Pins'.$K:.$AG];6;FALSE)" office:value-type="string">
            <text:p>21</text:p>
          </table:table-cell>
        </table:table-row>
        <table:table-row table:style-name="ro3">
          <table:table-cell table:style-name="ce84" table:formula="of:=[.A8]" office:value-type="string">
            <text:p>Current</text:p>
          </table:table-cell>
          <table:table-cell table:formula="of:=VLOOKUP([.B3];['PIC Pins'.$K:.$AG];6;FALSE)" office:value-type="string">
            <text:p>22</text:p>
          </table:table-cell>
          <table:table-cell table:formula="of:=VLOOKUP([.C3];['PIC Pins'.$K:.$AG];6;FALSE)" office:value-type="string">
            <text:p>27</text:p>
          </table:table-cell>
          <table:table-cell table:formula="of:=VLOOKUP([.D3];['PIC Pins'.$K:.$AG];6;FALSE)" office:value-type="string">
            <text:p>28</text:p>
          </table:table-cell>
          <table:table-cell table:formula="of:=VLOOKUP([.E3];['PIC Pins'.$K:.$AG];6;FALSE)" office:value-type="string">
            <text:p>29</text:p>
          </table:table-cell>
          <table:table-cell table:formula="of:=VLOOKUP([.F3];['PIC Pins'.$K:.$AG];6;FALSE)" office:value-type="string">
            <text:p>30</text:p>
          </table:table-cell>
          <table:table-cell table:formula="of:=VLOOKUP([.G3];['PIC Pins'.$K:.$AG];6;FALSE)" office:value-type="string">
            <text:p>33</text:p>
          </table:table-cell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29" office:value-type="string">
            <text:p>ADC Pins Used</text:p>
          </table:table-cell>
          <table:table-cell table:formula="of:=COUNTIF(&quot;&quot;;&quot;ADC&quot;)" table:number-matrix-columns-spanned="1" table:number-matrix-rows-spanned="1" office:value-type="string">
            <text:p>0</text:p>
          </table:table-cell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  <table:table-row table:style-name="ro3">
          <table:table-cell table:style-name="ce90"/>
        </table:table-row>
      </table:table>
      <table:table table:name="Notes" table:style-name="ta5" table:print="false">
        <office:forms form:automatic-focus="false" form:apply-design-mode="false"/>
        <table:table-column table:style-name="co23" table:default-cell-style-name="ce15"/>
        <table:table-column table:style-name="co29" table:default-cell-style-name="ce15"/>
        <table:table-column table:style-name="co23" table:number-columns-repeated="18" table:default-cell-style-name="ce15"/>
        <table:table-column table:style-name="co28" table:default-cell-style-name="ce15" table:number-columns-repeated="236"/>
        <table:table-row table:number-rows-repeated="1" table:style-name="ro7"/>
        <table:table-row table:style-name="ro3">
          <table:table-cell table:style-name="ce24" office:value-type="string">
            <text:p>Microchip Page</text:p>
          </table:table-cell>
          <table:table-cell table:style-name="ce89" office:value-type="string" office:value="http://www.microchip.com/wwwproducts/Devices.aspx?dDocName=en027176">
            <text:p><text:a xlink:href="http://www.microchip.com/wwwproducts/Devices.aspx?dDocName=en027176">http://www.microchip.com/wwwproducts/Devices.aspx?dDocName=en027176</text:a></text:p>
          </table:table-cell>
        </table:table-row>
        <table:table-row table:style-name="ro3">
          <table:table-cell table:style-name="ce24" office:value-type="string">
            <text:p>Datasheet</text:p>
          </table:table-cell>
          <table:table-cell table:style-name="ce89" office:value-type="string" office:value="http://ww1.microchip.com/downloads/en/DeviceDoc/39775c.pdf">
            <text:p><text:a xlink:href="http://ww1.microchip.com/downloads/en/DeviceDoc/39775c.pdf">http://ww1.microchip.com/downloads/en/DeviceDoc/39775c.pdf</text:a></text:p>
          </table:table-cell>
        </table:table-row>
        <table:table-row table:number-rows-repeated="1" table:style-name="ro7"/>
        <table:table-row table:style-name="ro3">
          <table:table-cell/>
          <table:table-cell table:style-name="ce65" office:value-type="string">
            <text:p>80 Pin TQFP</text:p>
          </table:table-cell>
        </table:table-row>
        <table:table-row table:number-rows-repeated="1" table:style-name="ro7"/>
        <table:table-row table:style-name="ro3">
          <table:table-cell/>
          <table:table-cell table:style-name="ce65" office:value-type="string">
            <text:p>PORTB and PORTC are high current LED drivers</text:p>
          </table:table-cell>
        </table:table-row>
        <table:table-row table:style-name="ro3">
          <table:table-cell/>
          <table:table-cell table:style-name="ce65" office:value-type="string">
            <text:p>High-Current Sink/Source 25 mA/25mA (PORTB and PORTC)</text:p>
          </table:table-cell>
        </table:table-row>
        <table:table-row table:number-rows-repeated="12" table:style-name="ro7"/>
        <table:table-row table:style-name="ro3">
          <table:table-cell/>
          <table:table-cell table:style-name="ce91" office:value-type="string">
            <text:p>IrDA - Transmit</text:p>
          </table:table-cell>
        </table:table-row>
        <table:table-row table:style-name="ro3">
          <table:table-cell/>
          <table:table-cell table:style-name="ce91" office:value-type="string">
            <text:p>IrDA - Recieve</text:p>
          </table:table-cell>
        </table:table-row>
      </table:table>
      <table:table table:name="KiCad Netlist Import" table:style-name="ta6" table:print="false">
        <office:forms form:automatic-focus="false" form:apply-design-mode="false"/>
        <table:table-column table:style-name="co31" table:default-cell-style-name="ce15"/>
        <table:table-column table:style-name="co23" table:number-columns-repeated="19" table:default-cell-style-name="ce15"/>
        <table:table-column table:style-name="co30" table:default-cell-style-name="ce15" table:number-columns-repeated="236"/>
        <table:table-row table:style-name="ro3">
          <table:table-cell table:style-name="ce65" office:value-type="string">
            <text:p>U19--PIC18F85J94--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RX-A</text:p>
          </table:table-cell>
        </table:table-row>
        <table:table-row table:style-name="ro3">
          <table:table-cell table:style-name="ce65" office:value-type="string">
            <text:p>U19--PIC18F85J94--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">
            <text:p>2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RX-E</text:p>
          </table:table-cell>
        </table:table-row>
        <table:table-row table:style-name="ro3">
          <table:table-cell table:style-name="ce65" office:value-type="string">
            <text:p>U19--PIC18F85J94--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">
            <text:p>3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1-C</text:p>
          </table:table-cell>
        </table:table-row>
        <table:table-row table:style-name="ro3">
          <table:table-cell table:style-name="ce65" office:value-type="string">
            <text:p>U19--PIC18F85J94--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1-C</text:p>
          </table:table-cell>
        </table:table-row>
        <table:table-row table:style-name="ro3">
          <table:table-cell table:style-name="ce65" office:value-type="string">
            <text:p>U19--PIC18F85J94--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">
            <text:p>5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232-RDY</text:p>
          </table:table-cell>
        </table:table-row>
        <table:table-row table:style-name="ro3">
          <table:table-cell table:style-name="ce65" office:value-type="string">
            <text:p>U19--PIC18F85J94--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">
            <text:p>6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RS232TX</text:p>
          </table:table-cell>
        </table:table-row>
        <table:table-row table:style-name="ro3">
          <table:table-cell table:style-name="ce65" office:value-type="string">
            <text:p>U19--PIC18F85J94--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">
            <text:p>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RS232RX</text:p>
          </table:table-cell>
        </table:table-row>
        <table:table-row table:style-name="ro3">
          <table:table-cell table:style-name="ce65" office:value-type="string">
            <text:p>U19--PIC18F85J94--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8">
            <text:p>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232-FON</text:p>
          </table:table-cell>
        </table:table-row>
        <table:table-row table:style-name="ro3">
          <table:table-cell table:style-name="ce65" office:value-type="string">
            <text:p>U19--PIC18F85J94--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9">
            <text:p>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PIC-RESET</text:p>
          </table:table-cell>
        </table:table-row>
        <table:table-row table:style-name="ro3">
          <table:table-cell table:style-name="ce65" office:value-type="string">
            <text:p>U19--PIC18F85J94--1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0">
            <text:p>1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232-INV</text:p>
          </table:table-cell>
        </table:table-row>
        <table:table-row table:style-name="ro3">
          <table:table-cell table:style-name="ce65" office:value-type="string">
            <text:p>U19--PIC18F85J94--1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1">
            <text:p>11</text:p>
          </table:table-cell>
          <table:table-cell/>
          <table:table-cell table:style-name="ce65" office:value-type="string">
            <text:p>GND</text:p>
          </table:table-cell>
        </table:table-row>
        <table:table-row table:style-name="ro3">
          <table:table-cell table:style-name="ce65" office:value-type="string">
            <text:p>U19--PIC18F85J94--1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2">
            <text:p>12</text:p>
          </table:table-cell>
          <table:table-cell/>
          <table:table-cell table:style-name="ce65" office:value-type="string">
            <text:p>N-000632</text:p>
          </table:table-cell>
        </table:table-row>
        <table:table-row table:style-name="ro3">
          <table:table-cell table:style-name="ce65" office:value-type="string">
            <text:p>U19--PIC18F85J94--1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3">
            <text:p>13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SPI-CS-PIC</text:p>
          </table:table-cell>
        </table:table-row>
        <table:table-row table:style-name="ro3">
          <table:table-cell table:style-name="ce65" office:value-type="string">
            <text:p>U19--PIC18F85J94--1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4">
            <text:p>14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VSENSE_12V0</text:p>
          </table:table-cell>
        </table:table-row>
        <table:table-row table:style-name="ro3">
          <table:table-cell table:style-name="ce65" office:value-type="string">
            <text:p>U19--PIC18F85J94--1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5">
            <text:p>15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VSENSE_5V0</text:p>
          </table:table-cell>
        </table:table-row>
        <table:table-row table:style-name="ro3">
          <table:table-cell table:style-name="ce65" office:value-type="string">
            <text:p>U19--PIC18F85J94--1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6">
            <text:p>16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USB_DP</text:p>
          </table:table-cell>
        </table:table-row>
        <table:table-row table:style-name="ro3">
          <table:table-cell table:style-name="ce65" office:value-type="string">
            <text:p>U19--PIC18F85J94--1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7">
            <text:p>1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USB_DM</text:p>
          </table:table-cell>
        </table:table-row>
        <table:table-row table:style-name="ro3">
          <table:table-cell table:style-name="ce65" office:value-type="string">
            <text:p>U19--PIC18F85J94--1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8">
            <text:p>1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VSENSE_3V3</text:p>
          </table:table-cell>
        </table:table-row>
        <table:table-row table:style-name="ro3">
          <table:table-cell table:style-name="ce65" office:value-type="string">
            <text:p>U19--PIC18F85J94--1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19">
            <text:p>1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VSENSE_1V8</text:p>
          </table:table-cell>
        </table:table-row>
        <table:table-row table:style-name="ro3">
          <table:table-cell table:style-name="ce65" office:value-type="string">
            <text:p>U19--PIC18F85J94--2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0">
            <text:p>2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VSENSE_1V2</text:p>
          </table:table-cell>
        </table:table-row>
        <table:table-row table:style-name="ro3">
          <table:table-cell table:style-name="ce65" office:value-type="string">
            <text:p>U19--PIC18F85J94--2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1">
            <text:p>21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VSENSE_0V9</text:p>
          </table:table-cell>
        </table:table-row>
        <table:table-row table:style-name="ro3">
          <table:table-cell table:style-name="ce65" office:value-type="string">
            <text:p>U19--PIC18F85J94--2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2">
            <text:p>22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CURRENT_12V0</text:p>
          </table:table-cell>
        </table:table-row>
        <table:table-row table:style-name="ro3">
          <table:table-cell table:style-name="ce65" office:value-type="string">
            <text:p>U19--PIC18F85J94--2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3">
            <text:p>23</text:p>
          </table:table-cell>
          <table:table-cell/>
          <table:table-cell table:style-name="ce65" office:value-type="string">
            <text:p>VCC3V3</text:p>
          </table:table-cell>
        </table:table-row>
        <table:table-row table:style-name="ro3">
          <table:table-cell table:style-name="ce65" office:value-type="string">
            <text:p>U19--PIC18F85J94--2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4">
            <text:p>24</text:p>
          </table:table-cell>
          <table:table-cell/>
          <table:table-cell table:style-name="ce65" office:value-type="string">
            <text:p>VCC3V3</text:p>
          </table:table-cell>
        </table:table-row>
        <table:table-row table:style-name="ro3">
          <table:table-cell table:style-name="ce65" office:value-type="string">
            <text:p>U19--PIC18F85J94--2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5">
            <text:p>25</text:p>
          </table:table-cell>
          <table:table-cell/>
          <table:table-cell table:style-name="ce65" office:value-type="string">
            <text:p>VCC3V3</text:p>
          </table:table-cell>
        </table:table-row>
        <table:table-row table:style-name="ro3">
          <table:table-cell table:style-name="ce65" office:value-type="string">
            <text:p>U19--PIC18F85J94--2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6">
            <text:p>26</text:p>
          </table:table-cell>
          <table:table-cell/>
          <table:table-cell table:style-name="ce65" office:value-type="string">
            <text:p>GND</text:p>
          </table:table-cell>
        </table:table-row>
        <table:table-row table:style-name="ro3">
          <table:table-cell table:style-name="ce65" office:value-type="string">
            <text:p>U19--PIC18F85J94--2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7">
            <text:p>2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CURRENT_5V0</text:p>
          </table:table-cell>
        </table:table-row>
        <table:table-row table:style-name="ro3">
          <table:table-cell table:style-name="ce65" office:value-type="string">
            <text:p>U19--PIC18F85J94--2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8">
            <text:p>2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CURRENT_3V3</text:p>
          </table:table-cell>
        </table:table-row>
        <table:table-row table:style-name="ro3">
          <table:table-cell table:style-name="ce65" office:value-type="string">
            <text:p>U19--PIC18F85J94--2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29">
            <text:p>2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CURRENT_1V8</text:p>
          </table:table-cell>
        </table:table-row>
        <table:table-row table:style-name="ro3">
          <table:table-cell table:style-name="ce65" office:value-type="string">
            <text:p>U19--PIC18F85J94--3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0">
            <text:p>3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CURRENT_1V2</text:p>
          </table:table-cell>
        </table:table-row>
        <table:table-row table:style-name="ro3">
          <table:table-cell table:style-name="ce65" office:value-type="string">
            <text:p>U19--PIC18F85J94--3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1">
            <text:p>31</text:p>
          </table:table-cell>
          <table:table-cell/>
          <table:table-cell table:style-name="ce65" office:value-type="string">
            <text:p>GND</text:p>
          </table:table-cell>
        </table:table-row>
        <table:table-row table:style-name="ro3">
          <table:table-cell table:style-name="ce65" office:value-type="string">
            <text:p>U19--PIC18F85J94--3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2">
            <text:p>32</text:p>
          </table:table-cell>
          <table:table-cell/>
          <table:table-cell table:style-name="ce65" office:value-type="string">
            <text:p>VCC3V3</text:p>
          </table:table-cell>
        </table:table-row>
        <table:table-row table:style-name="ro3">
          <table:table-cell table:style-name="ce65" office:value-type="string">
            <text:p>U19--PIC18F85J94--3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3">
            <text:p>33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CURRENT_0V9</text:p>
          </table:table-cell>
        </table:table-row>
        <table:table-row table:style-name="ro3">
          <table:table-cell table:style-name="ce65" office:value-type="string">
            <text:p>U19--PIC18F85J94--3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4">
            <text:p>34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PGOOD</text:p>
          </table:table-cell>
        </table:table-row>
        <table:table-row table:style-name="ro3">
          <table:table-cell table:style-name="ce65" office:value-type="string">
            <text:p>U19--PIC18F85J94--3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5">
            <text:p>35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V-A</text:p>
          </table:table-cell>
        </table:table-row>
        <table:table-row table:style-name="ro3">
          <table:table-cell table:style-name="ce65" office:value-type="string">
            <text:p>U19--PIC18F85J94--3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6">
            <text:p>36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V-D</text:p>
          </table:table-cell>
        </table:table-row>
        <table:table-row table:style-name="ro3">
          <table:table-cell table:style-name="ce65" office:value-type="string">
            <text:p>U19--PIC18F85J94--3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7">
            <text:p>3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RS422TX</text:p>
          </table:table-cell>
        </table:table-row>
        <table:table-row table:style-name="ro3">
          <table:table-cell table:style-name="ce65" office:value-type="string">
            <text:p>U19--PIC18F85J94--3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8">
            <text:p>3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RS422RX</text:p>
          </table:table-cell>
        </table:table-row>
        <table:table-row table:style-name="ro3">
          <table:table-cell table:style-name="ce65" office:value-type="string">
            <text:p>U19--PIC18F85J94--3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39">
            <text:p>3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1-E</text:p>
          </table:table-cell>
        </table:table-row>
        <table:table-row table:style-name="ro3">
          <table:table-cell table:style-name="ce65" office:value-type="string">
            <text:p>U19--PIC18F85J94--4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0">
            <text:p>4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1-E</text:p>
          </table:table-cell>
        </table:table-row>
        <table:table-row table:style-name="ro3">
          <table:table-cell table:style-name="ce65" office:value-type="string">
            <text:p>U19--PIC18F85J94--4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1">
            <text:p>41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2-E</text:p>
          </table:table-cell>
        </table:table-row>
        <table:table-row table:style-name="ro3">
          <table:table-cell table:style-name="ce65" office:value-type="string">
            <text:p>U19--PIC18F85J94--4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2">
            <text:p>42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2-E</text:p>
          </table:table-cell>
        </table:table-row>
        <table:table-row table:style-name="ro3">
          <table:table-cell table:style-name="ce65" office:value-type="string">
            <text:p>U19--PIC18F85J94--4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3">
            <text:p>43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V-E</text:p>
          </table:table-cell>
        </table:table-row>
        <table:table-row table:style-name="ro3">
          <table:table-cell table:style-name="ce65" office:value-type="string">
            <text:p>U19--PIC18F85J94--4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4">
            <text:p>44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SPI-SCK</text:p>
          </table:table-cell>
        </table:table-row>
        <table:table-row table:style-name="ro3">
          <table:table-cell table:style-name="ce65" office:value-type="string">
            <text:p>U19--PIC18F85J94--4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5">
            <text:p>45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SPI-SDI</text:p>
          </table:table-cell>
        </table:table-row>
        <table:table-row table:style-name="ro3">
          <table:table-cell table:style-name="ce65" office:value-type="string">
            <text:p>U19--PIC18F85J94--4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6">
            <text:p>46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SPI-SDO</text:p>
          </table:table-cell>
        </table:table-row>
        <table:table-row table:style-name="ro3">
          <table:table-cell table:style-name="ce65" office:value-type="string">
            <text:p>U19--PIC18F85J94--4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7">
            <text:p>4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SPI-SDO</text:p>
          </table:table-cell>
        </table:table-row>
        <table:table-row table:style-name="ro3">
          <table:table-cell table:style-name="ce65" office:value-type="string">
            <text:p>U19--PIC18F85J94--4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8">
            <text:p>48</text:p>
          </table:table-cell>
          <table:table-cell/>
          <table:table-cell table:style-name="ce65" office:value-type="string">
            <text:p>VCC3V3</text:p>
          </table:table-cell>
        </table:table-row>
        <table:table-row table:style-name="ro3">
          <table:table-cell table:style-name="ce65" office:value-type="string">
            <text:p>U19--PIC18F85J94--4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49">
            <text:p>4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OSC1</text:p>
          </table:table-cell>
        </table:table-row>
        <table:table-row table:style-name="ro3">
          <table:table-cell table:style-name="ce65" office:value-type="string">
            <text:p>U19--PIC18F85J94--5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0">
            <text:p>5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OSC2</text:p>
          </table:table-cell>
        </table:table-row>
        <table:table-row table:style-name="ro3">
          <table:table-cell table:style-name="ce65" office:value-type="string">
            <text:p>U19--PIC18F85J94--5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1">
            <text:p>51</text:p>
          </table:table-cell>
          <table:table-cell/>
          <table:table-cell table:style-name="ce65" office:value-type="string">
            <text:p>GND</text:p>
          </table:table-cell>
        </table:table-row>
        <table:table-row table:style-name="ro3">
          <table:table-cell table:style-name="ce65" office:value-type="string">
            <text:p>U19--PIC18F85J94--5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2">
            <text:p>52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SPI-SCK</text:p>
          </table:table-cell>
        </table:table-row>
        <table:table-row table:style-name="ro3">
          <table:table-cell table:style-name="ce65" office:value-type="string">
            <text:p>U19--PIC18F85J94--5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3">
            <text:p>53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IR_SENSE</text:p>
          </table:table-cell>
        </table:table-row>
        <table:table-row table:style-name="ro3">
          <table:table-cell table:style-name="ce65" office:value-type="string">
            <text:p>U19--PIC18F85J94--5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4">
            <text:p>54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IR-LED</text:p>
          </table:table-cell>
        </table:table-row>
        <table:table-row table:style-name="ro3">
          <table:table-cell table:style-name="ce65" office:value-type="string">
            <text:p>U19--PIC18F85J94--5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5">
            <text:p>55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TX-E</text:p>
          </table:table-cell>
        </table:table-row>
        <table:table-row table:style-name="ro3">
          <table:table-cell table:style-name="ce65" office:value-type="string">
            <text:p>U19--PIC18F85J94--5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6">
            <text:p>56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TX-A</text:p>
          </table:table-cell>
        </table:table-row>
        <table:table-row table:style-name="ro3">
          <table:table-cell table:style-name="ce65" office:value-type="string">
            <text:p>U19--PIC18F85J94--5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7">
            <text:p>5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TX-M</text:p>
          </table:table-cell>
        </table:table-row>
        <table:table-row table:style-name="ro3">
          <table:table-cell table:style-name="ce65" office:value-type="string">
            <text:p>U19--PIC18F85J94--5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8">
            <text:p>5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TX-D</text:p>
          </table:table-cell>
        </table:table-row>
        <table:table-row table:style-name="ro3">
          <table:table-cell table:style-name="ce65" office:value-type="string">
            <text:p>U19--PIC18F85J94--5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59">
            <text:p>5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2-A</text:p>
          </table:table-cell>
        </table:table-row>
        <table:table-row table:style-name="ro3">
          <table:table-cell table:style-name="ce65" office:value-type="string">
            <text:p>U19--PIC18F85J94--6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0">
            <text:p>6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2-A</text:p>
          </table:table-cell>
        </table:table-row>
        <table:table-row table:style-name="ro3">
          <table:table-cell table:style-name="ce65" office:value-type="string">
            <text:p>U19--PIC18F85J94--6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1">
            <text:p>61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DONE</text:p>
          </table:table-cell>
        </table:table-row>
        <table:table-row table:style-name="ro3">
          <table:table-cell table:style-name="ce65" office:value-type="string">
            <text:p>U19--PIC18F85J94--6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2">
            <text:p>62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INIT_B</text:p>
          </table:table-cell>
        </table:table-row>
        <table:table-row table:style-name="ro3">
          <table:table-cell table:style-name="ce65" office:value-type="string">
            <text:p>U19--PIC18F85J94--6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3">
            <text:p>63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TMS</text:p>
          </table:table-cell>
        </table:table-row>
        <table:table-row table:style-name="ro3">
          <table:table-cell table:style-name="ce65" office:value-type="string">
            <text:p>U19--PIC18F85J94--6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4">
            <text:p>64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TCK</text:p>
          </table:table-cell>
        </table:table-row>
        <table:table-row table:style-name="ro3">
          <table:table-cell table:style-name="ce65" office:value-type="string">
            <text:p>U19--PIC18F85J94--6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5">
            <text:p>65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TDO-USB</text:p>
          </table:table-cell>
        </table:table-row>
        <table:table-row table:style-name="ro3">
          <table:table-cell table:style-name="ce65" office:value-type="string">
            <text:p>U19--PIC18F85J94--6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6">
            <text:p>66</text:p>
          </table:table-cell>
          <table:table-cell table:style-name="ce65" office:value-type="string">
            <text:p>expansion_connectors</text:p>
          </table:table-cell>
          <table:table-cell table:style-name="ce65" office:value-type="string">
            <text:p>TDO-FPGA</text:p>
          </table:table-cell>
        </table:table-row>
        <table:table-row table:style-name="ro3">
          <table:table-cell table:style-name="ce65" office:value-type="string">
            <text:p>U19--PIC18F85J94--6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7">
            <text:p>67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CYPRESS-RESET</text:p>
          </table:table-cell>
        </table:table-row>
        <table:table-row table:style-name="ro3">
          <table:table-cell table:style-name="ce65" office:value-type="string">
            <text:p>U19--PIC18F85J94--6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8">
            <text:p>6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1-A</text:p>
          </table:table-cell>
        </table:table-row>
        <table:table-row table:style-name="ro3">
          <table:table-cell table:style-name="ce65" office:value-type="string">
            <text:p>U19--PIC18F85J94--6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69">
            <text:p>6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1-A</text:p>
          </table:table-cell>
        </table:table-row>
        <table:table-row table:style-name="ro3">
          <table:table-cell table:style-name="ce65" office:value-type="string">
            <text:p>U19--PIC18F85J94--7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0">
            <text:p>70</text:p>
          </table:table-cell>
          <table:table-cell/>
          <table:table-cell table:style-name="ce65" office:value-type="string">
            <text:p>GND</text:p>
          </table:table-cell>
        </table:table-row>
        <table:table-row table:style-name="ro3">
          <table:table-cell table:style-name="ce65" office:value-type="string">
            <text:p>U19--PIC18F85J94--71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1">
            <text:p>71</text:p>
          </table:table-cell>
          <table:table-cell/>
          <table:table-cell table:style-name="ce65" office:value-type="string">
            <text:p>VCC3V3</text:p>
          </table:table-cell>
        </table:table-row>
        <table:table-row table:style-name="ro3">
          <table:table-cell table:style-name="ce65" office:value-type="string">
            <text:p>U19--PIC18F85J94--72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2">
            <text:p>72</text:p>
          </table:table-cell>
          <table:table-cell table:style-name="ce65" office:value-type="string">
            <text:p>CY7C68013A</text:p>
          </table:table-cell>
          <table:table-cell table:style-name="ce65" office:value-type="string">
            <text:p>PROG_B</text:p>
          </table:table-cell>
        </table:table-row>
        <table:table-row table:style-name="ro3">
          <table:table-cell table:style-name="ce65" office:value-type="string">
            <text:p>U19--PIC18F85J94--73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3">
            <text:p>73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2-D</text:p>
          </table:table-cell>
        </table:table-row>
        <table:table-row table:style-name="ro3">
          <table:table-cell table:style-name="ce65" office:value-type="string">
            <text:p>U19--PIC18F85J94--74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4">
            <text:p>74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2-D</text:p>
          </table:table-cell>
        </table:table-row>
        <table:table-row table:style-name="ro3">
          <table:table-cell table:style-name="ce65" office:value-type="string">
            <text:p>U19--PIC18F85J94--75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5">
            <text:p>75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1-D</text:p>
          </table:table-cell>
        </table:table-row>
        <table:table-row table:style-name="ro3">
          <table:table-cell table:style-name="ce65" office:value-type="string">
            <text:p>U19--PIC18F85J94--76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6">
            <text:p>76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1-D</text:p>
          </table:table-cell>
        </table:table-row>
        <table:table-row table:style-name="ro3">
          <table:table-cell table:style-name="ce65" office:value-type="string">
            <text:p>U19--PIC18F85J94--77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7">
            <text:p>77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TX2-C</text:p>
          </table:table-cell>
        </table:table-row>
        <table:table-row table:style-name="ro3">
          <table:table-cell table:style-name="ce65" office:value-type="string">
            <text:p>U19--PIC18F85J94--78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8">
            <text:p>78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RX2-C</text:p>
          </table:table-cell>
        </table:table-row>
        <table:table-row table:style-name="ro3">
          <table:table-cell table:style-name="ce65" office:value-type="string">
            <text:p>U19--PIC18F85J94--79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79">
            <text:p>79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RX-D</text:p>
          </table:table-cell>
        </table:table-row>
        <table:table-row table:style-name="ro3">
          <table:table-cell table:style-name="ce65" office:value-type="string">
            <text:p>U19--PIC18F85J94--80</text:p>
          </table:table-cell>
          <table:table-cell table:style-name="ce65" office:value-type="string">
            <text:p>U19</text:p>
          </table:table-cell>
          <table:table-cell table:style-name="ce65" office:value-type="string">
            <text:p>PIC18F85J94</text:p>
          </table:table-cell>
          <table:table-cell table:style-name="ce65" office:value-type="float" office:value="80">
            <text:p>80</text:p>
          </table:table-cell>
          <table:table-cell table:style-name="ce65" office:value-type="string">
            <text:p>pmic</text:p>
          </table:table-cell>
          <table:table-cell table:style-name="ce65" office:value-type="string">
            <text:p>L-GRX-M</text:p>
          </table:table-cell>
        </table:table-row>
      </table:table>
      <table:named-expressions>
        <table:named-expression table:name="REGEXEXTRACT" table:base-cell-address="$PIC Pins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IC Pins" style:display-name="PageStyle_PIC Pin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IC PSS-Lite" style:display-name="PageStyle_PIC PSS-Lit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ED Config" style:display-name="PageStyle_LED Confi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upply Monitor" style:display-name="PageStyle_Supply Monito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KiCad Netlist Import" style:display-name="PageStyle_KiCad Netlist Import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